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Thumbnails/thumbnail.png" manifest:media-type="image/png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manifest.rdf" manifest:media-type="application/rdf+xml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" manifest:media-type=""/>
  <manifest:file-entry manifest:full-path="ObjectReplacements/Object 9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9" manifest:media-type=""/>
  <manifest:file-entry manifest:full-path="ObjectReplacements/Object 4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0" manifest:media-type=""/>
  <manifest:file-entry manifest:full-path="ObjectReplacements/Object 3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60/Object 25/content.xml" manifest:media-type="text/xml"/>
  <manifest:file-entry manifest:full-path="Object 60/Object 25/Configurations2/accelerator/current.xml" manifest:media-type=""/>
  <manifest:file-entry manifest:full-path="Object 60/Object 25/Configurations2/" manifest:media-type="application/vnd.sun.xml.ui.configuration"/>
  <manifest:file-entry manifest:full-path="Object 60/Object 25/settings.xml" manifest:media-type="text/xml"/>
  <manifest:file-entry manifest:full-path="Object 60/Object 25/" manifest:version="1.2" manifest:media-type="application/vnd.oasis.opendocument.formula"/>
  <manifest:file-entry manifest:full-path="Object 60/manifest.rdf" manifest:media-type="application/rdf+xml"/>
  <manifest:file-entry manifest:full-path="Object 60/ObjectReplacements/Object 7" manifest:media-type="application/x-openoffice-gdimetafile;windows_formatname=&quot;GDIMetaFile&quot;"/>
  <manifest:file-entry manifest:full-path="Object 60/ObjectReplacements/Object 27" manifest:media-type="application/x-openoffice-gdimetafile;windows_formatname=&quot;GDIMetaFile&quot;"/>
  <manifest:file-entry manifest:full-path="Object 60/ObjectReplacements/Object 11" manifest:media-type="application/x-openoffice-gdimetafile;windows_formatname=&quot;GDIMetaFile&quot;"/>
  <manifest:file-entry manifest:full-path="Object 60/ObjectReplacements/Object 10" manifest:media-type="application/x-openoffice-gdimetafile;windows_formatname=&quot;GDIMetaFile&quot;"/>
  <manifest:file-entry manifest:full-path="Object 60/ObjectReplacements/Object 21" manifest:media-type="application/x-openoffice-gdimetafile;windows_formatname=&quot;GDIMetaFile&quot;"/>
  <manifest:file-entry manifest:full-path="Object 60/ObjectReplacements/Object 19" manifest:media-type="application/x-openoffice-gdimetafile;windows_formatname=&quot;GDIMetaFile&quot;"/>
  <manifest:file-entry manifest:full-path="Object 60/ObjectReplacements/Object 1" manifest:media-type="application/x-openoffice-gdimetafile;windows_formatname=&quot;GDIMetaFile&quot;"/>
  <manifest:file-entry manifest:full-path="Object 60/ObjectReplacements/Object 25" manifest:media-type="application/x-openoffice-gdimetafile;windows_formatname=&quot;GDIMetaFile&quot;"/>
  <manifest:file-entry manifest:full-path="Object 60/ObjectReplacements/Object 5" manifest:media-type="application/x-openoffice-gdimetafile;windows_formatname=&quot;GDIMetaFile&quot;"/>
  <manifest:file-entry manifest:full-path="Object 60/ObjectReplacements/Object 9" manifest:media-type="application/x-openoffice-gdimetafile;windows_formatname=&quot;GDIMetaFile&quot;"/>
  <manifest:file-entry manifest:full-path="Object 60/ObjectReplacements/Object 20" manifest:media-type="application/x-openoffice-gdimetafile;windows_formatname=&quot;GDIMetaFile&quot;"/>
  <manifest:file-entry manifest:full-path="Object 60/ObjectReplacements/Object 18" manifest:media-type="application/x-openoffice-gdimetafile;windows_formatname=&quot;GDIMetaFile&quot;"/>
  <manifest:file-entry manifest:full-path="Object 60/ObjectReplacements/Object 12" manifest:media-type="application/x-openoffice-gdimetafile;windows_formatname=&quot;GDIMetaFile&quot;"/>
  <manifest:file-entry manifest:full-path="Object 60/ObjectReplacements/Object 23" manifest:media-type="application/x-openoffice-gdimetafile;windows_formatname=&quot;GDIMetaFile&quot;"/>
  <manifest:file-entry manifest:full-path="Object 60/ObjectReplacements/Object 3" manifest:media-type="application/x-openoffice-gdimetafile;windows_formatname=&quot;GDIMetaFile&quot;"/>
  <manifest:file-entry manifest:full-path="Object 60/ObjectReplacements/Object 6" manifest:media-type="application/x-openoffice-gdimetafile;windows_formatname=&quot;GDIMetaFile&quot;"/>
  <manifest:file-entry manifest:full-path="Object 60/ObjectReplacements/Object 26" manifest:media-type="application/x-openoffice-gdimetafile;windows_formatname=&quot;GDIMetaFile&quot;"/>
  <manifest:file-entry manifest:full-path="Object 60/ObjectReplacements/Object 22" manifest:media-type="application/x-openoffice-gdimetafile;windows_formatname=&quot;GDIMetaFile&quot;"/>
  <manifest:file-entry manifest:full-path="Object 60/ObjectReplacements/Object 2" manifest:media-type="application/x-openoffice-gdimetafile;windows_formatname=&quot;GDIMetaFile&quot;"/>
  <manifest:file-entry manifest:full-path="Object 60/ObjectReplacements/Object 13" manifest:media-type="application/x-openoffice-gdimetafile;windows_formatname=&quot;GDIMetaFile&quot;"/>
  <manifest:file-entry manifest:full-path="Object 60/ObjectReplacements/Object 24" manifest:media-type="application/x-openoffice-gdimetafile;windows_formatname=&quot;GDIMetaFile&quot;"/>
  <manifest:file-entry manifest:full-path="Object 60/ObjectReplacements/Object 4" manifest:media-type="application/x-openoffice-gdimetafile;windows_formatname=&quot;GDIMetaFile&quot;"/>
  <manifest:file-entry manifest:full-path="Object 60/ObjectReplacements/Object 15" manifest:media-type="application/x-openoffice-gdimetafile;windows_formatname=&quot;GDIMetaFile&quot;"/>
  <manifest:file-entry manifest:full-path="Object 60/ObjectReplacements/Object 16" manifest:media-type="application/x-openoffice-gdimetafile;windows_formatname=&quot;GDIMetaFile&quot;"/>
  <manifest:file-entry manifest:full-path="Object 60/ObjectReplacements/Object 17" manifest:media-type="application/x-openoffice-gdimetafile;windows_formatname=&quot;GDIMetaFile&quot;"/>
  <manifest:file-entry manifest:full-path="Object 60/ObjectReplacements/Object 8" manifest:media-type="application/x-openoffice-gdimetafile;windows_formatname=&quot;GDIMetaFile&quot;"/>
  <manifest:file-entry manifest:full-path="Object 60/ObjectReplacements/Object 14" manifest:media-type="application/x-openoffice-gdimetafile;windows_formatname=&quot;GDIMetaFile&quot;"/>
  <manifest:file-entry manifest:full-path="Object 60/Object 4/content.xml" manifest:media-type="text/xml"/>
  <manifest:file-entry manifest:full-path="Object 60/Object 4/settings.xml" manifest:media-type="text/xml"/>
  <manifest:file-entry manifest:full-path="Object 60/Object 4/Configurations2/accelerator/current.xml" manifest:media-type=""/>
  <manifest:file-entry manifest:full-path="Object 60/Object 4/Configurations2/" manifest:media-type="application/vnd.sun.xml.ui.configuration"/>
  <manifest:file-entry manifest:full-path="Object 60/Object 4/" manifest:version="1.2" manifest:media-type="application/vnd.oasis.opendocument.formula"/>
  <manifest:file-entry manifest:full-path="Object 60/Object 12/settings.xml" manifest:media-type="text/xml"/>
  <manifest:file-entry manifest:full-path="Object 60/Object 12/Configurations2/accelerator/current.xml" manifest:media-type=""/>
  <manifest:file-entry manifest:full-path="Object 60/Object 12/Configurations2/" manifest:media-type="application/vnd.sun.xml.ui.configuration"/>
  <manifest:file-entry manifest:full-path="Object 60/Object 12/content.xml" manifest:media-type="text/xml"/>
  <manifest:file-entry manifest:full-path="Object 60/Object 12/" manifest:version="1.2" manifest:media-type="application/vnd.oasis.opendocument.formula"/>
  <manifest:file-entry manifest:full-path="Object 60/Object 24/settings.xml" manifest:media-type="text/xml"/>
  <manifest:file-entry manifest:full-path="Object 60/Object 24/Configurations2/accelerator/current.xml" manifest:media-type=""/>
  <manifest:file-entry manifest:full-path="Object 60/Object 24/Configurations2/" manifest:media-type="application/vnd.sun.xml.ui.configuration"/>
  <manifest:file-entry manifest:full-path="Object 60/Object 24/content.xml" manifest:media-type="text/xml"/>
  <manifest:file-entry manifest:full-path="Object 60/Object 24/" manifest:version="1.2" manifest:media-type="application/vnd.oasis.opendocument.formula"/>
  <manifest:file-entry manifest:full-path="Object 60/Object 2/settings.xml" manifest:media-type="text/xml"/>
  <manifest:file-entry manifest:full-path="Object 60/Object 2/Configurations2/accelerator/current.xml" manifest:media-type=""/>
  <manifest:file-entry manifest:full-path="Object 60/Object 2/Configurations2/" manifest:media-type="application/vnd.sun.xml.ui.configuration"/>
  <manifest:file-entry manifest:full-path="Object 60/Object 2/content.xml" manifest:media-type="text/xml"/>
  <manifest:file-entry manifest:full-path="Object 60/Object 2/" manifest:version="1.2" manifest:media-type="application/vnd.oasis.opendocument.formula"/>
  <manifest:file-entry manifest:full-path="Object 60/Object 10/Configurations2/accelerator/current.xml" manifest:media-type=""/>
  <manifest:file-entry manifest:full-path="Object 60/Object 10/Configurations2/" manifest:media-type="application/vnd.sun.xml.ui.configuration"/>
  <manifest:file-entry manifest:full-path="Object 60/Object 10/settings.xml" manifest:media-type="text/xml"/>
  <manifest:file-entry manifest:full-path="Object 60/Object 10/content.xml" manifest:media-type="text/xml"/>
  <manifest:file-entry manifest:full-path="Object 60/Object 10/" manifest:version="1.2" manifest:media-type="application/vnd.oasis.opendocument.formula"/>
  <manifest:file-entry manifest:full-path="Object 60/Object 27/content.xml" manifest:media-type="text/xml"/>
  <manifest:file-entry manifest:full-path="Object 60/Object 27/Configurations2/accelerator/current.xml" manifest:media-type=""/>
  <manifest:file-entry manifest:full-path="Object 60/Object 27/Configurations2/" manifest:media-type="application/vnd.sun.xml.ui.configuration"/>
  <manifest:file-entry manifest:full-path="Object 60/Object 27/settings.xml" manifest:media-type="text/xml"/>
  <manifest:file-entry manifest:full-path="Object 60/Object 27/" manifest:version="1.2" manifest:media-type="application/vnd.oasis.opendocument.formula"/>
  <manifest:file-entry manifest:full-path="Object 60/Object 15/settings.xml" manifest:media-type="text/xml"/>
  <manifest:file-entry manifest:full-path="Object 60/Object 15/content.xml" manifest:media-type="text/xml"/>
  <manifest:file-entry manifest:full-path="Object 60/Object 15/Configurations2/accelerator/current.xml" manifest:media-type=""/>
  <manifest:file-entry manifest:full-path="Object 60/Object 15/Configurations2/" manifest:media-type="application/vnd.sun.xml.ui.configuration"/>
  <manifest:file-entry manifest:full-path="Object 60/Object 15/" manifest:version="1.2" manifest:media-type="application/vnd.oasis.opendocument.formula"/>
  <manifest:file-entry manifest:full-path="Object 60/Object 7/content.xml" manifest:media-type="text/xml"/>
  <manifest:file-entry manifest:full-path="Object 60/Object 7/Configurations2/accelerator/current.xml" manifest:media-type=""/>
  <manifest:file-entry manifest:full-path="Object 60/Object 7/Configurations2/" manifest:media-type="application/vnd.sun.xml.ui.configuration"/>
  <manifest:file-entry manifest:full-path="Object 60/Object 7/settings.xml" manifest:media-type="text/xml"/>
  <manifest:file-entry manifest:full-path="Object 60/Object 7/" manifest:version="1.2" manifest:media-type="application/vnd.oasis.opendocument.formula"/>
  <manifest:file-entry manifest:full-path="Object 60/Object 19/settings.xml" manifest:media-type="text/xml"/>
  <manifest:file-entry manifest:full-path="Object 60/Object 19/content.xml" manifest:media-type="text/xml"/>
  <manifest:file-entry manifest:full-path="Object 60/Object 19/Configurations2/accelerator/current.xml" manifest:media-type=""/>
  <manifest:file-entry manifest:full-path="Object 60/Object 19/Configurations2/" manifest:media-type="application/vnd.sun.xml.ui.configuration"/>
  <manifest:file-entry manifest:full-path="Object 60/Object 19/" manifest:version="1.2" manifest:media-type="application/vnd.oasis.opendocument.formula"/>
  <manifest:file-entry manifest:full-path="Object 60/Object 21/Configurations2/accelerator/current.xml" manifest:media-type=""/>
  <manifest:file-entry manifest:full-path="Object 60/Object 21/Configurations2/" manifest:media-type="application/vnd.sun.xml.ui.configuration"/>
  <manifest:file-entry manifest:full-path="Object 60/Object 21/settings.xml" manifest:media-type="text/xml"/>
  <manifest:file-entry manifest:full-path="Object 60/Object 21/content.xml" manifest:media-type="text/xml"/>
  <manifest:file-entry manifest:full-path="Object 60/Object 21/" manifest:version="1.2" manifest:media-type="application/vnd.oasis.opendocument.formula"/>
  <manifest:file-entry manifest:full-path="Object 60/Object 1/settings.xml" manifest:media-type="text/xml"/>
  <manifest:file-entry manifest:full-path="Object 60/Object 1/content.xml" manifest:media-type="text/xml"/>
  <manifest:file-entry manifest:full-path="Object 60/Object 1/Configurations2/accelerator/current.xml" manifest:media-type=""/>
  <manifest:file-entry manifest:full-path="Object 60/Object 1/Configurations2/" manifest:media-type="application/vnd.sun.xml.ui.configuration"/>
  <manifest:file-entry manifest:full-path="Object 60/Object 1/" manifest:version="1.2" manifest:media-type="application/vnd.oasis.opendocument.formula"/>
  <manifest:file-entry manifest:full-path="Object 60/settings.xml" manifest:media-type="text/xml"/>
  <manifest:file-entry manifest:full-path="Object 60/Object 9/Configurations2/accelerator/current.xml" manifest:media-type=""/>
  <manifest:file-entry manifest:full-path="Object 60/Object 9/Configurations2/" manifest:media-type="application/vnd.sun.xml.ui.configuration"/>
  <manifest:file-entry manifest:full-path="Object 60/Object 9/settings.xml" manifest:media-type="text/xml"/>
  <manifest:file-entry manifest:full-path="Object 60/Object 9/content.xml" manifest:media-type="text/xml"/>
  <manifest:file-entry manifest:full-path="Object 60/Object 9/" manifest:version="1.2" manifest:media-type="application/vnd.oasis.opendocument.formula"/>
  <manifest:file-entry manifest:full-path="Object 60/Object 17/Configurations2/accelerator/current.xml" manifest:media-type=""/>
  <manifest:file-entry manifest:full-path="Object 60/Object 17/Configurations2/" manifest:media-type="application/vnd.sun.xml.ui.configuration"/>
  <manifest:file-entry manifest:full-path="Object 60/Object 17/settings.xml" manifest:media-type="text/xml"/>
  <manifest:file-entry manifest:full-path="Object 60/Object 17/content.xml" manifest:media-type="text/xml"/>
  <manifest:file-entry manifest:full-path="Object 60/Object 17/" manifest:version="1.2" manifest:media-type="application/vnd.oasis.opendocument.formula"/>
  <manifest:file-entry manifest:full-path="Object 60/Object 20/Configurations2/accelerator/current.xml" manifest:media-type=""/>
  <manifest:file-entry manifest:full-path="Object 60/Object 20/Configurations2/" manifest:media-type="application/vnd.sun.xml.ui.configuration"/>
  <manifest:file-entry manifest:full-path="Object 60/Object 20/settings.xml" manifest:media-type="text/xml"/>
  <manifest:file-entry manifest:full-path="Object 60/Object 20/content.xml" manifest:media-type="text/xml"/>
  <manifest:file-entry manifest:full-path="Object 60/Object 20/" manifest:version="1.2" manifest:media-type="application/vnd.oasis.opendocument.formula"/>
  <manifest:file-entry manifest:full-path="Object 60/Object 18/content.xml" manifest:media-type="text/xml"/>
  <manifest:file-entry manifest:full-path="Object 60/Object 18/settings.xml" manifest:media-type="text/xml"/>
  <manifest:file-entry manifest:full-path="Object 60/Object 18/Configurations2/accelerator/current.xml" manifest:media-type=""/>
  <manifest:file-entry manifest:full-path="Object 60/Object 18/Configurations2/" manifest:media-type="application/vnd.sun.xml.ui.configuration"/>
  <manifest:file-entry manifest:full-path="Object 60/Object 18/" manifest:version="1.2" manifest:media-type="application/vnd.oasis.opendocument.formula"/>
  <manifest:file-entry manifest:full-path="Object 60/content.xml" manifest:media-type="text/xml"/>
  <manifest:file-entry manifest:full-path="Object 60/Object 23/settings.xml" manifest:media-type="text/xml"/>
  <manifest:file-entry manifest:full-path="Object 60/Object 23/Configurations2/accelerator/current.xml" manifest:media-type=""/>
  <manifest:file-entry manifest:full-path="Object 60/Object 23/Configurations2/" manifest:media-type="application/vnd.sun.xml.ui.configuration"/>
  <manifest:file-entry manifest:full-path="Object 60/Object 23/content.xml" manifest:media-type="text/xml"/>
  <manifest:file-entry manifest:full-path="Object 60/Object 23/" manifest:version="1.2" manifest:media-type="application/vnd.oasis.opendocument.formula"/>
  <manifest:file-entry manifest:full-path="Object 60/Object 11/content.xml" manifest:media-type="text/xml"/>
  <manifest:file-entry manifest:full-path="Object 60/Object 11/Configurations2/accelerator/current.xml" manifest:media-type=""/>
  <manifest:file-entry manifest:full-path="Object 60/Object 11/Configurations2/" manifest:media-type="application/vnd.sun.xml.ui.configuration"/>
  <manifest:file-entry manifest:full-path="Object 60/Object 11/settings.xml" manifest:media-type="text/xml"/>
  <manifest:file-entry manifest:full-path="Object 60/Object 11/" manifest:version="1.2" manifest:media-type="application/vnd.oasis.opendocument.formula"/>
  <manifest:file-entry manifest:full-path="Object 60/Object 3/settings.xml" manifest:media-type="text/xml"/>
  <manifest:file-entry manifest:full-path="Object 60/Object 3/Configurations2/accelerator/current.xml" manifest:media-type=""/>
  <manifest:file-entry manifest:full-path="Object 60/Object 3/Configurations2/" manifest:media-type="application/vnd.sun.xml.ui.configuration"/>
  <manifest:file-entry manifest:full-path="Object 60/Object 3/content.xml" manifest:media-type="text/xml"/>
  <manifest:file-entry manifest:full-path="Object 60/Object 3/" manifest:version="1.2" manifest:media-type="application/vnd.oasis.opendocument.formula"/>
  <manifest:file-entry manifest:full-path="Object 60/Object 8/settings.xml" manifest:media-type="text/xml"/>
  <manifest:file-entry manifest:full-path="Object 60/Object 8/Configurations2/accelerator/current.xml" manifest:media-type=""/>
  <manifest:file-entry manifest:full-path="Object 60/Object 8/Configurations2/" manifest:media-type="application/vnd.sun.xml.ui.configuration"/>
  <manifest:file-entry manifest:full-path="Object 60/Object 8/content.xml" manifest:media-type="text/xml"/>
  <manifest:file-entry manifest:full-path="Object 60/Object 8/" manifest:version="1.2" manifest:media-type="application/vnd.oasis.opendocument.formula"/>
  <manifest:file-entry manifest:full-path="Object 60/Object 16/settings.xml" manifest:media-type="text/xml"/>
  <manifest:file-entry manifest:full-path="Object 60/Object 16/content.xml" manifest:media-type="text/xml"/>
  <manifest:file-entry manifest:full-path="Object 60/Object 16/Configurations2/accelerator/current.xml" manifest:media-type=""/>
  <manifest:file-entry manifest:full-path="Object 60/Object 16/Configurations2/" manifest:media-type="application/vnd.sun.xml.ui.configuration"/>
  <manifest:file-entry manifest:full-path="Object 60/Object 16/" manifest:version="1.2" manifest:media-type="application/vnd.oasis.opendocument.formula"/>
  <manifest:file-entry manifest:full-path="Object 60/Object 14/content.xml" manifest:media-type="text/xml"/>
  <manifest:file-entry manifest:full-path="Object 60/Object 14/Configurations2/accelerator/current.xml" manifest:media-type=""/>
  <manifest:file-entry manifest:full-path="Object 60/Object 14/Configurations2/" manifest:media-type="application/vnd.sun.xml.ui.configuration"/>
  <manifest:file-entry manifest:full-path="Object 60/Object 14/settings.xml" manifest:media-type="text/xml"/>
  <manifest:file-entry manifest:full-path="Object 60/Object 14/" manifest:version="1.2" manifest:media-type="application/vnd.oasis.opendocument.formula"/>
  <manifest:file-entry manifest:full-path="Object 60/Object 6/content.xml" manifest:media-type="text/xml"/>
  <manifest:file-entry manifest:full-path="Object 60/Object 6/Configurations2/accelerator/current.xml" manifest:media-type=""/>
  <manifest:file-entry manifest:full-path="Object 60/Object 6/Configurations2/" manifest:media-type="application/vnd.sun.xml.ui.configuration"/>
  <manifest:file-entry manifest:full-path="Object 60/Object 6/settings.xml" manifest:media-type="text/xml"/>
  <manifest:file-entry manifest:full-path="Object 60/Object 6/" manifest:version="1.2" manifest:media-type="application/vnd.oasis.opendocument.formula"/>
  <manifest:file-entry manifest:full-path="Object 60/Object 26/Configurations2/accelerator/current.xml" manifest:media-type=""/>
  <manifest:file-entry manifest:full-path="Object 60/Object 26/Configurations2/" manifest:media-type="application/vnd.sun.xml.ui.configuration"/>
  <manifest:file-entry manifest:full-path="Object 60/Object 26/settings.xml" manifest:media-type="text/xml"/>
  <manifest:file-entry manifest:full-path="Object 60/Object 26/content.xml" manifest:media-type="text/xml"/>
  <manifest:file-entry manifest:full-path="Object 60/Object 26/" manifest:version="1.2" manifest:media-type="application/vnd.oasis.opendocument.formula"/>
  <manifest:file-entry manifest:full-path="Object 60/Object 13/settings.xml" manifest:media-type="text/xml"/>
  <manifest:file-entry manifest:full-path="Object 60/Object 13/Configurations2/accelerator/current.xml" manifest:media-type=""/>
  <manifest:file-entry manifest:full-path="Object 60/Object 13/Configurations2/" manifest:media-type="application/vnd.sun.xml.ui.configuration"/>
  <manifest:file-entry manifest:full-path="Object 60/Object 13/content.xml" manifest:media-type="text/xml"/>
  <manifest:file-entry manifest:full-path="Object 60/Object 13/" manifest:version="1.2" manifest:media-type="application/vnd.oasis.opendocument.formula"/>
  <manifest:file-entry manifest:full-path="Object 60/Object 5/settings.xml" manifest:media-type="text/xml"/>
  <manifest:file-entry manifest:full-path="Object 60/Object 5/content.xml" manifest:media-type="text/xml"/>
  <manifest:file-entry manifest:full-path="Object 60/Object 5/Configurations2/accelerator/current.xml" manifest:media-type=""/>
  <manifest:file-entry manifest:full-path="Object 60/Object 5/Configurations2/" manifest:media-type="application/vnd.sun.xml.ui.configuration"/>
  <manifest:file-entry manifest:full-path="Object 60/Object 5/" manifest:version="1.2" manifest:media-type="application/vnd.oasis.opendocument.formula"/>
  <manifest:file-entry manifest:full-path="Object 60/Object 22/content.xml" manifest:media-type="text/xml"/>
  <manifest:file-entry manifest:full-path="Object 60/Object 22/Configurations2/accelerator/current.xml" manifest:media-type=""/>
  <manifest:file-entry manifest:full-path="Object 60/Object 22/Configurations2/" manifest:media-type="application/vnd.sun.xml.ui.configuration"/>
  <manifest:file-entry manifest:full-path="Object 60/Object 22/settings.xml" manifest:media-type="text/xml"/>
  <manifest:file-entry manifest:full-path="Object 60/Object 22/" manifest:version="1.2" manifest:media-type="application/vnd.oasis.opendocument.formula"/>
  <manifest:file-entry manifest:full-path="Object 60/styles.xml" manifest:media-type="text/xml"/>
  <manifest:file-entry manifest:full-path="Object 60/" manifest:version="1.2" manifest:media-type="application/vnd.oasis.opendocument.spreadsheet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.293cm" fo:margin-left="0cm" table:align="left"/>
    </style:style>
    <style:style style:name="Tabelle1.A" style:family="table-column">
      <style:table-column-properties style:column-width="17.293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5.792cm" table:align="left"/>
    </style:style>
    <style:style style:name="Tabelle2.A" style:family="table-column">
      <style:table-column-properties style:column-width="2.154cm"/>
    </style:style>
    <style:style style:name="Tabelle2.B" style:family="table-column">
      <style:table-column-properties style:column-width="1.64cm"/>
    </style:style>
    <style:style style:name="Tabelle2.C" style:family="table-column">
      <style:table-column-properties style:column-width="7.004cm"/>
    </style:style>
    <style:style style:name="Tabelle2.D" style:family="table-column">
      <style:table-column-properties style:column-width="1.603cm"/>
    </style:style>
    <style:style style:name="Tabelle2.E" style:family="table-column">
      <style:table-column-properties style:column-width="3.3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officeooo:rsid="00131a61" officeooo:paragraph-rsid="00136919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36919" officeooo:paragraph-rsid="0013691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36919" officeooo:paragraph-rsid="0044656e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a7e35" officeooo:paragraph-rsid="002a7e3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faf0f" officeooo:paragraph-rsid="001faf0f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1f03e" officeooo:paragraph-rsid="0021f03e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officeooo:rsid="0021f03e" officeooo:paragraph-rsid="0030873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rsid="0021f03e" officeooo:paragraph-rsid="003d2af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1f03e" officeooo:paragraph-rsid="003d2af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2a8823" officeooo:paragraph-rsid="002a8823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1023e" officeooo:paragraph-rsid="0021023e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1023e" officeooo:paragraph-rsid="00219731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19731" officeooo:paragraph-rsid="00219731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19731" officeooo:paragraph-rsid="0044dc7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bb888" officeooo:paragraph-rsid="002bb888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bb888" officeooo:paragraph-rsid="00308739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58e34" officeooo:paragraph-rsid="001675ad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58e34" officeooo:paragraph-rsid="002ca199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58e34" officeooo:paragraph-rsid="0044dc7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39ff7" officeooo:paragraph-rsid="002bb888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39ff7" officeooo:paragraph-rsid="00239ff7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39ff7" officeooo:paragraph-rsid="00317fe4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47ab9" officeooo:paragraph-rsid="00247ab9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4cd4e" officeooo:paragraph-rsid="0024cd4e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308739" officeooo:paragraph-rsid="00308739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308739" officeooo:paragraph-rsid="0044b5a7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308739" officeooo:paragraph-rsid="0044dc77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39a8e4" officeooo:paragraph-rsid="0039a8e4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3aea06" officeooo:paragraph-rsid="003c2fae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3aea06" officeooo:paragraph-rsid="0044656e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3c2fae" officeooo:paragraph-rsid="003c2fae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3c2fae" officeooo:paragraph-rsid="0044b5a7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d2af0" officeooo:paragraph-rsid="0044656e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13f9fa" officeooo:paragraph-rsid="0044dc77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324001" officeooo:paragraph-rsid="0044dc77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317fe4" officeooo:paragraph-rsid="0044dc77" style:font-size-asian="12pt" style:font-size-complex="12pt"/>
    </style:style>
    <style:style style:name="P37" style:family="paragraph" style:parent-style-name="Standard">
      <style:text-properties style:font-name="Liberation Serif" fo:font-size="12pt" fo:font-style="normal" fo:font-weight="normal" officeooo:rsid="0016398b" officeooo:paragraph-rsid="0016398b" style:font-size-asian="12pt" style:font-style-asian="normal" style:font-weight-asian="normal" style:font-size-complex="12pt"/>
    </style:style>
    <style:style style:name="P38" style:family="paragraph" style:parent-style-name="Standard">
      <style:text-properties style:font-name="Liberation Serif" fo:font-size="12pt" fo:font-style="normal" fo:font-weight="normal" officeooo:rsid="0016398b" officeooo:paragraph-rsid="0044dc77" style:font-size-asian="12pt" style:font-style-asian="normal" style:font-weight-asian="normal" style:font-size-complex="12pt"/>
    </style:style>
    <style:style style:name="P39" style:family="paragraph" style:parent-style-name="Standard">
      <style:text-properties style:font-name="Liberation Serif" fo:font-size="12pt" fo:font-style="normal" fo:font-weight="normal" officeooo:rsid="0027e146" officeooo:paragraph-rsid="0027e146" style:font-size-asian="12pt" style:font-style-asian="normal" style:font-weight-asian="normal" style:font-size-complex="12pt"/>
    </style:style>
    <style:style style:name="P40" style:family="paragraph" style:parent-style-name="Standard">
      <style:text-properties style:font-name="Liberation Serif" fo:font-size="12pt" fo:font-style="normal" fo:font-weight="normal" officeooo:rsid="0027e146" officeooo:paragraph-rsid="002fe688" style:font-size-asian="12pt" style:font-style-asian="normal" style:font-weight-asian="normal" style:font-size-complex="12pt"/>
    </style:style>
    <style:style style:name="P41" style:family="paragraph" style:parent-style-name="Standard">
      <style:text-properties style:font-name="Liberation Serif" fo:font-size="12pt" fo:font-style="normal" fo:font-weight="normal" officeooo:rsid="0027e146" officeooo:paragraph-rsid="0041cb0e" style:font-size-asian="12pt" style:font-style-asian="normal" style:font-weight-asian="normal" style:font-size-complex="12pt"/>
    </style:style>
    <style:style style:name="P42" style:family="paragraph" style:parent-style-name="Standard">
      <style:text-properties style:font-name="Liberation Serif" fo:font-size="12pt" fo:font-style="normal" fo:font-weight="normal" officeooo:rsid="0027e146" officeooo:paragraph-rsid="0044dc77" style:font-size-asian="12pt" style:font-style-asian="normal" style:font-weight-asian="normal" style:font-size-complex="12pt"/>
    </style:style>
    <style:style style:name="P43" style:family="paragraph" style:parent-style-name="Standard">
      <style:text-properties style:font-name="Liberation Serif" fo:font-size="12pt" fo:font-style="normal" fo:font-weight="normal" officeooo:rsid="0027e146" officeooo:paragraph-rsid="0049014a" style:font-size-asian="12pt" style:font-style-asian="normal" style:font-weight-asian="normal" style:font-size-complex="12pt"/>
    </style:style>
    <style:style style:name="P44" style:family="paragraph" style:parent-style-name="Standard">
      <style:text-properties style:font-name="Liberation Serif" fo:font-size="12pt" fo:font-style="normal" fo:font-weight="normal" officeooo:rsid="00262500" officeooo:paragraph-rsid="00262500" style:font-size-asian="12pt" style:font-style-asian="normal" style:font-weight-asian="normal" style:font-size-complex="12pt"/>
    </style:style>
    <style:style style:name="P45" style:family="paragraph" style:parent-style-name="Standard">
      <style:text-properties style:font-name="Liberation Serif" fo:font-size="12pt" fo:font-style="normal" fo:font-weight="normal" officeooo:rsid="00262500" officeooo:paragraph-rsid="0041cb0e" style:font-size-asian="12pt" style:font-style-asian="normal" style:font-weight-asian="normal" style:font-size-complex="12pt"/>
    </style:style>
    <style:style style:name="P46" style:family="paragraph" style:parent-style-name="Standard">
      <style:text-properties style:font-name="Liberation Serif" fo:font-size="12pt" fo:font-style="normal" fo:font-weight="normal" officeooo:rsid="0026e9c5" officeooo:paragraph-rsid="0026e9c5" style:font-size-asian="12pt" style:font-style-asian="normal" style:font-weight-asian="normal" style:font-size-complex="12pt"/>
    </style:style>
    <style:style style:name="P47" style:family="paragraph" style:parent-style-name="Standard">
      <style:text-properties style:font-name="Liberation Serif" fo:font-size="12pt" fo:font-style="normal" fo:font-weight="normal" officeooo:rsid="0026e9c5" officeooo:paragraph-rsid="0041cb0e" style:font-size-asian="12pt" style:font-style-asian="normal" style:font-weight-asian="normal" style:font-size-complex="12pt"/>
    </style:style>
    <style:style style:name="P48" style:family="paragraph" style:parent-style-name="Standard">
      <style:text-properties style:font-name="Liberation Serif" fo:font-size="12pt" fo:font-style="normal" fo:font-weight="normal" officeooo:rsid="002a7e35" officeooo:paragraph-rsid="002a7e35" style:font-size-asian="12pt" style:font-style-asian="normal" style:font-weight-asian="normal" style:font-size-complex="12pt"/>
    </style:style>
    <style:style style:name="P49" style:family="paragraph" style:parent-style-name="Standard">
      <style:text-properties style:font-name="Liberation Serif" fo:font-size="12pt" fo:font-style="normal" fo:font-weight="normal" officeooo:rsid="00324001" officeooo:paragraph-rsid="00324001" style:font-size-asian="12pt" style:font-style-asian="normal" style:font-weight-asian="normal" style:font-size-complex="12pt"/>
    </style:style>
    <style:style style:name="P50" style:family="paragraph" style:parent-style-name="Standard">
      <style:text-properties style:font-name="Liberation Serif" fo:font-size="12pt" fo:font-style="normal" fo:font-weight="normal" officeooo:rsid="00343a59" officeooo:paragraph-rsid="00343a59" style:font-size-asian="12pt" style:font-style-asian="normal" style:font-weight-asian="normal" style:font-size-complex="12pt"/>
    </style:style>
    <style:style style:name="P51" style:family="paragraph" style:parent-style-name="Standard">
      <style:text-properties style:font-name="Liberation Serif" fo:font-size="12pt" fo:font-style="normal" fo:font-weight="normal" officeooo:rsid="0041cb0e" officeooo:paragraph-rsid="0041cb0e" style:font-size-asian="12pt" style:font-style-asian="normal" style:font-weight-asian="normal" style:font-size-complex="12pt"/>
    </style:style>
    <style:style style:name="P52" style:family="paragraph" style:parent-style-name="Standard">
      <style:text-properties style:font-name="Liberation Serif" fo:font-size="12pt" fo:font-style="normal" fo:font-weight="normal" officeooo:rsid="002e9152" officeooo:paragraph-rsid="0044dc77" style:font-size-asian="12pt" style:font-style-asian="normal" style:font-weight-asian="normal" style:font-size-complex="12pt"/>
    </style:style>
    <style:style style:name="P53" style:family="paragraph" style:parent-style-name="Standard">
      <style:text-properties style:font-name="Liberation Serif" fo:font-size="12pt" fo:font-style="normal" fo:font-weight="normal" officeooo:rsid="001675ad" officeooo:paragraph-rsid="0044dc77" style:font-size-asian="12pt" style:font-style-asian="normal" style:font-weight-asian="normal" style:font-size-complex="12pt"/>
    </style:style>
    <style:style style:name="P54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16398b" officeooo:paragraph-rsid="0044dc77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faf0f" officeooo:paragraph-rsid="001faf0f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" fo:font-size="12pt" style:text-underline-style="solid" style:text-underline-width="auto" style:text-underline-color="font-color" officeooo:rsid="0021f03e" officeooo:paragraph-rsid="003d2af0" style:font-size-asian="12pt" style:font-size-complex="12pt"/>
    </style:style>
    <style:style style:name="P57" style:family="paragraph" style:parent-style-name="Standard">
      <style:text-properties style:font-name="Liberation Serif" fo:font-size="15pt" officeooo:rsid="00131a61" officeooo:paragraph-rsid="00131a61" style:font-size-asian="15pt" style:font-size-complex="15pt"/>
    </style:style>
    <style:style style:name="P58" style:family="paragraph" style:parent-style-name="Standard">
      <style:text-properties style:font-name="Liberation Serif" fo:font-size="15pt" officeooo:rsid="0013f9fa" officeooo:paragraph-rsid="0044dc77" style:font-size-asian="15pt" style:font-size-complex="15pt"/>
    </style:style>
    <style:style style:name="P59" style:family="paragraph" style:parent-style-name="Standard">
      <style:text-properties officeooo:paragraph-rsid="00317fe4"/>
    </style:style>
    <style:style style:name="P60" style:family="paragraph" style:parent-style-name="Standard">
      <style:text-properties officeooo:paragraph-rsid="00247ab9"/>
    </style:style>
    <style:style style:name="P61" style:family="paragraph" style:parent-style-name="Standard">
      <style:text-properties style:font-name="Liberation Serif1" fo:font-size="12pt" officeooo:rsid="00308739" officeooo:paragraph-rsid="00308739" style:font-size-asian="12pt" style:font-size-complex="12pt"/>
    </style:style>
    <style:style style:name="P62" style:family="paragraph" style:parent-style-name="Standard">
      <style:text-properties fo:font-size="12pt" officeooo:paragraph-rsid="0026e9c5" style:font-size-asian="12pt" style:font-size-complex="12pt"/>
    </style:style>
    <style:style style:name="P63" style:family="paragraph" style:parent-style-name="Standard">
      <style:text-properties officeooo:rsid="003ee1a8" officeooo:paragraph-rsid="00401e91"/>
    </style:style>
    <style:style style:name="P64" style:family="paragraph" style:parent-style-name="Standard">
      <style:text-properties officeooo:rsid="003ee1a8" officeooo:paragraph-rsid="0049014a"/>
    </style:style>
    <style:style style:name="P65" style:family="paragraph" style:parent-style-name="Standard">
      <style:text-properties officeooo:rsid="00401e91" officeooo:paragraph-rsid="00401e91"/>
    </style:style>
    <style:style style:name="P66" style:family="paragraph" style:parent-style-name="Table_20_Contents">
      <style:text-properties style:font-name="Liberation Serif" fo:font-size="12pt" style:font-size-asian="12pt" style:font-size-complex="12pt"/>
    </style:style>
    <style:style style:name="P67" style:family="paragraph" style:parent-style-name="Table_20_Contents">
      <style:text-properties style:font-name="Liberation Serif" fo:font-size="12pt" officeooo:rsid="0035db81" officeooo:paragraph-rsid="0035db81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fo:color="#666666" style:font-name="Liberation Serif" fo:font-size="12pt" officeooo:rsid="0035db81" officeooo:paragraph-rsid="0035db81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color="#666666" style:font-name="Liberation Serif" fo:font-size="12pt" officeooo:rsid="0041cb0e" officeooo:paragraph-rsid="0041cb0e" style:font-size-asian="12pt" style:font-size-complex="12pt"/>
    </style:style>
    <style:style style:name="P71" style:family="paragraph" style:parent-style-name="Standard">
      <style:text-properties officeooo:rsid="00401e91" officeooo:paragraph-rsid="0049014a"/>
    </style:style>
    <style:style style:name="P72" style:family="paragraph" style:parent-style-name="Standard">
      <style:text-properties style:font-name="Liberation Serif" fo:font-size="12pt" officeooo:rsid="00493b4f" officeooo:paragraph-rsid="00493b4f" style:font-size-asian="12pt" style:font-size-complex="12pt"/>
    </style:style>
    <style:style style:name="P73" style:family="paragraph" style:parent-style-name="Standard">
      <style:text-properties style:font-name="Liberation Serif" fo:font-size="12pt" officeooo:rsid="00317fe4" officeooo:paragraph-rsid="0044dc77" style:font-size-asian="12pt" style:font-size-complex="12pt"/>
    </style:style>
    <style:style style:name="P74" style:family="paragraph" style:parent-style-name="Standard">
      <style:text-properties style:font-name="Liberation Serif" fo:font-size="12pt" fo:font-style="normal" fo:font-weight="normal" officeooo:rsid="002a7e35" officeooo:paragraph-rsid="002a7e35" style:font-size-asian="12pt" style:font-style-asian="normal" style:font-weight-asian="normal" style:font-size-complex="12pt"/>
    </style:style>
    <style:style style:name="P75" style:family="paragraph" style:parent-style-name="Standard">
      <style:text-properties style:font-name="Liberation Serif" fo:font-size="12pt" fo:font-style="normal" fo:font-weight="normal" officeooo:rsid="00493b4f" officeooo:paragraph-rsid="00493b4f" style:font-size-asian="12pt" style:font-style-asian="normal" style:font-weight-asian="normal" style:font-size-complex="12pt"/>
    </style:style>
    <style:style style:name="T1" style:family="text">
      <style:text-properties officeooo:rsid="001675ad"/>
    </style:style>
    <style:style style:name="T2" style:family="text">
      <style:text-properties officeooo:rsid="001df07d"/>
    </style:style>
    <style:style style:name="T3" style:family="text">
      <style:text-properties officeooo:rsid="001faf0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a882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343a59"/>
    </style:style>
    <style:style style:name="T7" style:family="text">
      <style:text-properties officeooo:rsid="00225eef"/>
    </style:style>
    <style:style style:name="T8" style:family="text">
      <style:text-properties officeooo:rsid="0026e9c5"/>
    </style:style>
    <style:style style:name="T9" style:family="text">
      <style:text-properties officeooo:rsid="0027e146"/>
    </style:style>
    <style:style style:name="T10" style:family="text">
      <style:text-properties style:font-name="Liberation Serif" fo:font-style="normal" fo:font-weight="normal" officeooo:rsid="00343a59" style:font-style-asian="normal" style:font-weight-asian="normal"/>
    </style:style>
    <style:style style:name="T11" style:family="text">
      <style:text-properties style:font-name="Liberation Serif" fo:font-style="normal" fo:font-weight="normal" officeooo:rsid="0026e9c5" style:font-style-asian="normal" style:font-weight-asian="normal"/>
    </style:style>
    <style:style style:name="T12" style:family="text">
      <style:text-properties style:font-name="Liberation Serif" fo:font-style="normal" fo:font-weight="normal" officeooo:rsid="0041cb0e" style:font-style-asian="normal" style:font-weight-asian="normal"/>
    </style:style>
    <style:style style:name="T13" style:family="text">
      <style:text-properties style:font-name="Liberation Serif" fo:font-size="12pt" officeooo:rsid="00239ff7" style:font-size-asian="12pt" style:font-size-complex="12pt"/>
    </style:style>
    <style:style style:name="T14" style:family="text">
      <style:text-properties style:font-name="Liberation Serif" fo:font-size="12pt" officeooo:rsid="00247ab9" style:font-size-asian="12pt" style:font-size-complex="12pt"/>
    </style:style>
    <style:style style:name="T15" style:family="text">
      <style:text-properties fo:color="#800000"/>
    </style:style>
    <style:style style:name="T16" style:family="text">
      <style:text-properties officeooo:rsid="0029a9ca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officeooo:rsid="002bb888"/>
    </style:style>
    <style:style style:name="T19" style:family="text">
      <style:text-properties style:font-name="Liberation Serif1" officeooo:rsid="004259cb"/>
    </style:style>
    <style:style style:name="T20" style:family="text">
      <style:text-properties style:font-name="Liberation Serif1" officeooo:rsid="0041cb0e"/>
    </style:style>
    <style:style style:name="T21" style:family="text">
      <style:text-properties style:font-name="Liberation Serif1" officeooo:rsid="001faf0f" style:font-name-asian="Liberation Serif1" style:font-name-complex="Liberation Serif1"/>
    </style:style>
    <style:style style:name="T22" style:family="text">
      <style:text-properties style:font-name="Liberation Serif1" officeooo:rsid="0044b5a7" style:font-name-asian="Liberation Serif1" style:font-name-complex="Liberation Serif1"/>
    </style:style>
    <style:style style:name="T23" style:family="text">
      <style:text-properties style:font-name="Liberation Serif1" fo:font-weight="bold" officeooo:rsid="0044b5a7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erif1" officeooo:rsid="0049014a"/>
    </style:style>
    <style:style style:name="T25" style:family="text">
      <style:text-properties officeooo:rsid="002a7e35"/>
    </style:style>
    <style:style style:name="T2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/>
    </style:style>
    <style:style style:name="T28" style:family="text">
      <style:text-properties fo:font-style="normal" fo:font-weight="normal" officeooo:rsid="00343a59" style:font-style-asian="normal" style:font-weight-asian="normal"/>
    </style:style>
    <style:style style:name="T29" style:family="text">
      <style:text-properties fo:font-style="normal" fo:font-weight="normal" officeooo:rsid="004259cb" style:font-style-asian="normal" style:font-weight-asian="normal"/>
    </style:style>
    <style:style style:name="T30" style:family="text">
      <style:text-properties officeooo:rsid="00131a61"/>
    </style:style>
    <style:style style:name="T31" style:family="text">
      <style:text-properties officeooo:rsid="002a8823"/>
    </style:style>
    <style:style style:name="T32" style:family="text">
      <style:text-properties officeooo:rsid="002bb888"/>
    </style:style>
    <style:style style:name="T33" style:family="text">
      <style:text-properties officeooo:rsid="002eb663"/>
    </style:style>
    <style:style style:name="T34" style:family="text">
      <style:text-properties officeooo:rsid="002fe688"/>
    </style:style>
    <style:style style:name="T35" style:family="text">
      <style:text-properties officeooo:rsid="00308739"/>
    </style:style>
    <style:style style:name="T36" style:family="text">
      <style:text-properties fo:color="#ff00ff"/>
    </style:style>
    <style:style style:name="T37" style:family="text">
      <style:text-properties fo:color="#ff00ff" officeooo:rsid="00225eef"/>
    </style:style>
    <style:style style:name="T38" style:family="text">
      <style:text-properties fo:color="#ff00ff" style:font-name="Liberation Serif" fo:font-size="12pt" officeooo:rsid="00239ff7" style:font-size-asian="12pt" style:font-size-complex="12pt"/>
    </style:style>
    <style:style style:name="T39" style:family="text">
      <style:text-properties fo:color="#ff00ff" officeooo:rsid="002eb663"/>
    </style:style>
    <style:style style:name="T40" style:family="text">
      <style:text-properties officeooo:rsid="00324001"/>
    </style:style>
    <style:style style:name="T41" style:family="text">
      <style:text-properties officeooo:rsid="00343a59"/>
    </style:style>
    <style:style style:name="T42" style:family="text">
      <style:text-properties officeooo:rsid="0016398b"/>
    </style:style>
    <style:style style:name="T43" style:family="text">
      <style:text-properties officeooo:rsid="003aea06"/>
    </style:style>
    <style:style style:name="T44" style:family="text">
      <style:text-properties officeooo:rsid="003c2fae"/>
    </style:style>
    <style:style style:name="T45" style:family="text">
      <style:text-properties fo:font-size="11pt" fo:font-style="italic" style:text-underline-style="solid" style:text-underline-width="auto" style:text-underline-color="font-color" fo:font-weight="normal" officeooo:rsid="003aea06" style:font-size-asian="11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6pt" style:font-size-asian="6pt" style:font-size-complex="6pt"/>
    </style:style>
    <style:style style:name="T47" style:family="text">
      <style:text-properties fo:font-size="6pt" fo:font-weight="normal" officeooo:rsid="0044b5a7" style:font-size-asian="6pt" style:font-weight-asian="normal" style:font-size-complex="6pt" style:font-weight-complex="normal"/>
    </style:style>
    <style:style style:name="T48" style:family="text">
      <style:text-properties officeooo:rsid="003d2af0"/>
    </style:style>
    <style:style style:name="T49" style:family="text">
      <style:text-properties officeooo:rsid="00136919"/>
    </style:style>
    <style:style style:name="T50" style:family="text">
      <style:text-properties fo:font-weight="bold" officeooo:rsid="0044b5a7" style:font-weight-asian="bold" style:font-weight-complex="bold"/>
    </style:style>
    <style:style style:name="T51" style:family="text">
      <style:text-properties fo:font-weight="bold" officeooo:rsid="001faf0f" style:font-weight-asian="bold" style:font-weight-complex="bold"/>
    </style:style>
    <style:style style:name="T52" style:family="text">
      <style:text-properties fo:font-weight="normal" officeooo:rsid="0044b5a7" style:font-weight-asian="normal" style:font-weight-complex="normal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" style:family="text">
      <style:text-properties fo:font-style="italic" style:text-underline-style="solid" style:text-underline-width="auto" style:text-underline-color="font-color" officeooo:rsid="002a7e35" style:font-style-asian="italic" style:font-style-complex="italic"/>
    </style:style>
    <style:style style:name="T56" style:family="text">
      <style:text-properties fo:font-style="italic" style:text-underline-style="solid" style:text-underline-width="auto" style:text-underline-color="font-color" officeooo:rsid="003aea06" style:font-style-asian="italic" style:font-style-complex="italic"/>
    </style:style>
    <style:style style:name="T57" style:family="text">
      <style:text-properties fo:font-style="italic" style:text-underline-style="solid" style:text-underline-width="auto" style:text-underline-color="font-color" officeooo:rsid="001df07d" style:font-style-asian="italic" style:font-style-complex="italic"/>
    </style:style>
    <style:style style:name="T58" style:family="text">
      <style:text-properties fo:font-style="italic" style:text-underline-style="solid" style:text-underline-width="auto" style:text-underline-color="font-color" fo:font-weight="bold" officeooo:rsid="004259cb" style:font-style-asian="italic" style:font-weight-asian="bold" style:font-style-complex="italic" style:font-weight-complex="bold"/>
    </style:style>
    <style:style style:name="T59" style:family="text">
      <style:text-properties style:text-underline-style="none"/>
    </style:style>
    <style:style style:name="T60" style:family="text">
      <style:text-properties officeooo:rsid="003ee1a8"/>
    </style:style>
    <style:style style:name="T61" style:family="text">
      <style:text-properties officeooo:rsid="00401e91"/>
    </style:style>
    <style:style style:name="T62" style:family="text">
      <style:text-properties fo:color="#00ffff" style:text-underline-style="none" officeooo:rsid="00401e91"/>
    </style:style>
    <style:style style:name="T63" style:family="text">
      <style:text-properties fo:color="#00ffff" fo:font-weight="bold" officeooo:rsid="00401e91" style:font-weight-asian="bold" style:font-weight-complex="bold"/>
    </style:style>
    <style:style style:name="T64" style:family="text">
      <style:text-properties fo:color="#ff3366" style:text-underline-style="none" officeooo:rsid="00401e91"/>
    </style:style>
    <style:style style:name="T65" style:family="text">
      <style:text-properties style:use-window-font-color="true" style:text-underline-style="none" officeooo:rsid="00401e91"/>
    </style:style>
    <style:style style:name="T66" style:family="text">
      <style:text-properties fo:color="#c90016" fo:font-weight="bold" officeooo:rsid="00401e91" style:font-weight-asian="bold" style:font-weight-complex="bold"/>
    </style:style>
    <style:style style:name="T67" style:family="text">
      <style:text-properties fo:color="#c90016" style:text-underline-style="none" officeooo:rsid="00401e91"/>
    </style:style>
    <style:style style:name="T68" style:family="text">
      <style:text-properties officeooo:rsid="0041cb0e"/>
    </style:style>
    <style:style style:name="T69" style:family="text">
      <style:text-properties officeooo:rsid="004259cb"/>
    </style:style>
    <style:style style:name="T70" style:family="text">
      <style:text-properties officeooo:rsid="004289c0"/>
    </style:style>
    <style:style style:name="T71" style:family="text">
      <style:text-properties officeooo:rsid="0044656e"/>
    </style:style>
    <style:style style:name="T72" style:family="text">
      <style:text-properties officeooo:rsid="0044b5a7"/>
    </style:style>
    <style:style style:name="T73" style:family="text">
      <style:text-properties officeooo:rsid="0044dc77"/>
    </style:style>
    <style:style style:name="T7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officeooo:rsid="0049014a"/>
    </style:style>
    <style:style style:name="T77" style:family="text">
      <style:text-properties officeooo:rsid="00493b4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4">Lin</text:span><text:span text:style-name="T5">eare</text:span><text:span text:style-name="T4"> Algebra</text:span>:</text:p>
      <text:p text:style-name="P2"><text:span text:style-name="T4">Vektoren</text:span>:</text:p>
      <text:p text:style-name="P4"><text:span text:style-name="T54">Skalarprodukt</text:span>:<text:span text:style-name="T30"><draw:frame draw:style-name="fr1" draw:name="Objekt1" text:anchor-type="as-char" svg:y="-0.947cm" svg:width="7.992cm" svg:height="1.806cm" draw:z-index="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p text:style-name="P1"><text:span text:style-name="T55">Vektorprodukt</text:span><text:span text:style-name="T25">:</text:span><draw:frame draw:style-name="fr1" draw:name="Objekt2" text:anchor-type="as-char" svg:y="-0.947cm" svg:width="11.178cm" svg:height="1.806cm" draw:z-index="0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/>
      <text:p text:style-name="P2"><text:span text:style-name="T56">Länge des Vektors</text:span><text:span text:style-name="T43">:</text:span><text:span text:style-name="T43"><draw:frame draw:style-name="fr1" draw:name="Objekt17" text:anchor-type="as-char" svg:y="-0.945cm" svg:width="3.482cm" svg:height="1.803cm" draw:z-index="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"/>
      <text:p text:style-name="P2"><text:span text:style-name="T4">Geradengleichung</text:span> : <text:s/><draw:frame draw:style-name="fr1" draw:name="Objekt9" text:anchor-type="as-char" svg:y="-0.386cm" svg:width="14.803cm" svg:height="0.51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33"><text:tab/><text:tab/> <text:s/>Bsp: <text:s/><draw:frame draw:style-name="fr1" draw:name="Objekt18" text:anchor-type="as-char" svg:y="-0.877cm" svg:width="2.312cm" svg:height="1.6cm" draw:z-index="14"><draw:object xlink:href="./Object 82" xlink:type="simple" xlink:show="embed" xlink:actuate="onLoad"/><draw:image xlink:href="./ObjectReplacements/Object 82" xlink:type="simple" xlink:show="embed" xlink:actuate="onLoad"/><svg:desc>Formel</svg:desc></draw:frame>(analog PunktEbenenForm) </text:p>
      <text:p text:style-name="P2"/>
      <text:p text:style-name="P2"><text:span text:style-name="T4">Ebenengleichung</text:span>: <text:tab/><text:tab/></text:p>
      <text:p text:style-name="P2"><text:span text:style-name="T45">PunktEbenenForm</text:span><draw:frame draw:style-name="fr1" draw:name="Objekt10" text:anchor-type="as-char" svg:y="-0.377cm" svg:width="13.434cm" svg:height="0.533cm" draw:z-index="3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29"><text:tab/><text:tab/>B<text:span text:style-name="T71">sp</text:span>: Ebene durch <draw:frame draw:style-name="fr1" draw:name="Objekt88" text:anchor-type="as-char" svg:y="-0.871cm" svg:width="3.598cm" svg:height="1.593cm" draw:z-index="15"><draw:object xlink:href="./Object 88" xlink:type="simple" xlink:show="embed" xlink:actuate="onLoad"/><draw:image xlink:href="./ObjectReplacements/Object 88" xlink:type="simple" xlink:show="embed" xlink:actuate="onLoad"/><svg:desc>Formel</svg:desc></draw:frame> <text:s text:c="2"/></text:p>
      <text:p text:style-name="P30"><text:tab/><text:tab/><draw:frame draw:style-name="fr1" draw:name="Objekt86" text:anchor-type="as-char" svg:y="-0.877cm" svg:width="5.817cm" svg:height="1.6cm" draw:z-index="16"><draw:object xlink:href="./Object 85" xlink:type="simple" xlink:show="embed" xlink:actuate="onLoad"/><draw:image xlink:href="./ObjectReplacements/Object 85" xlink:type="simple" xlink:show="embed" xlink:actuate="onLoad"/></draw:frame><text:span text:style-name="T44">=&gt;Punkt-Ebenen-Form </text:span><text:span text:style-name="T44"><draw:frame draw:style-name="fr1" draw:name="Objekt87" text:anchor-type="as-char" svg:y="-0.871cm" svg:width="3.54cm" svg:height="1.593cm" draw:z-index="17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P2"/>
      <text:p text:style-name="P2"><text:span text:style-name="T53">Normalform</text:span>: <draw:frame draw:style-name="fr1" draw:name="Objekt11" text:anchor-type="as-char" svg:y="-0.379cm" svg:width="11.125cm" svg:height="0.473cm" draw:z-index="18"><draw:object xlink:href="./Object 11" xlink:type="simple" xlink:show="embed" xlink:actuate="onLoad"/><draw:image xlink:href="./ObjectReplacements/Object 11" xlink:type="simple" xlink:show="embed" xlink:actuate="onLoad"/></draw:frame><text:span text:style-name="T43"><text:tab/><text:tab/><text:tab/><text:tab/></text:span><text:span text:style-name="T43"><draw:frame draw:style-name="fr1" draw:name="Objekt78" text:anchor-type="as-char" svg:y="-0.877cm" svg:width="15.806cm" svg:height="1.6cm" draw:z-index="1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32">2. m<text:span text:style-name="T46">1</text:span> x m<text:span text:style-name="T46">2</text:span> <text:s/><text:span text:style-name="T72">und |</text:span>m<text:span text:style-name="T46">1</text:span> x m<text:span text:style-name="T46">2</text:span><text:span text:style-name="T72">|</text:span>berechnen<text:tab/><draw:frame draw:style-name="fr1" draw:name="Objekt80" text:anchor-type="as-char" svg:y="-0.877cm" svg:width="10.158cm" svg:height="1.6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P31"><text:tab/><text:tab/><text:tab/><text:tab/><text:tab/><text:tab/><text:tab/><text:tab/><text:tab/><text:tab/><text:tab/></text:p>
      <text:p text:style-name="P31">3. <draw:frame draw:style-name="fr1" draw:name="Objekt84" text:anchor-type="as-char" svg:y="-0.623cm" svg:width="5.786cm" svg:height="1.002cm" draw:z-index="21"><draw:object xlink:href="./Object 84" xlink:type="simple" xlink:show="embed" xlink:actuate="onLoad"/><draw:image xlink:href="./ObjectReplacements/Object 84" xlink:type="simple" xlink:show="embed" xlink:actuate="onLoad"/></draw:frame><text:tab/><text:tab/><text:tab/><draw:frame draw:style-name="fr1" draw:name="Objekt81" text:anchor-type="as-char" svg:y="-0.877cm" svg:width="5.724cm" svg:height="1.6cm" draw:z-index="34"><draw:object xlink:href="./Object 79" xlink:type="simple" xlink:show="embed" xlink:actuate="onLoad"/><draw:image xlink:href="./ObjectReplacements/Object 79" xlink:type="simple" xlink:show="embed" xlink:actuate="onLoad"/><svg:desc>Formel</svg:desc></draw:frame></text:p>
      <text:p text:style-name="P31">4. d = <draw:frame draw:style-name="fr1" draw:name="Objekt85" text:anchor-type="as-char" svg:y="-0.377cm" svg:width="0.434cm" svg:height="0.467cm" draw:z-index="35"><draw:object xlink:href="./Object 80" xlink:type="simple" xlink:show="embed" xlink:actuate="onLoad"/><draw:image xlink:href="./ObjectReplacements/Object 80" xlink:type="simple" xlink:show="embed" xlink:actuate="onLoad"/></draw:frame><text:span text:style-name="T48">mal Punkt der Gerade: <text:tab/><text:tab/></text:span><text:span text:style-name="T48"><draw:frame draw:style-name="fr1" draw:name="Objekt82" text:anchor-type="as-char" svg:y="-0.871cm" svg:width="7.546cm" svg:height="1.593cm" draw:z-index="36"><draw:object xlink:href="./Object 81" xlink:type="simple" xlink:show="embed" xlink:actuate="onLoad"/><draw:image xlink:href="./ObjectReplacements/Object 81" xlink:type="simple" xlink:show="embed" xlink:actuate="onLoad"/><svg:desc>Formel</svg:desc></draw:frame></text:span></text:p>
      <text:p text:style-name="P29"><text:span text:style-name="T49"><text:s/>=&gt; Normalform</text:span><text:span text:style-name="T49"><draw:frame draw:style-name="fr1" draw:name="Objekt83" text:anchor-type="as-char" svg:y="-0.877cm" svg:width="3.47cm" svg:height="1.6cm" draw:z-index="37"><draw:object xlink:href="./Object 83" xlink:type="simple" xlink:show="embed" xlink:actuate="onLoad"/><draw:image xlink:href="./ObjectReplacements/Object 83" xlink:type="simple" xlink:show="embed" xlink:actuate="onLoad"/></draw:frame></text:span></text:p>
      <text:p text:style-name="P3"/>
      <text:p text:style-name="P3"/>
      <text:p text:style-name="P3"><text:soft-page-break/><text:span text:style-name="T4">Matrizen</text:span>:</text:p>
      <text:p text:style-name="P3"><text:span text:style-name="T54">addition</text:span>:<text:tab/><text:tab/>M1 + M2 : Felder an gleicher Stelle addieren</text:p>
      <text:p text:style-name="P3"><text:span text:style-name="T54">konstanter Faktor</text:span>:<text:tab/>cM : Jedes Feld mit Faktor malnehmen</text:p>
      <text:p text:style-name="P3"><text:span text:style-name="T54">Matrizenprodukt</text:span>:<text:tab/><text:tab/><draw:frame draw:style-name="fr1" draw:name="Objekt3" text:anchor-type="as-char" svg:y="-0.721cm" svg:width="9.162cm" svg:height="1.259cm" draw:z-index="41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3"/>
      <text:p text:style-name="P3"><text:span text:style-name="T57">eigenschaften</text:span><text:span text:style-name="T2">: <text:tab/>A(BC) = (AB)C<text:tab/>A(B+C) = AB + AC <text:tab/>(A+B)C = AB+AC</text:span><text:tab/><text:tab/><text:tab/> </text:p>
      <text:p text:style-name="P3"><text:tab/><text:tab/><text:tab/> <text:s text:c="4"/><draw:frame draw:style-name="fr1" draw:name="Objekt8" text:anchor-type="as-char" svg:y="-0.437cm" svg:width="2.596cm" svg:height="0.559cm" draw:z-index="42"><draw:object xlink:href="./Object 8" xlink:type="simple" xlink:show="embed" xlink:actuate="onLoad"/><draw:image xlink:href="./ObjectReplacements/Object 8" xlink:type="simple" xlink:show="embed" xlink:actuate="onLoad"/><svg:desc>Formel</svg:desc></draw:frame></text:p>
      <text:p text:style-name="P3"/>
      <text:p text:style-name="P2"/>
      <text:p text:style-name="P5"><text:span text:style-name="T4">Gauß-Elimination</text:span>:<text:tab/></text:p>
      <text:p text:style-name="P25">Fälle bei Parametern: </text:p>
      <text:p text:style-name="P25">- Schauen für welche Parameterwerte Pivots = 0</text:p>
      <text:p text:style-name="P25"><text:s text:c="8"/><text:span text:style-name="T72">wenn Widerspruch (z.B 0 = 2) <text:tab/><text:tab/><text:tab/>→ </text:span><text:span text:style-name="T50">unlösbar</text:span></text:p>
      <text:p text:style-name="P26"><text:span text:style-name="T50"><text:tab/></text:span><text:span text:style-name="T52">wenn kein Widerspruch ( 0=0 oder x</text:span><text:span text:style-name="T47">3 </text:span><text:span text:style-name="T3">= 0) <text:tab/>→ </text:span><text:span text:style-name="T51">mehrdeutig lösbar</text:span></text:p>
      <text:p text:style-name="P26"><text:span text:style-name="T3">- Alle Fälle, in denen alle Pivots </text:span><text:span text:style-name="T21">≠ </text:span><text:span text:style-name="T22">0 <text:tab/><text:tab/><text:tab/>→ </text:span><text:span text:style-name="T23">eindeutig lösbar</text:span></text:p>
      <text:p text:style-name="P28"/>
      <text:p text:style-name="P28">Bsp:</text:p>
      <text:p text:style-name="P6"><text:span text:style-name="T4">1</text:span><text:tab/>a<text:tab/><text:tab/>2a<text:tab/><text:tab/>| 1 <text:s text:c="4"/><text:tab/></text:p>
      <text:p text:style-name="P9">a<text:tab/>2<text:tab/><text:tab/>3a<text:tab/><text:tab/>| 0<text:tab/><text:tab/><text:tab/>=&gt; Unlösbar für a = 0 <text:tab/>(sonst 0 <text:span text:style-name="T31">x3</text:span> = -2)</text:p>
      <text:p text:style-name="P56">2<text:tab/>2a<text:tab/><text:tab/>3a<text:tab/><text:tab/>| 0<text:tab/><text:span text:style-name="T59"><text:tab/><text:tab/>=&gt; Eindeutig lösbar für </text:span><text:span text:style-name="T59"><draw:frame draw:style-name="fr1" draw:name="Objekt26" text:anchor-type="as-char" svg:y="-0.437cm" svg:width="2.275cm" svg:height="0.529cm" draw:z-index="43"><draw:object xlink:href="./Object 16" xlink:type="simple" xlink:show="embed" xlink:actuate="onLoad"/><draw:image xlink:href="./ObjectReplacements/Object 16" xlink:type="simple" xlink:show="embed" xlink:actuate="onLoad"/><svg:desc>Formel</svg:desc></draw:frame></text:span></text:p>
      <text:p text:style-name="P9"><text:tab/><text:span text:style-name="T4">2-a²</text:span><text:tab/><text:tab/>3-2a²<text:tab/>| -a <text:tab/><text:tab/><text:tab/>=&gt; Mehrdeutig lösbar für <text:s/>a² = 2<text:tab/>( da dann 2-a² = 0)</text:p>
      <text:p text:style-name="P8"><text:tab/>0<text:tab/><text:tab/><text:span text:style-name="T4">-a</text:span><text:tab/><text:tab/>| -2<text:tab/><text:tab/><text:tab/>→ <draw:frame draw:style-name="fr1" draw:name="Objekt27" text:anchor-type="as-char" svg:y="-0.377cm" svg:width="7.357cm" svg:height="0.533cm" draw:z-index="44"><draw:object xlink:href="./Object 26" xlink:type="simple" xlink:show="embed" xlink:actuate="onLoad"/><draw:image xlink:href="./ObjectReplacements/Object 26" xlink:type="simple" xlink:show="embed" xlink:actuate="onLoad"/><svg:desc>Formel</svg:desc></draw:frame></text:p>
      <text:p text:style-name="P7"><text:tab/><text:tab/><text:tab/><text:tab/><text:tab/><text:tab/><text:tab/></text:p>
      <text:p text:style-name="P55">Inverse Matrix (Gauß/Jordan)</text:p>
      <text:p text:style-name="P6"><draw:frame draw:style-name="fr1" draw:name="Objekt28" text:anchor-type="as-char" svg:y="-0.684cm" svg:width="11.211cm" svg:height="1.12cm" draw:z-index="4"><draw:object xlink:href="./Object 28" xlink:type="simple" xlink:show="embed" xlink:actuate="onLoad"/><draw:image xlink:href="./ObjectReplacements/Object 28" xlink:type="simple" xlink:show="embed" xlink:actuate="onLoad"/></draw:frame></text:p>
      <text:p text:style-name="P5"><text:span text:style-name="T4">Determinanten</text:span>:</text:p>
      <text:p text:style-name="P10"><draw:frame draw:style-name="fr1" draw:name="Objekt53" text:anchor-type="as-char" svg:y="-0.377cm" svg:width="2.27cm" svg:height="0.473cm" draw:z-index="45"><draw:object xlink:href="./Object 53" xlink:type="simple" xlink:show="embed" xlink:actuate="onLoad"/><draw:image xlink:href="./ObjectReplacements/Object 53" xlink:type="simple" xlink:show="embed" xlink:actuate="onLoad"/></draw:frame></text:p>
      <text:p text:style-name="P5"><draw:frame draw:style-name="fr1" draw:name="Objekt12" text:anchor-type="as-char" svg:y="-0.63cm" svg:width="3.395cm" svg:height="1.011cm" draw:z-index="22"><draw:object xlink:href="./Object 12" xlink:type="simple" xlink:show="embed" xlink:actuate="onLoad"/><draw:image xlink:href="./ObjectReplacements/Object 12" xlink:type="simple" xlink:show="embed" xlink:actuate="onLoad"/></draw:frame> <text:s/><draw:frame draw:style-name="fr1" draw:name="Objekt13" text:anchor-type="as-char" svg:y="-0.885cm" svg:width="7.751cm" svg:height="1.522cm" draw:z-index="23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5"/>
      <text:p text:style-name="P11">Zeilen bzw. Spalten können untereinander addiert werden.</text:p>
      <text:p text:style-name="P11"/>
      <text:p text:style-name="P12"><draw:frame draw:style-name="fr1" draw:name="Objekt14" text:anchor-type="as-char" svg:y="-0.439cm" svg:width="1.732cm" svg:height="0.533cm" draw:z-index="38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kt15" text:anchor-type="as-char" svg:y="-0.917cm" svg:width="4.507cm" svg:height="1.649cm" draw:z-index="39"><draw:object xlink:href="./Object 15" xlink:type="simple" xlink:show="embed" xlink:actuate="onLoad"/><draw:image xlink:href="./ObjectReplacements/Object 15" xlink:type="simple" xlink:show="embed" xlink:actuate="onLoad"/></draw:frame><text:span text:style-name="T3"><draw:frame draw:style-name="fr1" draw:name="Objekt23" text:anchor-type="as-char" svg:y="-1.141cm" svg:width="3.209cm" svg:height="2.032cm" draw:z-index="40"><draw:object xlink:href="./Object 23" xlink:type="simple" xlink:show="embed" xlink:actuate="onLoad"/><draw:image xlink:href="./ObjectReplacements/Object 23" xlink:type="simple" xlink:show="embed" xlink:actuate="onLoad"/></draw:frame></text:span><text:span text:style-name="T3"><draw:frame draw:style-name="fr1" draw:name="Objekt24" text:anchor-type="as-char" svg:y="-0.633cm" svg:width="2.785cm" svg:height="1.018cm" draw:z-index="46"><draw:object xlink:href="./Object 24" xlink:type="simple" xlink:show="embed" xlink:actuate="onLoad"/><draw:image xlink:href="./ObjectReplacements/Object 24" xlink:type="simple" xlink:show="embed" xlink:actuate="onLoad"/><svg:desc>Formel</svg:desc></draw:frame></text:span></text:p>
      <text:p text:style-name="P13"/>
      <text:p text:style-name="P13">Entwickeln (hier für 1. Zeile)</text:p>
      <text:p text:style-name="P14"><text:tab/><text:tab/><draw:frame draw:style-name="fr1" draw:name="Objekt25" text:anchor-type="as-char" svg:y="-0.885cm" svg:width="7.408cm" svg:height="1.535cm" draw:z-index="47"><draw:object xlink:href="./Object 25" xlink:type="simple" xlink:show="embed" xlink:actuate="onLoad"/><draw:image xlink:href="./ObjectReplacements/Object 25" xlink:type="simple" xlink:show="embed" xlink:actuate="onLoad"/></draw:frame><text:tab/><text:tab/></text:p>
      <text:p text:style-name="P14"><text:span text:style-name="T37">Vorzeichen</text:span><text:span text:style-name="T7">: <text:s/></text:span><draw:frame draw:style-name="fr1" draw:name="Objekt29" text:anchor-type="as-char" svg:y="-0.885cm" svg:width="1.917cm" svg:height="1.522cm" draw:z-index="48"><draw:object xlink:href="./Object 29" xlink:type="simple" xlink:show="embed" xlink:actuate="onLoad"/><draw:image xlink:href="./ObjectReplacements/Object 29" xlink:type="simple" xlink:show="embed" xlink:actuate="onLoad"/><svg:desc>Formel</svg:desc></draw:frame></text:p>
      <text:p text:style-name="P5"/>
      <text:p text:style-name="P2"/>
      <text:p text:style-name="P15"/>
      <text:p text:style-name="P15"><text:soft-page-break/><text:span text:style-name="T4">Eigenwerte</text:span>: Bestimme die Nullstellen von <draw:frame draw:style-name="fr1" draw:name="Objekt54" text:anchor-type="as-char" svg:y="-0.882cm" svg:width="3.658cm" svg:height="1.522cm" draw:z-index="49"><draw:object xlink:href="./Object 54" xlink:type="simple" xlink:show="embed" xlink:actuate="onLoad"/><draw:image xlink:href="./ObjectReplacements/Object 54" xlink:type="simple" xlink:show="embed" xlink:actuate="onLoad"/></draw:frame></text:p>
      <text:p text:style-name="P16"><text:tab/><text:tab/><text:tab/><text:span text:style-name="T76">(siehe Determinanten, <text:s text:c="2"/><text:tab/>vor allem Entwickeln)</text:span></text:p>
      <text:p text:style-name="P16"/>
      <text:p text:style-name="P16"><text:span text:style-name="T26">Eigenvektoren:</text:span> <text:tab/><text:tab/><text:span text:style-name="T35">Gauß für eingesetztes</text:span> <text:span text:style-name="T17">λ</text:span> <text:s/><text:span text:style-name="T35">und Rechte Seite 0: </text:span><text:s/><draw:frame draw:style-name="fr1" draw:name="Objekt55" text:anchor-type="as-char" svg:y="-0.885cm" svg:width="3.923cm" svg:height="1.535cm" draw:z-index="50"><draw:object xlink:href="./Object 27" xlink:type="simple" xlink:show="embed" xlink:actuate="onLoad"/><draw:image xlink:href="./ObjectReplacements/Object 27" xlink:type="simple" xlink:show="embed" xlink:actuate="onLoad"/></draw:frame></text:p>
      <text:p text:style-name="P27">Bsp: <text:s/><draw:frame draw:style-name="fr1" draw:name="Objekt16" text:anchor-type="as-char" svg:y="-0.885cm" svg:width="5.368cm" svg:height="1.522cm" draw:z-index="51"><draw:object xlink:href="./Object 55" xlink:type="simple" xlink:show="embed" xlink:actuate="onLoad"/><draw:image xlink:href="./ObjectReplacements/Object 55" xlink:type="simple" xlink:show="embed" xlink:actuate="onLoad"/></draw:frame></text:p>
      <text:p text:style-name="P27"/>
      <text:p text:style-name="P27"><text:s/><text:tab/><text:span text:style-name="T73"> </text:span>Eigenvektor für <text:span text:style-name="T17">λ=3</text:span></text:p>
      <text:p text:style-name="P61"><text:tab/><draw:frame draw:style-name="fr1" draw:name="Objekt61" text:anchor-type="as-char" svg:y="-0.885cm" svg:width="8.244cm" svg:height="1.535cm" draw:z-index="58"><draw:object xlink:href="./Object 61" xlink:type="simple" xlink:show="embed" xlink:actuate="onLoad"/><draw:image xlink:href="./ObjectReplacements/Object 61" xlink:type="simple" xlink:show="embed" xlink:actuate="onLoad"/><svg:desc>Formel</svg:desc></draw:frame></text:p>
      <text:p text:style-name="P61"><text:tab/><draw:frame draw:style-name="fr1" draw:name="Objekt62" text:anchor-type="as-char" svg:y="-0.877cm" svg:width="15.485cm" svg:height="1.6cm" draw:z-index="59"><draw:object xlink:href="./Object 62" xlink:type="simple" xlink:show="embed" xlink:actuate="onLoad"/><draw:image xlink:href="./ObjectReplacements/Object 62" xlink:type="simple" xlink:show="embed" xlink:actuate="onLoad"/><svg:desc>Formel</svg:desc></draw:frame></text:p>
      <text:p text:style-name="P34"><text:s/></text:p>
      <text:p text:style-name="P34"/>
      <text:p text:style-name="P34"><text:span text:style-name="T74">Analysis</text:span><text:span text:style-name="T75">:</text:span></text:p>
      <text:p text:style-name="P34">Newton-Verfahren:<draw:frame draw:style-name="fr1" draw:name="Objekt4" text:anchor-type="as-char" svg:y="-0.693cm" svg:width="3.306cm" svg:height="1.145cm" draw:z-index="60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34"><text:span text:style-name="T4">Ableitungen</text:span>: <text:s text:c="3"/><text:tab/><text:tab/><text:tab/><text:tab/><text:tab/><text:span text:style-name="T63">Abgeleitetet <text:s/><text:tab/> </text:span><text:span text:style-name="T66">Nichtabgeleitet</text:span></text:p>
      <text:p text:style-name="P34">Produktregel:<draw:frame draw:style-name="fr1" draw:name="Objekt5" text:anchor-type="as-char" svg:y="-0.386cm" svg:width="3.096cm" svg:height="0.51cm" draw:z-index="61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34"/>
      <text:p text:style-name="P34">Quotientenregel : <draw:frame draw:style-name="fr1" draw:name="Objekt6" text:anchor-type="as-char" svg:y="-0.623cm" svg:width="7.945cm" svg:height="1.064cm" draw:z-index="62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34"/>
      <text:p text:style-name="P34">Kettenregel:<text:tab/><draw:frame draw:style-name="fr1" draw:name="Objekt7" text:anchor-type="as-char" svg:y="-0.386cm" svg:width="5.205cm" svg:height="0.51cm" draw:z-index="63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34"/>
      <text:p text:style-name="P54">Integrale:<text:span text:style-name="T59"> <text:s text:c="2"/><text:tab/><text:tab/><text:tab/><text:tab/><text:tab/><text:tab/></text:span><text:span text:style-name="T62">Abgeleitetet <text:s/><text:tab/> </text:span><text:span text:style-name="T67">Integriert</text:span><text:span text:style-name="T64"> <text:s/><text:tab/></text:span><text:span text:style-name="T65">Unverändert</text:span></text:p>
      <text:p text:style-name="P52">bestimmtes Integral <draw:frame draw:style-name="fr1" draw:name="Objekt57" text:anchor-type="as-char" svg:y="-0.743cm" svg:width="7.031cm" svg:height="1.199cm" draw:z-index="64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38"/>
      <text:p text:style-name="P38">partielle Integration<text:tab/><text:tab/><draw:frame draw:style-name="fr1" draw:name="Objekt20" text:anchor-type="as-char" svg:y="-0.462cm" svg:width="4.353cm" svg:height="0.637cm" draw:z-index="65"><draw:object xlink:href="./Object 21" xlink:type="simple" xlink:show="embed" xlink:actuate="onLoad"/><draw:image xlink:href="./ObjectReplacements/Object 21" xlink:type="simple" xlink:show="embed" xlink:actuate="onLoad"/><svg:desc>Formel</svg:desc></draw:frame></text:p>
      <text:p text:style-name="P38"><text:tab/><text:tab/><text:tab/><text:tab/><text:tab/><draw:frame draw:style-name="fr1" draw:name="Objekt58" text:anchor-type="as-char" svg:y="-0.743cm" svg:width="4.994cm" svg:height="1.199cm" draw:z-index="66"><draw:object xlink:href="./Object 22" xlink:type="simple" xlink:show="embed" xlink:actuate="onLoad"/><draw:image xlink:href="./ObjectReplacements/Object 22" xlink:type="simple" xlink:show="embed" xlink:actuate="onLoad"/><svg:desc>Formel</svg:desc></draw:frame></text:p>
      <text:p text:style-name="P53">Substitution: <draw:frame draw:style-name="fr1" draw:name="Objekt21" text:anchor-type="as-char" svg:y="-0.462cm" svg:width="3.635cm" svg:height="0.637cm" draw:z-index="67"><draw:object xlink:href="./Object 57" xlink:type="simple" xlink:show="embed" xlink:actuate="onLoad"/><draw:image xlink:href="./ObjectReplacements/Object 57" xlink:type="simple" xlink:show="embed" xlink:actuate="onLoad"/><svg:desc>Formel</svg:desc></draw:frame></text:p>
      <text:p text:style-name="P38"><text:tab/><text:tab/><text:tab/><text:span text:style-name="T1">Substituieren von g(x) = t <text:s/>und <text:s/>g'(x)dx = dt </text:span></text:p>
      <text:p text:style-name="P38"><text:tab/><text:tab/><text:tab/><text:span text:style-name="T39">bei bestimmten Integralen Grenzen mitsubstituieren</text:span></text:p>
      <text:p text:style-name="P53"><text:tab/><text:tab/><text:tab/><text:span text:style-name="T36">Am Ende zurückeinsetzen.</text:span><text:span text:style-name="T42"><text:tab/><text:tab/><text:tab/></text:span></text:p>
      <text:p text:style-name="P38"><text:span text:style-name="T1">Bsp: </text:span><text:span text:style-name="T1"><draw:frame draw:style-name="fr1" draw:name="Objekt22" text:anchor-type="as-char" svg:y="-0.619cm" svg:width="12.769cm" svg:height="0.998cm" draw:z-index="68"><draw:object xlink:href="./Object 58" xlink:type="simple" xlink:show="embed" xlink:actuate="onLoad"/><draw:image xlink:href="./ObjectReplacements/Object 58" xlink:type="simple" xlink:show="embed" xlink:actuate="onLoad"/><svg:desc>Formel</svg:desc></draw:frame></text:span><text:span text:style-name="T1"><text:tab/><text:tab/></text:span></text:p>
      <text:p text:style-name="P38"><text:span text:style-name="T33">Bsp: </text:span><text:span text:style-name="T33"><draw:frame draw:style-name="fr1" draw:name="Objekt59" text:anchor-type="as-char" svg:y="-0.778cm" svg:width="6.959cm" svg:height="1.268cm" draw:z-index="69"><draw:object xlink:href="./Object 59" xlink:type="simple" xlink:show="embed" xlink:actuate="onLoad"/><draw:image xlink:href="./ObjectReplacements/Object 59" xlink:type="simple" xlink:show="embed" xlink:actuate="onLoad"/><svg:desc>Formel</svg:desc></draw:frame></text:span></text:p>
      <text:p text:style-name="P42"><text:tab/><text:tab/></text:p>
      <text:p text:style-name="P42"><text:soft-page-break/><text:tab/><text:span text:style-name="T34">Ableitungen<text:tab/><text:tab/><text:tab/><text:tab/><text:tab/><text:tab/><text:tab/><text:tab/>Integrale</text:span></text:p>
      <text:p text:style-name="P58"><draw:frame draw:style-name="fr2" draw:name="Objekt60" text:anchor-type="paragraph" svg:x="1.662cm" svg:y="0.074cm" svg:width="13.677cm" svg:height="16.739cm" draw:z-index="1"><draw:object xlink:href="./Object 60" xlink:type="simple" xlink:show="embed" xlink:actuate="onLoad"/><draw:image xlink:href="./ObjectReplacements/Object 60" xlink:type="simple" xlink:show="embed" xlink:actuate="onLoad"/><svg:desc>OLE-Objekt</svg:desc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2">Hinweis: <draw:frame draw:style-name="fr3" draw:name="Objekt107" text:anchor-type="as-char" svg:y="-0.725cm" svg:width="1.453cm" svg:height="0.817cm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36"/>
      <text:p text:style-name="P36"/>
      <text:p text:style-name="P36"/>
      <text:p text:style-name="P36"><text:span text:style-name="T4">Taylorreihe</text:span>: <text:s/><draw:frame draw:style-name="fr1" draw:name="Objekt64" text:anchor-type="as-char" svg:y="-0.75cm" svg:width="9.88cm" svg:height="1.127cm" draw:z-index="70"><draw:object xlink:href="./Object 64" xlink:type="simple" xlink:show="embed" xlink:actuate="onLoad"/><draw:image xlink:href="./ObjectReplacements/Object 64" xlink:type="simple" xlink:show="embed" xlink:actuate="onLoad"/><svg:desc>Formel</svg:desc></draw:frame></text:p>
      <text:p text:style-name="P36"><text:tab/>(Ordnung <text:span text:style-name="T40">gibt an wie weit gebildet werden soll z.B. 4ter Ordnung → bis zum term mit f'''')</text:span></text:p>
      <text:p text:style-name="P35"/>
      <text:p text:style-name="P35">Beispielreihen: <text:s text:c="2"/>( Für Grenzwertberechnung einsetzen und die höchste Potenz betrachten)</text:p>
      <text:p text:style-name="P35"><draw:frame draw:style-name="fr1" draw:name="Objekt65" text:anchor-type="as-char" svg:y="-0.681cm" svg:width="4.45cm" svg:height="1.058cm" draw:z-index="71"><draw:object xlink:href="./Object 65" xlink:type="simple" xlink:show="embed" xlink:actuate="onLoad"/><draw:image xlink:href="./ObjectReplacements/Object 65" xlink:type="simple" xlink:show="embed" xlink:actuate="onLoad"/><svg:desc>Formel</svg:desc></draw:frame>;<draw:frame draw:style-name="fr1" draw:name="Objekt66" text:anchor-type="as-char" svg:y="-0.683cm" svg:width="5.011cm" svg:height="1.064cm" draw:z-index="82"><draw:object xlink:href="./Object 66" xlink:type="simple" xlink:show="embed" xlink:actuate="onLoad"/><draw:image xlink:href="./ObjectReplacements/Object 66" xlink:type="simple" xlink:show="embed" xlink:actuate="onLoad"/><svg:desc>Formel</svg:desc></draw:frame>;<draw:frame draw:style-name="fr1" draw:name="Objekt67" text:anchor-type="as-char" svg:y="-0.683cm" svg:width="3.955cm" svg:height="1.064cm" draw:z-index="83"><draw:object xlink:href="./Object 67" xlink:type="simple" xlink:show="embed" xlink:actuate="onLoad"/><draw:image xlink:href="./ObjectReplacements/Object 67" xlink:type="simple" xlink:show="embed" xlink:actuate="onLoad"/><svg:desc>Formel</svg:desc></draw:frame></text:p>
      <text:p text:style-name="P19"/>
      <text:p text:style-name="P19"/>
      <text:p text:style-name="P19"/>
      <text:p text:style-name="P17"/>
      <text:p text:style-name="P17"><text:soft-page-break/><text:span text:style-name="T4">Grenzwerte</text:span>: <text:tab/></text:p>
      <text:p text:style-name="P17"><draw:frame draw:style-name="fr1" draw:name="Objekt30" text:anchor-type="as-char" svg:y="-0.683cm" svg:width="12.224cm" svg:height="1.124cm" draw:z-index="52"><draw:object xlink:href="./Object 30" xlink:type="simple" xlink:show="embed" xlink:actuate="onLoad"/><draw:image xlink:href="./ObjectReplacements/Object 30" xlink:type="simple" xlink:show="embed" xlink:actuate="onLoad"/></draw:frame><text:tab/></text:p>
      <text:p text:style-name="P17"/>
      <text:p text:style-name="P15"><text:span text:style-name="T4">Folgen</text:span>:</text:p>
      <text:p text:style-name="P20"><text:span text:style-name="T32">Kontraktionskriterium:<text:tab/></text:span><draw:frame draw:style-name="fr1" draw:name="Objekt56" text:anchor-type="as-char" svg:y="-0.686cm" svg:width="2.344cm" svg:height="1.131cm" draw:z-index="84"><draw:object xlink:href="./Object 56" xlink:type="simple" xlink:show="embed" xlink:actuate="onLoad"/><draw:image xlink:href="./ObjectReplacements/Object 56" xlink:type="simple" xlink:show="embed" xlink:actuate="onLoad"/><svg:desc>Formel</svg:desc></draw:frame></text:p>
      <text:p text:style-name="P18">l'Hopital<text:tab/><text:tab/><text:tab/><text:tab/><draw:frame draw:style-name="fr1" draw:name="Objekt19" text:anchor-type="as-char" svg:y="-0.661cm" svg:width="7.066cm" svg:height="1.08cm" draw:z-index="85"><draw:object xlink:href="./Object 19" xlink:type="simple" xlink:show="embed" xlink:actuate="onLoad"/><draw:image xlink:href="./ObjectReplacements/Object 19" xlink:type="simple" xlink:show="embed" xlink:actuate="onLoad"/></draw:frame></text:p>
      <text:p text:style-name="P17"/>
      <text:p text:style-name="P22"><text:span text:style-name="T4">Reihen</text:span>: <text:s/><draw:frame draw:style-name="fr1" draw:name="Objekt63" text:anchor-type="as-char" svg:y="-0.561cm" svg:width="1.124cm" svg:height="0.716cm" draw:z-index="86"><draw:object xlink:href="./Object 63" xlink:type="simple" xlink:show="embed" xlink:actuate="onLoad"/><draw:image xlink:href="./ObjectReplacements/Object 63" xlink:type="simple" xlink:show="embed" xlink:actuate="onLoad"/></draw:frame> <text:s text:c="11"/><text:span text:style-name="T60">(</text:span>Notwendig für Grenzwert: Summenterm → 0<text:span text:style-name="T60">)</text:span></text:p>
      <text:p text:style-name="P21">Majorantenkriterium : <text:tab/><draw:frame draw:style-name="fr1" draw:name="Objekt31" text:anchor-type="as-char" svg:y="-0.432cm" svg:width="10.911cm" svg:height="0.587cm" draw:z-index="53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Minorantenkriterium : <text:tab/><draw:frame draw:style-name="fr1" draw:name="Objekt32" text:anchor-type="as-char" svg:y="-0.432cm" svg:width="10.619cm" svg:height="0.587cm" draw:z-index="54"><draw:object xlink:href="./Object 32" xlink:type="simple" xlink:show="embed" xlink:actuate="onLoad"/><draw:image xlink:href="./ObjectReplacements/Object 32" xlink:type="simple" xlink:show="embed" xlink:actuate="onLoad"/><svg:desc>Formel</svg:desc></draw:frame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59"><text:span text:style-name="T38">Quotientenkriterium:</text:span><text:span text:style-name="T13"><text:tab/></text:span><text:span text:style-name="T13"><draw:frame draw:style-name="fr1" draw:name="Objekt33" text:anchor-type="as-char" svg:y="-0.688cm" svg:width="1.951cm" svg:height="1.134cm" draw:z-index="88"><draw:object xlink:href="./Object 33" xlink:type="simple" xlink:show="embed" xlink:actuate="onLoad"/><draw:image xlink:href="./ObjectReplacements/Object 33" xlink:type="simple" xlink:show="embed" xlink:actuate="onLoad"/></draw:frame></text:span> </text:p>
            <text:p text:style-name="P59"><text:tab/><text:tab/><text:tab/><text:tab/>&lt;1: konvergent;<text:tab/> &gt;1 divergent; <text:tab/><text:tab/>Die Fälle =1 in Summe einsetzen</text:p>
            <text:p text:style-name="P63">Bsp: <text:s/></text:p>
            <text:p text:style-name="P63"><text:span text:style-name="T61">1.</text:span><draw:frame draw:style-name="fr1" draw:name="Objekt79" text:anchor-type="as-char" svg:y="-1.485cm" svg:width="16.369cm" svg:height="2.392cm" draw:z-index="89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71">2.</text:p>
            <text:p text:style-name="P64"><draw:frame draw:style-name="fr1" draw:name="Objekt89" text:anchor-type="as-char" svg:y="-1.312cm" svg:width="3.203cm" svg:height="2.475cm" draw:z-index="90"><draw:object xlink:href="./Object 89" xlink:type="simple" xlink:show="embed" xlink:actuate="onLoad"/><draw:image xlink:href="./ObjectReplacements/Object 89" xlink:type="simple" xlink:show="embed" xlink:actuate="onLoad"/></draw:frame></text:p>
            <text:p text:style-name="P65">3. x = 10/3 in Summe einsetzen → Konvergent nach Leibnizkriterium</text:p>
            <text:p text:style-name="P65"><text:s text:c="4"/>x= 4 in Summe einsetzen → Konvergent weil a<text:span text:style-name="T46">n</text:span> &lt; 1/n² (Majorantenkriterium)</text:p>
            <text:p text:style-name="P65">4. =&gt; konvergent für <draw:frame draw:style-name="fr1" draw:name="Objekt90" text:anchor-type="as-char" svg:y="-0.377cm" svg:width="2.258cm" svg:height="0.482cm" draw:z-index="91"><draw:object xlink:href="./Object 90" xlink:type="simple" xlink:show="embed" xlink:actuate="onLoad"/><draw:image xlink:href="./ObjectReplacements/Object 90" xlink:type="simple" xlink:show="embed" xlink:actuate="onLoad"/></draw:frame> </text:p>
          </table:table-cell>
        </table:table-row>
      </table:table>
      <text:p text:style-name="P60"><text:span text:style-name="T14">Wurzel</text:span><text:span text:style-name="T13">kriterium:<text:tab/><text:tab/></text:span><text:span text:style-name="T13"><draw:frame draw:style-name="fr1" draw:name="Objekt34" text:anchor-type="as-char" svg:y="-0.436cm" svg:width="7.835cm" svg:height="0.81cm" draw:z-index="55"><draw:object xlink:href="./Object 34" xlink:type="simple" xlink:show="embed" xlink:actuate="onLoad"/><draw:image xlink:href="./ObjectReplacements/Object 34" xlink:type="simple" xlink:show="embed" xlink:actuate="onLoad"/><svg:desc>Formel</svg:desc></draw:frame></text:span></text:p>
      <text:p text:style-name="P23">Integralkriterium:<text:tab/><text:tab/><draw:frame draw:style-name="fr1" draw:name="Objekt35" text:anchor-type="as-char" svg:y="-0.589cm" svg:width="11.897cm" svg:height="1.046cm" draw:z-index="56"><draw:object xlink:href="./Object 35" xlink:type="simple" xlink:show="embed" xlink:actuate="onLoad"/><draw:image xlink:href="./ObjectReplacements/Object 35" xlink:type="simple" xlink:show="embed" xlink:actuate="onLoad"/></draw:frame></text:p>
      <text:p text:style-name="P23"/>
      <text:p text:style-name="P24">Leibnizkriterium: <text:tab/><text:tab/><draw:frame draw:style-name="fr1" draw:name="Objekt36" text:anchor-type="as-char" svg:y="-0.713cm" svg:width="9.225cm" svg:height="1.094cm" draw:z-index="57"><draw:object xlink:href="./Object 36" xlink:type="simple" xlink:show="embed" xlink:actuate="onLoad"/><draw:image xlink:href="./ObjectReplacements/Object 36" xlink:type="simple" xlink:show="embed" xlink:actuate="onLoad"/></draw:frame></text:p>
      <text:p text:style-name="P24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><text:span text:style-name="T4">Tangentialebene</text:span> an Stelle (x0,y0): <draw:frame draw:style-name="fr1" draw:name="Objekt42" text:anchor-type="as-char" svg:y="-0.386cm" svg:width="4.798cm" svg:height="0.542cm" draw:z-index="5"><draw:object xlink:href="./Object 42" xlink:type="simple" xlink:show="embed" xlink:actuate="onLoad"/><draw:image xlink:href="./ObjectReplacements/Object 42" xlink:type="simple" xlink:show="embed" xlink:actuate="onLoad"/></draw:frame>; <text:span text:style-name="T15">(x0,y0) in f, fx und fy einsetzen</text:span></text:p>
      <text:p text:style-name="P37"/>
      <text:p text:style-name="P49">Bsp: <draw:frame draw:style-name="fr1" draw:name="Objekt69" text:anchor-type="as-char" svg:y="-0.437cm" svg:width="13.033cm" svg:height="0.559cm" draw:z-index="6"><draw:object xlink:href="./Object 69" xlink:type="simple" xlink:show="embed" xlink:actuate="onLoad"/><draw:image xlink:href="./ObjectReplacements/Object 69" xlink:type="simple" xlink:show="embed" xlink:actuate="onLoad"/></draw:frame></text:p>
      <text:p text:style-name="P49"><text:tab/><text:tab/>=&gt; <draw:frame draw:style-name="fr1" draw:name="Objekt70" text:anchor-type="as-char" svg:y="-0.386cm" svg:width="5.526cm" svg:height="0.506cm" draw:z-index="7"><draw:object xlink:href="./Object 70" xlink:type="simple" xlink:show="embed" xlink:actuate="onLoad"/><draw:image xlink:href="./ObjectReplacements/Object 70" xlink:type="simple" xlink:show="embed" xlink:actuate="onLoad"/></draw:frame></text:p>
      <text:p text:style-name="P49"/>
      <text:p text:style-name="P39"><text:span text:style-name="T4">Normalenvektor</text:span> an der Stelle <text:s/>(x0,y0): <text:s/><draw:frame draw:style-name="fr1" draw:name="Objekt43" text:anchor-type="as-char" svg:y="-0.963cm" svg:width="3.261cm" svg:height="1.677cm" draw:z-index="92"><draw:object xlink:href="./Object 43" xlink:type="simple" xlink:show="embed" xlink:actuate="onLoad"/><draw:image xlink:href="./ObjectReplacements/Object 43" xlink:type="simple" xlink:show="embed" xlink:actuate="onLoad"/></draw:frame>; <text:span text:style-name="T15">in fx und fy <text:s/>(x0,y0) einsetzen</text:span></text:p>
      <text:p text:style-name="P50">Bsp: (<text:span text:style-name="T68">vgl.</text:span> Tangentialebene) =&gt; <draw:frame draw:style-name="fr1" draw:name="Objekt71" text:anchor-type="as-char" svg:y="-0.984cm" svg:width="7.265cm" svg:height="1.722cm" draw:z-index="10"><draw:object xlink:href="./Object 71" xlink:type="simple" xlink:show="embed" xlink:actuate="onLoad"/><draw:image xlink:href="./ObjectReplacements/Object 71" xlink:type="simple" xlink:show="embed" xlink:actuate="onLoad"/><svg:desc>Formel</svg:desc></draw:frame></text:p>
      <text:p text:style-name="P50"/>
      <text:p text:style-name="P50"/>
      <text:p text:style-name="P50"/>
      <text:p text:style-name="P37"/>
      <text:p text:style-name="P41"/>
      <text:p text:style-name="P41"><text:span text:style-name="T4">Stationäre Stellen</text:span> :</text:p>
      <text:p text:style-name="P43"><text:span text:style-name="T68">1.</text:span> <draw:frame draw:style-name="fr1" draw:name="Objekt44" text:anchor-type="as-char" svg:y="-0.603cm" svg:width="6.195cm" svg:height="1.062cm" draw:z-index="93"><draw:object xlink:href="./Object 44" xlink:type="simple" xlink:show="embed" xlink:actuate="onLoad"/><draw:image xlink:href="./ObjectReplacements/Object 44" xlink:type="simple" xlink:show="embed" xlink:actuate="onLoad"/></draw:frame></text:p>
      <text:p text:style-name="P43"><text:span text:style-name="T41">Bsp:</text:span><draw:frame draw:style-name="fr1" draw:name="Objekt72" text:anchor-type="as-char" svg:y="-0.586cm" svg:width="3.507cm" svg:height="1.018cm" draw:z-index="94"><draw:object xlink:href="./Object 72" xlink:type="simple" xlink:show="embed" xlink:actuate="onLoad"/><draw:image xlink:href="./ObjectReplacements/Object 72" xlink:type="simple" xlink:show="embed" xlink:actuate="onLoad"/></draw:frame></text:p>
      <text:p text:style-name="P51">2. <text:s text:c="2"/><text:span text:style-name="T9">Typ der Stationären Stellen: In </text:span><text:span text:style-name="T9"><draw:frame draw:style-name="fr1" draw:name="Objekt45" text:anchor-type="as-char" svg:y="-0.683cm" svg:width="2.679cm" svg:height="1.12cm" draw:z-index="95"><draw:object xlink:href="./Object 45" xlink:type="simple" xlink:show="embed" xlink:actuate="onLoad"/><draw:image xlink:href="./ObjectReplacements/Object 45" xlink:type="simple" xlink:show="embed" xlink:actuate="onLoad"/></draw:frame></text:span><text:span text:style-name="T9"> die Stationären Stellen einsetzen: <text:s text:c="5"/></text:span></text:p>
      <text:p text:style-name="P39"><text:tab/><text:tab/><text:tab/><text:tab/><text:span text:style-name="T41">det(</text:span>H<text:span text:style-name="T41">)</text:span> &lt; 0: <text:tab/>Sattelpunkt</text:p>
      <text:p text:style-name="P37"><text:tab/><text:tab/><text:tab/><text:tab/><text:span text:style-name="T41">det(H) &gt; 0: <text:tab/>fxx &gt; 0 : <text:s/>Minimum</text:span></text:p>
      <text:p text:style-name="P37"><text:tab/><text:tab/><text:tab/><text:tab/><text:tab/><text:tab/><text:tab/><text:span text:style-name="T9">fxx &lt; 0 : <text:s/>Maximum</text:span></text:p>
      <text:p text:style-name="P37"/>
      <text:p text:style-name="P3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4">Differenzengleichungen</text:span>:<draw:frame draw:style-name="fr1" draw:name="Objekt37" text:anchor-type="as-char" svg:y="-0.386cm" svg:width="4.616cm" svg:height="0.542cm" draw:z-index="11"><draw:object xlink:href="./Object 37" xlink:type="simple" xlink:show="embed" xlink:actuate="onLoad"/><draw:image xlink:href="./ObjectReplacements/Object 37" xlink:type="simple" xlink:show="embed" xlink:actuate="onLoad"/></draw:frame><text:tab/><text:tab/></text:p>
      <text:p text:style-name="P45"><text:span text:style-name="T68"><text:tab/><text:tab/>Bsp:</text:span><text:span text:style-name="T68"><draw:frame draw:style-name="fr1" draw:name="Objekt46" text:anchor-type="as-char" svg:y="-0.439cm" svg:width="4.341cm" svg:height="0.594cm" draw:z-index="98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45"/>
      <text:p text:style-name="P47"><text:span text:style-name="T41">1. </text:span>Charakteristitsches Polynom bilden → Nullstellen :<text:tab/><text:tab/><draw:frame draw:style-name="fr1" draw:name="Objekt38" text:anchor-type="as-char" svg:y="-0.439cm" svg:width="2.612cm" svg:height="0.531cm" draw:z-index="12"><draw:object xlink:href="./Object 38" xlink:type="simple" xlink:show="embed" xlink:actuate="onLoad"/><draw:image xlink:href="./ObjectReplacements/Object 38" xlink:type="simple" xlink:show="embed" xlink:actuate="onLoad"/></draw:frame></text:p>
      <text:p text:style-name="P47"><text:span text:style-name="T68"><text:tab/><text:tab/>Bsp: </text:span><text:span text:style-name="T68"><draw:frame draw:style-name="fr1" draw:name="Objekt47" text:anchor-type="as-char" svg:y="-0.439cm" svg:width="2.558cm" svg:height="0.531cm" draw:z-index="99"><draw:object xlink:href="./Object 47" xlink:type="simple" xlink:show="embed" xlink:actuate="onLoad"/><draw:image xlink:href="./ObjectReplacements/Object 47" xlink:type="simple" xlink:show="embed" xlink:actuate="onLoad"/></draw:frame></text:span><text:span text:style-name="T68"><text:tab/>=&gt; (a-b-c-Formel) =&gt; <text:tab/></text:span><text:span text:style-name="T68"><draw:frame draw:style-name="fr1" draw:name="Objekt48" text:anchor-type="as-char" svg:y="-0.377cm" svg:width="2.985cm" svg:height="0.533cm" draw:z-index="100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46"/>
      <text:p text:style-name="P46"><text:span text:style-name="T41">2. </text:span>homogene Lösungsgesamtheit <text:s/><draw:frame draw:style-name="fr1" draw:name="Objekt51" text:anchor-type="as-char" svg:y="-0.443cm" svg:width="0.746cm" svg:height="0.598cm" draw:z-index="13"><draw:object xlink:href="./Object 51" xlink:type="simple" xlink:show="embed" xlink:actuate="onLoad"/><draw:image xlink:href="./ObjectReplacements/Object 51" xlink:type="simple" xlink:show="embed" xlink:actuate="onLoad"/></draw:frame>( wenn <text:span text:style-name="T16">f</text:span>(x) = 0 „<text:span text:style-name="T16">echte“ Lösungsgesamtheit</text:span>) : </text:p>
      <text:p text:style-name="P46">- 2 Nullstellen:<text:tab/><text:tab/><draw:frame draw:style-name="fr1" draw:name="Objekt39" text:anchor-type="as-char" svg:y="-0.443cm" svg:width="2.865cm" svg:height="0.598cm" draw:z-index="101"><draw:object xlink:href="./Object 39" xlink:type="simple" xlink:show="embed" xlink:actuate="onLoad"/><draw:image xlink:href="./ObjectReplacements/Object 39" xlink:type="simple" xlink:show="embed" xlink:actuate="onLoad"/></draw:frame></text:p>
      <text:p text:style-name="P44">- <text:span text:style-name="T8">doppelte Nullstelle: <text:tab/></text:span><text:span text:style-name="T8"><draw:frame draw:style-name="fr1" draw:name="Objekt40" text:anchor-type="as-char" svg:y="-0.443cm" svg:width="3.595cm" svg:height="0.598cm" draw:z-index="102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44"><text:tab/><text:tab/><text:span text:style-name="T68">Bsp: <text:s/></text:span><text:span text:style-name="T68"><draw:frame draw:style-name="fr1" draw:name="Objekt91" text:anchor-type="as-char" svg:y="-0.443cm" svg:width="4.069cm" svg:height="0.598cm" draw:z-index="103"><draw:object xlink:href="./Object 91" xlink:type="simple" xlink:show="embed" xlink:actuate="onLoad"/><draw:image xlink:href="./ObjectReplacements/Object 91" xlink:type="simple" xlink:show="embed" xlink:actuate="onLoad"/><svg:desc>Formel</svg:desc></draw:frame></text:span></text:p>
      <text:p text:style-name="P44"/>
      <text:p text:style-name="P62"><text:span text:style-name="T12">3</text:span><text:span text:style-name="T10">. </text:span><text:span text:style-name="T11">Partikulärlösung: </text:span><text:span text:style-name="T11"><draw:frame draw:style-name="fr1" draw:name="Objekt41" text:anchor-type="as-char" svg:y="-0.439cm" svg:width="7.925cm" svg:height="0.561cm" draw:z-index="24"><draw:object xlink:href="./Object 41" xlink:type="simple" xlink:show="embed" xlink:actuate="onLoad"/><draw:image xlink:href="./ObjectReplacements/Object 41" xlink:type="simple" xlink:show="embed" xlink:actuate="onLoad"/></draw:frame></text:span><text:span text:style-name="T11">:</text:span></text:p>
      <text:p text:style-name="P46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70">Fall:</text:p>
          </table:table-cell>
          <table:table-cell table:style-name="Tabelle2.A1" office:value-type="string">
            <text:p text:style-name="P67">immer</text:p>
          </table:table-cell>
          <table:table-cell table:style-name="Tabelle2.A1" office:value-type="string">
            <text:p text:style-name="P67">Anzahl der <text:span text:style-name="T18"><draw:frame draw:style-name="fr1" draw:name="Objekt77" text:anchor-type="as-char" svg:y="-0.318cm" svg:width="1.233cm" svg:height="0.473cm" draw:z-index="25"><draw:object xlink:href="./Object 77" xlink:type="simple" xlink:show="embed" xlink:actuate="onLoad"/><draw:image xlink:href="./ObjectReplacements/Object 77" xlink:type="simple" xlink:show="embed" xlink:actuate="onLoad"/></draw:frame></text:span><text:span text:style-name="T18"> <text:s text:c="8"/>//</text:span><text:span text:style-name="T24">λ</text:span><text:span text:style-name="T19"> aus 1.</text:span></text:p>
          </table:table-cell>
          <table:table-cell table:style-name="Tabelle2.A1" office:value-type="string">
            <text:p text:style-name="P67">immer</text:p>
          </table:table-cell>
          <table:table-cell table:style-name="Tabelle2.E1" office:value-type="string">
            <text:p text:style-name="P67">Grad von p(n)</text:p>
          </table:table-cell>
        </table:table-row>
        <table:table-row>
          <table:table-cell table:style-name="Tabelle2.A2" office:value-type="string">
            <text:p text:style-name="P69">0</text:p>
          </table:table-cell>
          <table:table-cell table:style-name="Tabelle2.A2" office:value-type="string">
            <text:p text:style-name="P66"/>
          </table:table-cell>
          <table:table-cell table:style-name="Tabelle2.A2" office:value-type="string">
            <text:p text:style-name="P68"><draw:frame draw:style-name="fr1" draw:name="Objekt76" text:anchor-type="as-char" svg:y="-0.439cm" svg:width="0.616cm" svg:height="0.464cm" draw:z-index="26"><draw:object xlink:href="./Object 76" xlink:type="simple" xlink:show="embed" xlink:actuate="onLoad"/><draw:image xlink:href="./ObjectReplacements/Object 76" xlink:type="simple" xlink:show="embed" xlink:actuate="onLoad"/></draw:frame></text:p>
          </table:table-cell>
          <table:table-cell table:style-name="Tabelle2.A2" office:value-type="string">
            <text:p text:style-name="P66"/>
          </table:table-cell>
          <table:table-cell table:style-name="Tabelle2.E2" office:value-type="string">
            <text:p text:style-name="P67">a</text:p>
          </table:table-cell>
        </table:table-row>
        <table:table-row>
          <table:table-cell table:style-name="Tabelle2.A2" office:value-type="string">
            <text:p text:style-name="P69">1</text:p>
          </table:table-cell>
          <table:table-cell table:style-name="Tabelle2.A2" office:value-type="string">
            <text:p text:style-name="P66"><draw:frame draw:style-name="fr1" draw:name="Objekt73" text:anchor-type="as-char" svg:y="-0.46cm" svg:width="1.201cm" svg:height="0.616cm" draw:z-index="27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elle2.A2" office:value-type="string">
            <text:p text:style-name="P68"><draw:frame draw:style-name="fr1" draw:name="Objekt75" text:anchor-type="as-char" svg:y="-0.439cm" svg:width="0.878cm" svg:height="0.531cm" draw:z-index="28"><draw:object xlink:href="./Object 75" xlink:type="simple" xlink:show="embed" xlink:actuate="onLoad"/><draw:image xlink:href="./ObjectReplacements/Object 75" xlink:type="simple" xlink:show="embed" xlink:actuate="onLoad"/></draw:frame></text:p>
          </table:table-cell>
          <table:table-cell table:style-name="Tabelle2.A2" office:value-type="string">
            <text:p text:style-name="P66">*</text:p>
          </table:table-cell>
          <table:table-cell table:style-name="Tabelle2.E2" office:value-type="string">
            <text:p text:style-name="P67">(a<text:span text:style-name="T69">n</text:span> +b)</text:p>
          </table:table-cell>
        </table:table-row>
        <table:table-row>
          <table:table-cell table:style-name="Tabelle2.A2" office:value-type="string">
            <text:p text:style-name="P69">2</text:p>
          </table:table-cell>
          <table:table-cell table:style-name="Tabelle2.A2" office:value-type="string">
            <text:p text:style-name="P66"/>
          </table:table-cell>
          <table:table-cell table:style-name="Tabelle2.A2" office:value-type="string">
            <text:p text:style-name="P68"><draw:frame draw:style-name="fr1" draw:name="Objekt74" text:anchor-type="as-char" svg:y="-0.439cm" svg:width="1.007cm" svg:height="0.531cm" draw:z-index="29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elle2.A2" office:value-type="string">
            <text:p text:style-name="P66"/>
          </table:table-cell>
          <table:table-cell table:style-name="Tabelle2.E2" office:value-type="string">
            <text:p text:style-name="P67"><text:span text:style-name="T28">(a</text:span><text:span text:style-name="T29">n</text:span><text:span text:style-name="T28">² + b</text:span><text:span text:style-name="T29">n</text:span><text:span text:style-name="T28"> + c</text:span><text:span text:style-name="T27">)</text:span></text:p>
          </table:table-cell>
        </table:table-row>
      </table:table>
      <text:p text:style-name="P48"/>
      <text:p text:style-name="P48"><text:tab/><text:tab/><text:span text:style-name="T68">Bsp: </text:span><text:span text:style-name="T68"><draw:frame draw:style-name="fr1" draw:name="Objekt92" text:anchor-type="as-char" svg:y="-0.439cm" svg:width="2.237cm" svg:height="0.561cm" draw:z-index="96"><draw:object xlink:href="./Object 92" xlink:type="simple" xlink:show="embed" xlink:actuate="onLoad"/><draw:image xlink:href="./ObjectReplacements/Object 92" xlink:type="simple" xlink:show="embed" xlink:actuate="onLoad"/><svg:desc>Formel</svg:desc></draw:frame></text:span><text:span text:style-name="T68"> =&gt; </text:span><text:span text:style-name="T68"><draw:frame draw:style-name="fr1" draw:name="Objekt94" text:anchor-type="as-char" svg:y="-0.884cm" svg:width="2.942cm" svg:height="1cm" draw:z-index="104"><draw:object xlink:href="./Object 94" xlink:type="simple" xlink:show="embed" xlink:actuate="onLoad"/><draw:image xlink:href="./ObjectReplacements/Object 94" xlink:type="simple" xlink:show="embed" xlink:actuate="onLoad"/></draw:frame></text:span><text:span text:style-name="T68"> </text:span><text:span text:style-name="T20">, Grad von p(n) = 1</text:span></text:p>
      <text:p text:style-name="P48"><text:span text:style-name="T20"><text:tab/><text:tab/><text:tab/>=&gt; </text:span><text:span text:style-name="T20"><draw:frame draw:style-name="fr1" draw:name="Objekt93" text:anchor-type="as-char" svg:y="-0.443cm" svg:width="3.007cm" svg:height="0.598cm" draw:z-index="97"><draw:object xlink:href="./Object 93" xlink:type="simple" xlink:show="embed" xlink:actuate="onLoad"/><draw:image xlink:href="./ObjectReplacements/Object 93" xlink:type="simple" xlink:show="embed" xlink:actuate="onLoad"/><svg:desc>Formel</svg:desc></draw:frame></text:span></text:p>
      <text:p text:style-name="P48"/>
      <text:p text:style-name="P48"><text:span text:style-name="T68">4.</text:span><text:span text:style-name="T68"><draw:frame draw:style-name="fr1" draw:name="Objekt50" text:anchor-type="as-char" svg:y="-0.443cm" svg:width="2.491cm" svg:height="0.598cm" draw:z-index="30"><draw:object xlink:href="./Object 49" xlink:type="simple" xlink:show="embed" xlink:actuate="onLoad"/><draw:image xlink:href="./ObjectReplacements/Object 49" xlink:type="simple" xlink:show="embed" xlink:actuate="onLoad"/></draw:frame></text:span>bestimmen und in <text:span text:style-name="T6">die Angabe</text:span><text:span text:style-name="T41"> für</text:span><text:span text:style-name="T41"><draw:frame draw:style-name="fr1" draw:name="Objekt49" text:anchor-type="as-char" svg:y="-0.377cm" svg:width="2.29cm" svg:height="0.533cm" draw:z-index="31"><draw:object xlink:href="./Object 50" xlink:type="simple" xlink:show="embed" xlink:actuate="onLoad"/><draw:image xlink:href="./ObjectReplacements/Object 50" xlink:type="simple" xlink:show="embed" xlink:actuate="onLoad"/><svg:desc>Formel</svg:desc></draw:frame></text:span> einsetzen</text:p>
      <text:p text:style-name="P75">Berechne a, b, c <text:s/><text:tab/><text:span text:style-name="T25">=&gt; Koeffizientenvergleich;</text:span></text:p>
      <text:p text:style-name="P48"><text:tab/><text:tab/><text:span text:style-name="T69">Bsp: <text:s/>aus 3.</text:span><text:span text:style-name="T58"><draw:frame draw:style-name="fr1" draw:name="Objekt95" text:anchor-type="as-char" svg:y="-0.443cm" svg:width="3.007cm" svg:height="0.598cm" draw:z-index="72"><draw:object xlink:href="./Object 95" xlink:type="simple" xlink:show="embed" xlink:actuate="onLoad"/><draw:image xlink:href="./ObjectReplacements/Object 95" xlink:type="simple" xlink:show="embed" xlink:actuate="onLoad"/><svg:desc>Formel</svg:desc></draw:frame></text:span><text:span text:style-name="T69">→ </text:span><text:span text:style-name="T69"><draw:frame draw:style-name="fr1" draw:name="Objekt96" text:anchor-type="as-char" svg:y="-0.443cm" svg:width="3.882cm" svg:height="0.598cm" draw:z-index="73"><draw:object xlink:href="./Object 96" xlink:type="simple" xlink:show="embed" xlink:actuate="onLoad"/><draw:image xlink:href="./ObjectReplacements/Object 96" xlink:type="simple" xlink:show="embed" xlink:actuate="onLoad"/><svg:desc>Formel</svg:desc></draw:frame></text:span></text:p>
      <text:p text:style-name="P48"><text:tab/><text:tab/><text:tab/><text:tab/><text:tab/><text:tab/><text:tab/><text:tab/> <text:s text:c="2"/>→<text:span text:style-name="T69"> </text:span><text:span text:style-name="T69"><draw:frame draw:style-name="fr1" draw:name="Objekt97" text:anchor-type="as-char" svg:y="-0.443cm" svg:width="4.269cm" svg:height="0.598cm" draw:z-index="74"><draw:object xlink:href="./Object 97" xlink:type="simple" xlink:show="embed" xlink:actuate="onLoad"/><draw:image xlink:href="./ObjectReplacements/Object 97" xlink:type="simple" xlink:show="embed" xlink:actuate="onLoad"/><svg:desc>Formel</svg:desc></draw:frame></text:span></text:p>
      <text:p text:style-name="P48"><text:tab/><text:tab/><text:tab/><text:tab/><text:span text:style-name="T69">=&gt; </text:span><text:span text:style-name="T69"><draw:frame draw:style-name="fr1" draw:name="Objekt98" text:anchor-type="as-char" svg:y="-0.439cm" svg:width="11.718cm" svg:height="0.561cm" draw:z-index="105"><draw:object xlink:href="./Object 98" xlink:type="simple" xlink:show="embed" xlink:actuate="onLoad"/><draw:image xlink:href="./ObjectReplacements/Object 98" xlink:type="simple" xlink:show="embed" xlink:actuate="onLoad"/><svg:desc>Formel</svg:desc></draw:frame></text:span></text:p>
      <text:p text:style-name="P48"><text:tab/><text:tab/><text:tab/><text:tab/><text:span text:style-name="T69">=&gt; </text:span><text:span text:style-name="T69"><draw:frame draw:style-name="fr1" draw:name="Objekt99" text:anchor-type="as-char" svg:y="-0.377cm" svg:width="2.905cm" svg:height="0.469cm" draw:z-index="75"><draw:object xlink:href="./Object 99" xlink:type="simple" xlink:show="embed" xlink:actuate="onLoad"/><draw:image xlink:href="./ObjectReplacements/Object 99" xlink:type="simple" xlink:show="embed" xlink:actuate="onLoad"/><svg:desc>Formel</svg:desc></draw:frame></text:span><text:span text:style-name="T69">→ a= -1</text:span></text:p>
      <text:p text:style-name="P48"><text:tab/><text:tab/><text:tab/><text:tab/><text:tab/><text:span text:style-name="T70">=&gt; </text:span><text:tab/><draw:frame draw:style-name="fr1" draw:name="Objekt100" text:anchor-type="as-char" svg:y="-0.377cm" svg:width="2.355cm" svg:height="0.469cm" draw:z-index="81"><draw:object xlink:href="./Object 100" xlink:type="simple" xlink:show="embed" xlink:actuate="onLoad"/><draw:image xlink:href="./ObjectReplacements/Object 100" xlink:type="simple" xlink:show="embed" xlink:actuate="onLoad"/><svg:desc>Formel</svg:desc></draw:frame>→<text:span text:style-name="T70"> b=0</text:span></text:p>
      <text:p text:style-name="P48"><text:tab/><text:tab/><text:span text:style-name="T70">=&gt; </text:span><text:span text:style-name="T70"><draw:frame draw:style-name="fr1" draw:name="Objekt101" text:anchor-type="as-char" svg:y="-0.443cm" svg:width="2.604cm" svg:height="0.598cm" draw:z-index="87"><draw:object xlink:href="./Object 101" xlink:type="simple" xlink:show="embed" xlink:actuate="onLoad"/><draw:image xlink:href="./ObjectReplacements/Object 101" xlink:type="simple" xlink:show="embed" xlink:actuate="onLoad"/><svg:desc>Formel</svg:desc></draw:frame></text:span></text:p>
      <text:p text:style-name="P48"><text:span text:style-name="T68">5. </text:span>Lösungsgesamtheit: <text:s/><draw:frame draw:style-name="fr1" draw:name="Objekt52" text:anchor-type="as-char" svg:y="-0.443cm" svg:width="2.321cm" svg:height="0.598cm" draw:z-index="32"><draw:object xlink:href="./Object 52" xlink:type="simple" xlink:show="embed" xlink:actuate="onLoad"/><draw:image xlink:href="./ObjectReplacements/Object 52" xlink:type="simple" xlink:show="embed" xlink:actuate="onLoad"/><svg:desc>Formel</svg:desc></draw:frame></text:p>
      <text:p text:style-name="P48"><text:tab/><text:tab/><text:span text:style-name="T70">Bsp: </text:span><text:span text:style-name="T70"><draw:frame draw:style-name="fr1" draw:name="Objekt102" text:anchor-type="as-char" svg:y="-0.981cm" svg:width="5.673cm" svg:height="1.136cm" draw:z-index="76"><draw:object xlink:href="./Object 102" xlink:type="simple" xlink:show="embed" xlink:actuate="onLoad"/><draw:image xlink:href="./ObjectReplacements/Object 102" xlink:type="simple" xlink:show="embed" xlink:actuate="onLoad"/><svg:desc>Formel</svg:desc></draw:frame></text:span></text:p>
      <text:p text:style-name="P44"/>
      <text:p text:style-name="P46"><text:span text:style-name="T71">6. </text:span>Anfangswerte: <text:tab/>gegebene werte in die <text:span text:style-name="T77">allg.</text:span> Lösungsgesamtheit einsetzen </text:p>
      <text:p text:style-name="P46"><text:tab/><text:tab/><text:tab/><text:tab/>werte für c1 c2 bestimmen <text:span text:style-name="T71">und einsetzen</text:span></text:p>
      <text:p text:style-name="P46"><text:tab/><text:tab/><text:span text:style-name="T70">Bsp: </text:span><text:span text:style-name="T70"><draw:frame draw:style-name="fr1" draw:name="Objekt103" text:anchor-type="as-char" svg:y="-0.377cm" svg:width="2.604cm" svg:height="0.533cm" draw:z-index="77"><draw:object xlink:href="./Object 103" xlink:type="simple" xlink:show="embed" xlink:actuate="onLoad"/><draw:image xlink:href="./ObjectReplacements/Object 103" xlink:type="simple" xlink:show="embed" xlink:actuate="onLoad"/></draw:frame></text:span><text:span text:style-name="T70">=&gt; </text:span><text:span text:style-name="T70"><draw:frame draw:style-name="fr1" draw:name="Objekt104" text:anchor-type="as-char" svg:y="-0.377cm" svg:width="5.54cm" svg:height="0.533cm" draw:z-index="78"><draw:object xlink:href="./Object 104" xlink:type="simple" xlink:show="embed" xlink:actuate="onLoad"/><draw:image xlink:href="./ObjectReplacements/Object 104" xlink:type="simple" xlink:show="embed" xlink:actuate="onLoad"/></draw:frame></text:span></text:p>
      <text:p text:style-name="P46"><text:tab/><text:tab/><text:tab/><text:tab/><text:tab/><text:tab/><text:tab/><text:tab/><draw:frame draw:style-name="fr1" draw:name="Objekt105" text:anchor-type="as-char" svg:y="-0.377cm" svg:width="2.963cm" svg:height="0.533cm" draw:z-index="79"><draw:object xlink:href="./Object 105" xlink:type="simple" xlink:show="embed" xlink:actuate="onLoad"/><draw:image xlink:href="./ObjectReplacements/Object 105" xlink:type="simple" xlink:show="embed" xlink:actuate="onLoad"/><svg:desc>Formel</svg:desc></draw:frame></text:p>
      <text:p text:style-name="P46"><text:tab/><text:tab/><text:tab/><text:span text:style-name="T71">=&gt; </text:span><text:span text:style-name="T71"><draw:frame draw:style-name="fr1" draw:name="Objekt106" text:anchor-type="as-char" svg:y="-0.439cm" svg:width="3.896cm" svg:height="0.594cm" draw:z-index="80"><draw:object xlink:href="./Object 106" xlink:type="simple" xlink:show="embed" xlink:actuate="onLoad"/><draw:image xlink:href="./ObjectReplacements/Object 106" xlink:type="simple" xlink:show="embed" xlink:actuate="onLoad"/><svg:desc>Formel</svg:desc></draw:frame></text:span></text:p>
      <text:p text:style-name="P46"/>
      <text:p text:style-name="P46"/>
      <text:p text:style-name="P49">QUADRATISCHE GLEICHUNGEN:</text:p>
      <text:p text:style-name="P49"/>
      <text:p text:style-name="P49"><draw:frame draw:style-name="fr1" draw:name="Objekt68" text:anchor-type="as-char" svg:y="-0.721cm" svg:width="9.068cm" svg:height="1.101cm" draw:z-index="33"><draw:object xlink:href="./Object 68" xlink:type="simple" xlink:show="embed" xlink:actuate="onLoad"/><draw:image xlink:href="./ObjectReplacements/Object 6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5-06-18T14:38:07.953717803</meta:creation-date>
    <dc:date>2016-01-09T10:13:47.949036136</dc:date>
    <dc:creator>peter </dc:creator>
    <meta:editing-duration>PT2H50M21S</meta:editing-duration>
    <meta:editing-cycles>16</meta:editing-cycles>
    <meta:generator>LibreOffice/4.2.8.2$Linux_x86 LibreOffice_project/420m0$Build-2</meta:generator>
    <meta:document-statistic meta:table-count="2" meta:image-count="0" meta:object-count="107" meta:page-count="7" meta:paragraph-count="153" meta:word-count="520" meta:character-count="3555" meta:non-whitespace-character-count="2771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tyle color="red">
                  <msub>
                    <mi>x</mi>
                    <mn>1</mn>
                  </msub>
                </mstyle>
              </mtd>
            </mtr>
            <mtr>
              <mtd>
                <mstyle color="aqua">
                  <msub>
                    <mi>x</mi>
                    <mn>2</mn>
                  </msub>
                </mstyle>
              </mtd>
            </mtr>
            <mtr>
              <mtd>
                <mstyle color="green">
                  <msub>
                    <mi>x</mi>
                    <mn>3</mn>
                  </msub>
                </mstyle>
              </mtd>
            </mtr>
          </mtable>
        </mrow>
        <mo fence="true" stretchy="true">)</mo>
      </mrow>
      <mo stretchy="false">∘</mo>
      <mrow>
        <mrow>
          <mo fence="true" stretchy="true">(</mo>
          <mrow>
            <mtable>
              <mtr>
                <mtd>
                  <mstyle color="red">
                    <msub>
                      <mi>y</mi>
                      <mn>1</mn>
                    </msub>
                  </mstyle>
                </mtd>
              </mtr>
              <mtr>
                <mtd>
                  <mstyle color="aqua">
                    <msub>
                      <mi>y</mi>
                      <mn>2</mn>
                    </msub>
                  </mstyle>
                </mtd>
              </mtr>
              <mtr>
                <mtd>
                  <mstyle color="green">
                    <msub>
                      <mi>y</mi>
                      <mn>3</mn>
                    </msub>
                  </mstyle>
                </mtd>
              </mtr>
            </mtable>
          </mrow>
          <mo fence="true" stretchy="true">)</mo>
        </mrow>
        <mo stretchy="false">=</mo>
        <mrow>
          <mstyle color="red">
            <mrow>
              <msub>
                <mi>x</mi>
                <mn>1</mn>
              </msub>
              <msub>
                <mi>y</mi>
                <mn>1</mn>
              </msub>
            </mrow>
          </mstyle>
          <mo stretchy="false">+</mo>
          <mstyle color="aqua">
            <mrow>
              <msub>
                <mi>x</mi>
                <mn>2</mn>
              </msub>
              <msub>
                <mi>y</mi>
                <mn>2</mn>
              </msub>
            </mrow>
          </mstyle>
          <mo stretchy="false">+</mo>
          <mstyle color="green">
            <mrow>
              <msub>
                <mi>x</mi>
                <mn>3</mn>
              </msub>
              <msub>
                <mi>y</mi>
                <mn>3</mn>
              </msub>
            </mrow>
          </mstyle>
        </mrow>
        <mo stretchy="false">=</mo>
        <mrow>
          <mrow>
            <mo fence="true" stretchy="true">|</mo>
            <mrow>
              <mover accent="true">
                <mi>x</mi>
                <mo stretchy="true">⃗</mo>
              </mover>
            </mrow>
            <mo fence="true" stretchy="true">|</mo>
          </mrow>
          <mo stretchy="false">∗</mo>
          <mrow>
            <mo fence="true" stretchy="true">|</mo>
            <mrow>
              <mover accent="true">
                <mi>y</mi>
                <mo stretchy="true">⃗</mo>
              </mover>
            </mrow>
            <mo fence="true" stretchy="true">|</mo>
          </mrow>
          <mo stretchy="false">∗</mo>
          <mi>cos</mi>
        </mrow>
      </mrow>
      <mrow>
        <mo fence="true" stretchy="false">(</mo>
        <mrow>
          <mi>φ</mi>
        </mrow>
        <mo fence="true" stretchy="false">)</mo>
      </mrow>
    </mrow>
    <annotation encoding="StarMath 5.0">left ( stack { color red {x_1} # color cyan{x_2} #color green{x_3}} right )  circ  left ( stack {color red{y_1} # color cyan {y_2} #color green{y_3}} right )= color red{x_1 y_1}+ color cyan{x_2 y_2}+color green{x_3 y_3 }= ABS{ widevec {x}}*ABS{ widevec {y}}* cos(φ)
</annotation>
  </semantics>
</math>
</file>

<file path=Object 10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a</mi>
            <mo stretchy="false">⃗</mo>
          </mover>
          <mo stretchy="false">+</mo>
          <mi>s</mi>
        </mrow>
      </mrow>
      <mrow>
        <mover accent="true">
          <msub>
            <mi>m</mi>
            <mn>1</mn>
          </msub>
          <mo stretchy="false">⃗</mo>
        </mover>
        <mo stretchy="false">+</mo>
        <mi>t</mi>
      </mrow>
      <mover accent="true">
        <msub>
          <mi>m</mi>
          <mn>2</mn>
        </msub>
        <mo stretchy="false">⃗</mo>
      </mover>
      <mspace width="8em"/>
      <mrow>
        <mover accent="true">
          <mi>a</mi>
          <mo stretchy="false">⃗</mo>
        </mover>
        <mo stretchy="false">=</mo>
        <mi mathvariant="italic">Punkt</mi>
      </mrow>
      <mi mathvariant="italic">der</mi>
      <mi mathvariant="italic">Ebene</mi>
      <mi>,</mi>
      <mspace width="4em"/>
      <mover accent="true">
        <msub>
          <mi>m</mi>
          <mn>1</mn>
        </msub>
        <mo stretchy="false">⃗</mo>
      </mover>
      <mi>,</mi>
      <mrow>
        <mover accent="true">
          <msub>
            <mi>m</mi>
            <mn>2</mn>
          </msub>
          <mo stretchy="false">⃗</mo>
        </mover>
        <mo stretchy="false">=</mo>
        <mi mathvariant="italic">Richtungen</mi>
      </mrow>
      <mi>,</mi>
      <mi mathvariant="italic">nicht</mi>
      <mtext>parallel</mtext>
    </mrow>
    <annotation encoding="StarMath 5.0">vec x = vec a + s vec m_1 + t vec m_2  ~~~~ vec a = Punkt der Ebene, ~~vec m_1 , vec m_2 = Richtungen, nicht "parallel"</annotation>
  </semantics>
</math>
</file>

<file path=Object 100/content.xml><?xml version="1.0" encoding="utf-8"?>
<math xmlns="http://www.w3.org/1998/Math/MathML" display="block">
  <semantics>
    <mrow>
      <mi>n</mi>
      <mrow>
        <munder accentunder="true">
          <mrow>
            <mo stretchy="false">−</mo>
            <mi>b</mi>
          </mrow>
          <mo>̲</mo>
        </munder>
        <mo stretchy="false">=</mo>
        <mstyle color="blue">
          <mn>1</mn>
        </mstyle>
      </mrow>
      <mi>n</mi>
      <munder accentunder="true">
        <mstyle color="blue">
          <mrow>
            <mo stretchy="false">+</mo>
            <mn>0</mn>
          </mrow>
        </mstyle>
        <mo>̲</mo>
      </munder>
    </mrow>
    <annotation encoding="StarMath 5.0">n underline{- b} = color blue {1}  n underline { color blue +0} </annotation>
  </semantics>
</math>
</file>

<file path=Object 101/content.xml><?xml version="1.0" encoding="utf-8"?>
<math xmlns="http://www.w3.org/1998/Math/MathML" display="block">
  <semantics>
    <mrow>
      <mrow>
        <msubsup>
          <mi>x</mi>
          <mi>n</mi>
          <mrow>
            <mo fence="true" stretchy="false">(</mo>
            <mrow>
              <mi>p</mi>
            </mrow>
            <mo fence="true" stretchy="false">)</mo>
          </mrow>
        </msubsup>
        <mo stretchy="false">=</mo>
        <msup>
          <mn>3</mn>
          <mi>n</mi>
        </msup>
      </mrow>
      <mrow>
        <mo fence="true" stretchy="false">(</mo>
        <mrow>
          <mrow>
            <mrow>
              <mo stretchy="false">−</mo>
              <mn>1</mn>
            </mrow>
            <mi>n</mi>
          </mrow>
        </mrow>
        <mo fence="true" stretchy="false">)</mo>
      </mrow>
    </mrow>
    <annotation encoding="StarMath 5.0">x_n ^( p) = 3^n ( -1 n)</annotation>
  </semantics>
</math>
</file>

<file path=Object 102/content.xml><?xml version="1.0" encoding="utf-8"?>
<math xmlns="http://www.w3.org/1998/Math/MathML" display="block">
  <semantics>
    <mrow>
      <msub>
        <mi>x</mi>
        <mi>n</mi>
      </msub>
      <mo stretchy="false">=</mo>
      <mrow>
        <mover>
          <mover>
            <mrow>
              <msub>
                <mi>c</mi>
                <mn>1</mn>
              </msub>
              <mrow>
                <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  <mi>n</mi>
                </msup>
                <mo stretchy="false">+</mo>
                <msub>
                  <mi>c</mi>
                  <mn>2</mn>
                </msub>
              </mrow>
              <msup>
                <mrow>
                  <mo fence="true" stretchy="false">(</mo>
                  <mrow>
                    <mrow>
                      <mo stretchy="false">−</mo>
                      <mn>4</mn>
                    </mrow>
                  </mrow>
                  <mo fence="true" stretchy="false">)</mo>
                </mrow>
                <mi>n</mi>
              </msup>
            </mrow>
            <mo stretchy="true">⏞</mo>
          </mover>
          <msubsup>
            <mi>x</mi>
            <mi>n</mi>
            <mi>h</mi>
          </msubsup>
        </mover>
        <mo stretchy="false">+</mo>
        <mover>
          <mover>
            <mrow>
              <msup>
                <mn>3</mn>
                <mi>n</mi>
              </msup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i>n</mi>
                  </mrow>
                </mrow>
                <mo fence="true" stretchy="false">)</mo>
              </mrow>
            </mrow>
            <mo stretchy="true">⏞</mo>
          </mover>
          <msubsup>
            <mi>x</mi>
            <mi>n</mi>
            <mi>p</mi>
          </msubsup>
        </mover>
      </mrow>
    </mrow>
    <annotation encoding="StarMath 5.0">x_n  = {c_1(-2)^n +c_2 (-4)^n}  overbrace {x_n^h}  + {3^n ( -1 n)} overbrace x_n^p</annotation>
  </semantics>
</math>
</file>

<file path=Object 103/content.xml><?xml version="1.0" encoding="utf-8"?>
<math xmlns="http://www.w3.org/1998/Math/MathML" display="block">
  <semantics>
    <mrow>
      <mrow>
        <msub>
          <mi>x</mi>
          <mn>0</mn>
        </msub>
        <mo stretchy="false">=</mo>
        <mn>2</mn>
      </mrow>
      <mi>;</mi>
      <mrow>
        <msub>
          <mi>x</mi>
          <mn>1</mn>
        </msub>
        <mo stretchy="false">=</mo>
        <mrow>
          <mo stretchy="false">−</mo>
          <mn>7</mn>
        </mrow>
      </mrow>
    </mrow>
    <annotation encoding="StarMath 5.0">x_0 = 2; x_1 = -7</annotation>
  </semantics>
</math>
</file>

<file path=Object 104/content.xml><?xml version="1.0" encoding="utf-8"?>
<math xmlns="http://www.w3.org/1998/Math/MathML" display="block">
  <semantics>
    <mrow>
      <mrow>
        <mrow>
          <msub>
            <mi>c</mi>
            <mn>1</mn>
          </msub>
          <mo stretchy="false">+</mo>
          <msub>
            <mi>c</mi>
            <mn>2</mn>
          </msub>
        </mrow>
        <mo stretchy="false">=</mo>
        <mn>2</mn>
      </mrow>
      <mrow>
        <mrow>
          <mspace width="2em"/>
          <mo stretchy="false">∧</mo>
          <mspace width="2em"/>
        </mrow>
        <mo stretchy="false">−</mo>
        <mn>2</mn>
      </mrow>
      <mrow>
        <msub>
          <mi>c</mi>
          <mn>1</mn>
        </msub>
        <mo stretchy="false">−</mo>
        <mn>4</mn>
      </mrow>
      <mrow>
        <mrow>
          <msub>
            <mi>c</mi>
            <mn>2</mn>
          </msub>
          <mo stretchy="false">−</mo>
          <mn>3</mn>
        </mrow>
        <mo stretchy="false">=</mo>
        <mn>0</mn>
      </mrow>
    </mrow>
    <annotation encoding="StarMath 5.0">c_1 +c_2 = 2 ~&amp;~ -2c_1 -4c_2 -3=0</annotation>
  </semantics>
</math>
</file>

<file path=Object 105/content.xml><?xml version="1.0" encoding="utf-8"?>
<math xmlns="http://www.w3.org/1998/Math/MathML" display="block">
  <semantics>
    <mrow>
      <mtext>=&gt;</mtext>
      <mrow>
        <msub>
          <mi>c</mi>
          <mn>1</mn>
        </msub>
        <mo stretchy="false">=</mo>
        <mn>2</mn>
      </mrow>
      <mspace width="4em"/>
      <mrow>
        <msub>
          <mi>c</mi>
          <mn>2</mn>
        </msub>
        <mo stretchy="false">=</mo>
        <mn>0</mn>
      </mrow>
    </mrow>
    <annotation encoding="StarMath 5.0">"=&gt;" c_1 =2 ~~c_2 = 0 </annotation>
  </semantics>
</math>
</file>

<file path=Object 106/content.xml><?xml version="1.0" encoding="utf-8"?>
<math xmlns="http://www.w3.org/1998/Math/MathML" display="block">
  <semantics>
    <mrow>
      <mrow>
        <msub>
          <mi>x</mi>
          <mi>n</mi>
        </msub>
        <mo stretchy="false">=</mo>
        <mn>2</mn>
      </mrow>
      <mrow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i>n</mi>
        </msup>
        <mo stretchy="false">+</mo>
        <msup>
          <mn>3</mn>
          <mi>n</mi>
        </msup>
      </mrow>
      <mrow>
        <mo fence="true" stretchy="false">(</mo>
        <mrow>
          <mrow>
            <mrow>
              <mo stretchy="false">−</mo>
              <mn>1</mn>
            </mrow>
            <mi>n</mi>
          </mrow>
        </mrow>
        <mo fence="true" stretchy="false">)</mo>
      </mrow>
    </mrow>
    <annotation encoding="StarMath 5.0">x_n  = 2(-2)^n +3^n ( -1 n)</annotation>
  </semantics>
</math>
</file>

<file path=Object 107/content.xml><?xml version="1.0" encoding="utf-8"?>
<math xmlns="http://www.w3.org/1998/Math/MathML" display="block">
  <semantics>
    <mrow>
      <msqrt>
        <mi>x</mi>
      </msqrt>
      <mo stretchy="false">=</mo>
      <msup>
        <mi>x</mi>
        <mfrac>
          <mn>1</mn>
          <mn>2</mn>
        </mfrac>
      </msup>
    </mrow>
    <annotation encoding="StarMath 5.0">sqrt{ x } = x^ {{1} over {2}}</annotation>
  </semantics>
</math>
</file>

<file path=Object 11/content.xml><?xml version="1.0" encoding="utf-8"?>
<math xmlns="http://www.w3.org/1998/Math/MathML" display="block">
  <semantics>
    <mrow>
      <mrow>
        <mrow>
          <mover accent="true">
            <mi>n</mi>
            <mo stretchy="false">⃗</mo>
          </mover>
          <mo stretchy="false">⋅</mo>
          <mover accent="true">
            <mi>x</mi>
            <mo stretchy="false">⃗</mo>
          </mover>
        </mrow>
        <mo stretchy="false">=</mo>
        <mi>d</mi>
      </mrow>
      <mspace width="14em"/>
      <mrow>
        <mover accent="true">
          <mi>n</mi>
          <mo stretchy="false">⃗</mo>
        </mover>
        <mo stretchy="false">⊥</mo>
        <mi mathvariant="italic">Ebene</mi>
      </mrow>
      <mi>,</mi>
      <mspace width="6em"/>
      <mrow>
        <mrow>
          <mo fence="true" stretchy="true">|</mo>
          <mrow>
            <mover accent="true">
              <mi>n</mi>
              <mo stretchy="false">⃗</mo>
            </mover>
          </mrow>
          <mo fence="true" stretchy="true">|</mo>
        </mrow>
        <mo stretchy="false">=</mo>
        <mn>1,</mn>
      </mrow>
      <mspace width="4em"/>
      <mrow>
        <mi>d</mi>
        <mo stretchy="false">=</mo>
        <mi mathvariant="italic">Abstand</mi>
      </mrow>
      <mi mathvariant="italic">zum</mi>
      <mi mathvariant="italic">Nullpunkt</mi>
    </mrow>
    <annotation encoding="StarMath 5.0">vec n  cdot   vec x = d ~~~~~~~ vec n ortho Ebene, ~~~ abs {  vec n } = 1,~~ d = Abstand zum Nullpunkt</annotation>
  </semantics>
</math>
</file>

<file path=Object 12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style color="red">
                  <mi>a</mi>
                </mstyle>
              </mtd>
              <mtd>
                <mstyle color="aqua">
                  <mi>d</mi>
                </mstyle>
              </mtd>
            </mtr>
            <mtr>
              <mtd>
                <mstyle color="aqua">
                  <mi>c</mi>
                </mstyle>
              </mtd>
              <mtd>
                <mstyle color="red">
                  <mi>b</mi>
                </mstyle>
              </mtd>
            </mtr>
          </mtable>
        </mrow>
        <mo fence="true" stretchy="true">|</mo>
      </mrow>
      <mo stretchy="false">=</mo>
      <mrow>
        <mstyle color="red">
          <mrow>
            <mi>a</mi>
            <mo stretchy="false">∗</mo>
            <mi>b</mi>
          </mrow>
        </mstyle>
        <mo stretchy="false">−</mo>
        <mstyle color="aqua">
          <mrow>
            <mi>c</mi>
            <mo stretchy="false">∗</mo>
            <mi>d</mi>
          </mrow>
        </mstyle>
      </mrow>
    </mrow>
    <annotation encoding="StarMath 5.0">abs { matrix { color red a # color cyan d ## color cyan c #color red b} } = color red {a*b} - color cyan {c * d}</annotation>
  </semantics>
</math>
</file>

<file path=Object 13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g</mi>
                </mtd>
                <mtd>
                  <mi>h</mi>
                </mtd>
                <mtd>
                  <mi>i</mi>
                </mtd>
              </mtr>
              <mtr>
                <mtd>
                  <mi>u</mi>
                </mtd>
                <mtd>
                  <mi>v</mi>
                </mtd>
                <mtd>
                  <mi>w</mi>
                </mtd>
              </mtr>
            </mtable>
          </mrow>
          <mo fence="true" stretchy="true">|</mo>
        </mrow>
        <mo stretchy="false">=</mo>
        <mover>
          <mover>
            <mstyle color="red">
              <mrow>
                <mi mathvariant="italic">ahw</mi>
                <mo stretchy="false">+</mo>
                <mi mathvariant="italic">biu</mi>
                <mo stretchy="false">+</mo>
                <mi mathvariant="italic">cgv</mi>
              </mrow>
            </mstyle>
            <mo stretchy="true">⏞</mo>
          </mover>
          <mrow>
            <mi mathvariant="italic">Diagonalen</mi>
            <mtext>\ </mtext>
          </mrow>
        </mover>
      </mrow>
      <mover>
        <mover>
          <mstyle color="aqua">
            <mrow>
              <mrow>
                <mo stretchy="false">−</mo>
                <mi mathvariant="italic">uhc</mi>
              </mrow>
              <mo stretchy="false">−</mo>
              <mi mathvariant="italic">via</mi>
              <mo stretchy="false">−</mo>
              <mi mathvariant="italic">wgb</mi>
            </mrow>
          </mstyle>
          <mo stretchy="true">⏞</mo>
        </mover>
        <mtext>- Diagonalen /</mtext>
      </mover>
    </mrow>
    <annotation encoding="StarMath 5.0">abs { matrix { a #b # c  ##  g #h #i ## u # v # w} } =  { color red {ahw + biu + cgv}} overbrace {Diagonalen "\ "} {color cyan {- uhc -via -wgb}} overbrace "- Diagonalen /"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sup>
            <mi>A</mi>
            <mi>T</mi>
          </msup>
        </mrow>
        <mo fence="true" stretchy="true">|</mo>
      </mrow>
      <mo stretchy="false">=</mo>
      <mrow>
        <mo fence="true" stretchy="true">|</mo>
        <mrow>
          <mi>A</mi>
        </mrow>
        <mo fence="true" stretchy="true">|</mo>
      </mrow>
    </mrow>
    <annotation encoding="StarMath 5.0">abs A^T = abs A</annotation>
  </semantics>
</math>
</file>

<file path=Object 15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sub>
                    <mi>a</mi>
                    <mn>1</mn>
                  </msub>
                </mtd>
                <mtd>
                  <mspace width="2em"/>
                </mtd>
                <mtd>
                  <mtext>*</mtext>
                </mtd>
              </mtr>
              <mtr>
                <mtd>
                  <mspace width="2em"/>
                </mtd>
                <mtd>
                  <mn>...</mn>
                </mtd>
                <mtd>
                  <mspace width="2em"/>
                </mtd>
              </mtr>
              <mtr>
                <mtd>
                  <mn>0</mn>
                </mtd>
                <mtd>
                  <mspace width="2em"/>
                </mtd>
                <mtd>
                  <msub>
                    <mi>a</mi>
                    <mi>n</mi>
                  </msub>
                </mtd>
              </mtr>
            </mtable>
          </mrow>
          <mo fence="true" stretchy="true">|</mo>
        </mrow>
        <mo stretchy="false">=</mo>
        <mrow>
          <msub>
            <mi>a</mi>
            <mn>1</mn>
          </msub>
          <mo stretchy="false">∗</mo>
          <msub>
            <mi>a</mi>
            <mn>2</mn>
          </msub>
        </mrow>
      </mrow>
      <mrow>
        <mn>...</mn>
        <mo stretchy="false">∗</mo>
        <msub>
          <mi>a</mi>
          <mi>n</mi>
        </msub>
      </mrow>
    </mrow>
    <annotation encoding="StarMath 5.0">abs { matrix {a_1 #~# "*" ## ~ #...# ~ ## 0 # ~ # a_n }} = a_1 *a _2 ... *a_n</annotation>
  </semantics>
</math>
</file>

<file path=Object 16/content.xml><?xml version="1.0" encoding="utf-8"?>
<math xmlns="http://www.w3.org/1998/Math/MathML" display="block">
  <semantics>
    <mrow>
      <mi>a</mi>
      <mo stretchy="false">≠</mo>
      <mrow>
        <mn>0</mn>
        <mo stretchy="false">∧</mo>
        <msup>
          <mi>a</mi>
          <mn>2</mn>
        </msup>
      </mrow>
      <mo stretchy="false">≠</mo>
      <mn>2</mn>
    </mrow>
    <annotation encoding="StarMath 5.0">a &lt;&gt; 0 &amp; a^2 &lt;&gt; 2</annotation>
  </semantics>
</math>
</file>

<file path=Object 1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row>
              <mo fence="true" stretchy="true">(</mo>
              <mrow>
                <mtable>
                  <mtr>
                    <mtd>
                      <msub>
                        <mi>x</mi>
                        <mn>1</mn>
                      </msub>
                    </mtd>
                  </mtr>
                  <mtr>
                    <mtd>
                      <msub>
                        <mi>x</mi>
                        <mn>2</mn>
                      </msub>
                    </mtd>
                  </mtr>
                  <mtr>
                    <mtd>
                      <msub>
                        <mi>x</mi>
                        <mn>3</mn>
                      </msub>
                    </mtd>
                  </mtr>
                </mtable>
              </mrow>
              <mo fence="true" stretchy="true">)</mo>
            </mrow>
            <mspace width="0.5em"/>
          </mrow>
        </mrow>
        <mo fence="true" stretchy="true">|</mo>
      </mrow>
      <mo stretchy="false">=</mo>
      <msqrt>
        <mrow>
          <msubsup>
            <mi>x</mi>
            <mn>1</mn>
            <mn>2</mn>
          </msubsup>
          <mo stretchy="false">+</mo>
          <msubsup>
            <mi>x</mi>
            <mn>2</mn>
            <mn>2</mn>
          </msubsup>
          <mo stretchy="false">+</mo>
          <msubsup>
            <mi>x</mi>
            <mn>3</mn>
            <mn>2</mn>
          </msubsup>
        </mrow>
      </msqrt>
    </mrow>
    <annotation encoding="StarMath 5.0">abs{ ` left ( stack{x_1#x_2#x_3} right ) ` }= sqrt{ x_1^2+ x_2^2+ x_3^2 }</annotation>
  </semantics>
</math>
</file>

<file path=Object 18/content.xml><?xml version="1.0" encoding="utf-8"?>
<math xmlns="http://www.w3.org/1998/Math/MathML" display="block">
  <semantics>
    <mrow>
      <mrow>
        <mrow>
          <mover accent="true">
            <msub>
              <mi>m</mi>
              <mn>1</mn>
            </msub>
            <mo stretchy="false">⃗</mo>
          </mover>
          <mi>x</mi>
          <mover accent="true">
            <msub>
              <mi>m</mi>
              <mn>2</mn>
            </msub>
            <mo stretchy="false">⃗</mo>
          </mover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i>x</mi>
      <mrow>
        <mrow>
          <mo fence="true" stretchy="true">(</mo>
          <mrow>
            <mtable>
              <mtr>
                <mtd>
                  <mn>6</mn>
                </mtd>
              </mtr>
              <mtr>
                <mtd>
                  <mn>4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4</mn>
                  </mrow>
                </mtd>
              </mtr>
            </mtable>
          </mrow>
          <mo fence="true" stretchy="true">)</mo>
        </mrow>
      </mrow>
      <mi>;</mi>
      <mspace width="4em"/>
      <mrow>
        <mrow>
          <mo fence="true" stretchy="true">|</mo>
          <mrow>
            <mrow>
              <mover accent="true">
                <msub>
                  <mi>m</mi>
                  <mn>1</mn>
                </msub>
                <mo stretchy="false">⃗</mo>
              </mover>
              <mi>x</mi>
              <mover accent="true">
                <msub>
                  <mi>m</mi>
                  <mn>2</mn>
                </msub>
                <mo stretchy="false">⃗</mo>
              </mover>
            </mrow>
          </mrow>
          <mo fence="true" stretchy="true">|</mo>
        </mrow>
        <mo stretchy="false">=</mo>
        <msqrt>
          <mrow>
            <msup>
              <mn>2</mn>
              <mn>2</mn>
            </msup>
            <mo stretchy="false">+</mo>
            <msup>
              <mn>2</mn>
              <mn>2</mn>
            </msup>
            <mo stretchy="false">+</mo>
            <msup>
              <mrow>
                <mo fence="true" stretchy="false">(</mo>
                <mrow>
                  <mrow>
                    <mo stretchy="false">−</mo>
                    <mn>4</mn>
                  </mrow>
                </mrow>
                <mo fence="true" stretchy="false">)</mo>
              </mrow>
              <mn>2</mn>
            </msup>
          </mrow>
        </msqrt>
        <mo stretchy="false">=</mo>
        <msqrt>
          <mn>24</mn>
        </msqrt>
      </mrow>
    </mrow>
    <annotation encoding="StarMath 5.0">{vec m_1 x vec m_2} = left (  stack {2#2#2}right  )x left (  stack {6#4#5}right  )=left (  stack{ 2 #2#-4 } right );~~abs {vec m_1 x vec m_2}= sqrt { 2^2+2^2+(-4)^2 }=sqrt 24</annotation>
  </semantics>
</math>
</file>

<file path=Object 19/content.xml><?xml version="1.0" encoding="utf-8"?>
<math xmlns="http://www.w3.org/1998/Math/MathML" display="block">
  <semantics>
    <mrow>
      <mrow>
        <mrow>
          <mi>lim</mi>
          <mfrac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=</mo>
        <mrow>
          <mi>lim</mi>
          <mfrac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g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  <mtext>in den Fällen </mtext>
      <mfrac>
        <mrow>
          <mn>0</mn>
          <mtext>|</mtext>
          <mi mathvariant="normal">∞</mi>
        </mrow>
        <mrow>
          <mn>0</mn>
          <mtext>|</mtext>
          <mi mathvariant="normal">∞</mi>
        </mrow>
      </mfrac>
    </mrow>
    <annotation encoding="StarMath 5.0">lim { {f(x)} over {g(x)}   }  = lim { {f'(x)} over {g'(x)}   }   "in den Fällen " {0 "|" infinity} over {0 "|" infinity}</annotation>
  </semantics>
</math>
</file>

<file path=Object 2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tyle color="red">
                      <msub>
                        <mi>x</mi>
                        <mn>2</mn>
                      </msub>
                    </mstyle>
                  </mtd>
                </mtr>
                <mtr>
                  <mtd>
                    <mstyle color="aqua">
                      <msub>
                        <mi>x</mi>
                        <mn>3</mn>
                      </msub>
                    </mstyle>
                  </mtd>
                </mtr>
              </mtable>
            </mrow>
            <mo fence="true" stretchy="true">)</mo>
          </mrow>
          <mo stretchy="false">×</mo>
          <mrow>
            <mo fence="true" stretchy="true">(</mo>
            <mrow>
              <mtable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tyle color="aqua">
                      <msub>
                        <mi>y</mi>
                        <mn>2</mn>
                      </msub>
                    </mstyle>
                  </mtd>
                </mtr>
                <mtr>
                  <mtd>
                    <mstyle color="red">
                      <msub>
                        <mi>y</mi>
                        <mn>3</mn>
                      </msub>
                    </mstyle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style color="red">
                      <mrow>
                        <msub>
                          <mi>x</mi>
                          <mn>2</mn>
                        </msub>
                        <mo stretchy="false">∗</mo>
                        <msub>
                          <mi>y</mi>
                          <mn>3</mn>
                        </msub>
                      </mrow>
                    </mstyle>
                    <mo stretchy="false">−</mo>
                    <mstyle color="aqua">
                      <mrow>
                        <msub>
                          <mi>x</mi>
                          <mn>3</mn>
                        </msub>
                        <mo stretchy="false">∗</mo>
                        <msub>
                          <mi>y</mi>
                          <mn>2</mn>
                        </msub>
                      </mrow>
                    </mstyle>
                  </mrow>
                </mtd>
              </mtr>
              <mtr>
                <mtd>
                  <mrow>
                    <mrow>
                      <msub>
                        <mi>x</mi>
                        <mn>3</mn>
                      </msub>
                      <mo stretchy="false">∗</mo>
                      <msub>
                        <mi>y</mi>
                        <mn>1</mn>
                      </msub>
                    </mrow>
                    <mo stretchy="false">−</mo>
                    <mrow>
                      <msub>
                        <mi>x</mi>
                        <mn>1</mn>
                      </msub>
                      <mo stretchy="false">∗</mo>
                      <msub>
                        <mi>y</mi>
                        <mn>3</mn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x</mi>
                        <mn>1</mn>
                      </msub>
                      <mo stretchy="false">∗</mo>
                      <msub>
                        <mi>y</mi>
                        <mn>2</mn>
                      </msub>
                    </mrow>
                    <mo stretchy="false">−</mo>
                    <mrow>
                      <msub>
                        <mi>x</mi>
                        <mn>2</mn>
                      </msub>
                      <mo stretchy="false">∗</mo>
                      <msub>
                        <mi>y</mi>
                        <mn>1</mn>
                      </msub>
                    </mrow>
                  </mrow>
                </mtd>
              </mtr>
            </mtable>
          </mrow>
          <mo fence="true" stretchy="true">)</mo>
        </mrow>
      </mrow>
      <mi mathvariant="italic">senkrechter</mi>
      <mi mathvariant="italic">Vektor</mi>
      <mi>,</mi>
      <mrow>
        <mrow>
          <mo fence="true" stretchy="true">|</mo>
          <mrow>
            <mi mathvariant="italic">Vektor</mi>
          </mrow>
          <mo fence="true" stretchy="true">|</mo>
        </mrow>
        <mo stretchy="false">=</mo>
        <mi mathvariant="italic">Fläche</mi>
      </mrow>
    </mrow>
    <annotation encoding="StarMath 5.0">left ( stack { x_1 # color red{x_2} #color cyan {x_3}} right )  times left ( stack {y_1 # color cyan {y_2} #color red{y_3}} right )= left ( stack { color red{x_2*y_3}- color cyan{x_3*y_2} # x_3 *y_1-x_1*y_3 #x_1 *y_2 - x_2*y_1} right ) senkrechter Vektor, abs{  Vektor } = Fläche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style color="red"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  <mi>;</mi>
          </mrow>
        </mstyle>
      </mrow>
      <mspace width="4em"/>
      <mrow>
        <mi mathvariant="italic">oben</mi>
        <mo stretchy="false">−</mo>
        <mi mathvariant="italic">unten</mi>
      </mrow>
    </mrow>
    <annotation encoding="StarMath 5.0">int from a to b f( x ) dx = color red {F( b ) -F( a );} ~~oben - unten</annotation>
  </semantics>
</math>
</file>

<file path=Object 21/content.xml><?xml version="1.0" encoding="utf-8"?>
<math xmlns="http://www.w3.org/1998/Math/MathML" display="block">
  <semantics>
    <mrow>
      <mrow>
        <mo stretchy="false">∫</mo>
        <mi mathvariant="italic">Fg</mi>
      </mrow>
      <mrow>
        <mi mathvariant="italic">dx</mi>
        <mo stretchy="false">=</mo>
        <mi>F</mi>
      </mrow>
      <mrow>
        <mstyle color="red">
          <mi>G</mi>
        </mstyle>
        <mo stretchy="false">−</mo>
        <mrow>
          <mo stretchy="false">∫</mo>
          <mstyle color="aqua">
            <mi>f</mi>
          </mstyle>
        </mrow>
      </mrow>
      <mstyle color="red">
        <mi>G</mi>
      </mstyle>
      <mi mathvariant="italic">dx</mi>
    </mrow>
    <annotation encoding="StarMath 5.0">int Fg dx = F color red G - int color cyan f color red G dx</annotation>
  </semantics>
</math>
</file>

<file path=Object 2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 mathvariant="italic">Fg</mi>
      </mrow>
      <mrow>
        <mi mathvariant="italic">dx</mi>
        <mo stretchy="false">=</mo>
        <mi>F</mi>
      </mrow>
      <mstyle color="red">
        <mi>G</mi>
      </mstyle>
      <msubsup>
        <mtext>|</mtext>
        <mi>a</mi>
        <mi>b</mi>
      </msubsup>
      <mrow>
        <mspace width="4em"/>
        <mo stretchy="false">−</mo>
        <mrow>
          <munderover>
            <mo stretchy="false">∫</mo>
            <mi>a</mi>
            <mi>b</mi>
          </munderover>
          <mstyle color="aqua">
            <mi>f</mi>
          </mstyle>
        </mrow>
      </mrow>
      <mstyle color="red">
        <mi>G</mi>
      </mstyle>
      <mi mathvariant="italic">dx</mi>
    </mrow>
    <annotation encoding="StarMath 5.0">int from a to b Fg dx = F color red G"|" _a ^b~~ - int from a to b color cyan f  color red G dx</annotation>
  </semantics>
</math>
</file>

<file path=Object 23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1</mn>
              </mtd>
              <mtd>
                <mrow>
                  <mtext>*</mtext>
                  <mn>....</mn>
                </mrow>
              </mtd>
              <mtd>
                <mtext>*</mtext>
              </mtd>
            </mtr>
            <mtr>
              <mtd>
                <mn>0</mn>
              </mtd>
              <mtd>
                <mspace width="2em"/>
              </mtd>
              <mtd>
                <mspace width="2em"/>
              </mtd>
            </mtr>
            <mtr>
              <mtd>
                <mn>...</mn>
              </mtd>
              <mtd>
                <mi>A</mi>
              </mtd>
              <mtd>
                <mspace width="2em"/>
              </mtd>
            </mtr>
            <mtr>
              <mtd>
                <mn>0</mn>
              </mtd>
              <mtd>
                <mspace width="2em"/>
              </mtd>
              <mtd>
                <mspace width="2em"/>
              </mtd>
            </mtr>
          </mtable>
        </mrow>
        <mo fence="true" stretchy="true">|</mo>
      </mrow>
      <mo stretchy="false">=</mo>
      <mrow>
        <mo fence="true" stretchy="true">|</mo>
        <mrow>
          <mi>A</mi>
        </mrow>
        <mo fence="true" stretchy="true">|</mo>
      </mrow>
    </mrow>
    <annotation encoding="StarMath 5.0">abs { matrix {1 # "*"....# "*" ## 0 # ~# ~ ## ... # A # ~ ## 0 # ~ # ~ }} = abs A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i>A</mi>
              </mtd>
              <mtd>
                <mtext>*</mtext>
              </mtd>
            </mtr>
            <mtr>
              <mtd>
                <mn>0</mn>
              </mtd>
              <mtd>
                <mi>B</mi>
              </mtd>
            </mtr>
          </mtable>
        </mrow>
        <mo fence="true" stretchy="true">|</mo>
      </mrow>
      <mo stretchy="false">=</mo>
      <mrow>
        <mrow>
          <mo fence="true" stretchy="true">|</mo>
          <mrow>
            <mi>A</mi>
          </mrow>
          <mo fence="true" stretchy="true">|</mo>
        </mrow>
        <mo stretchy="false">⋅</mo>
        <mrow>
          <mo fence="true" stretchy="true">|</mo>
          <mrow>
            <mi>B</mi>
          </mrow>
          <mo fence="true" stretchy="true">|</mo>
        </mrow>
      </mrow>
    </mrow>
    <annotation encoding="StarMath 5.0">abs { matrix { A #  "*" ## 0 # B} } = abs A cdot abs B</annotation>
  </semantics>
</math>
</file>

<file path=Object 25/content.xml><?xml version="1.0" encoding="utf-8"?>
<math xmlns="http://www.w3.org/1998/Math/MathML" display="block">
  <semantics>
    <mrow>
      <mtable>
        <mtr>
          <mtd>
            <mrow>
              <mo stretchy="false">−</mo>
              <mtext>&gt;</mtext>
            </mrow>
          </mtd>
        </mtr>
        <mtr>
          <mtd>
            <mtext> </mtext>
          </mtd>
        </mtr>
        <mtr>
          <mtd>
            <mtext> </mtext>
          </mtd>
        </mtr>
      </mtable>
      <mrow>
        <mrow>
          <mo fence="true" stretchy="true">|</mo>
          <mrow>
            <mtable>
              <mtr>
                <mtd>
                  <mi>a</mi>
                </mtd>
                <mtd>
                  <mstyle color="green">
                    <mi>b</mi>
                  </mstyle>
                </mtd>
                <mtd>
                  <mi>c</mi>
                </mtd>
              </mtr>
              <mtr>
                <mtd>
                  <mstyle color="aqua">
                    <mi>g</mi>
                  </mstyle>
                </mtd>
                <mtd>
                  <mi>h</mi>
                </mtd>
                <mtd>
                  <mstyle color="aqua">
                    <mi>i</mi>
                  </mstyle>
                </mtd>
              </mtr>
              <mtr>
                <mtd>
                  <mstyle color="aqua">
                    <mi>u</mi>
                  </mstyle>
                </mtd>
                <mtd>
                  <mi>v</mi>
                </mtd>
                <mtd>
                  <mstyle color="aqua">
                    <mi>w</mi>
                  </mstyle>
                </mtd>
              </mtr>
            </mtable>
          </mrow>
          <mo fence="true" stretchy="true">|</mo>
        </mrow>
        <mo stretchy="false">=</mo>
        <mi>a</mi>
      </mrow>
      <mrow>
        <mrow>
          <mo fence="true" stretchy="true">|</mo>
          <mrow>
            <mtable>
              <mtr>
                <mtd>
                  <mi>h</mi>
                </mtd>
                <mtd>
                  <mi>i</mi>
                </mtd>
              </mtr>
              <mtr>
                <mtd>
                  <mi>v</mi>
                </mtd>
                <mtd>
                  <mi>w</mi>
                </mtd>
              </mtr>
            </mtable>
          </mrow>
          <mo fence="true" stretchy="true">|</mo>
        </mrow>
        <mo stretchy="false">−</mo>
        <mstyle color="green">
          <mi>b</mi>
        </mstyle>
      </mrow>
      <mrow>
        <mstyle color="aqua">
          <mrow>
            <mo fence="true" stretchy="true">|</mo>
            <mrow>
              <mtable>
                <mtr>
                  <mtd>
                    <mi>g</mi>
                  </mtd>
                  <mtd>
                    <mi>i</mi>
                  </mtd>
                </mtr>
                <mtr>
                  <mtd>
                    <mi>u</mi>
                  </mtd>
                  <mtd>
                    <mi>w</mi>
                  </mtd>
                </mtr>
              </mtable>
            </mrow>
            <mo fence="true" stretchy="true">|</mo>
          </mrow>
        </mstyle>
        <mo stretchy="false">+</mo>
        <mi>c</mi>
      </mrow>
      <mrow>
        <mo fence="true" stretchy="true">|</mo>
        <mrow>
          <mtable>
            <mtr>
              <mtd>
                <mi>g</mi>
              </mtd>
              <mtd>
                <mi>h</mi>
              </mtd>
            </mtr>
            <mtr>
              <mtd>
                <mi>u</mi>
              </mtd>
              <mtd>
                <mi>v</mi>
              </mtd>
            </mtr>
          </mtable>
        </mrow>
        <mo fence="true" stretchy="true">|</mo>
      </mrow>
    </mrow>
    <annotation encoding="StarMath 5.0">stack{-"&gt;" # " " # " "} abs { matrix { a # color green b # c  ##  color cyan g #h # color cyan i ## color cyan u # v # color cyan w} } = a abs {  matrix { h #i ##v#w }} - color green b color cyan abs {  matrix { g #i ##u#w }} + c abs {  matrix { g #h ##u#v }} </annotation>
  </semantics>
</math>
</file>

<file path=Object 26/content.xml><?xml version="1.0" encoding="utf-8"?>
<math xmlns="http://www.w3.org/1998/Math/MathML" display="block">
  <semantics>
    <mrow>
      <mrow>
        <msub>
          <mi>x</mi>
          <mn>3</mn>
        </msub>
        <mo stretchy="false">=</mo>
        <mi>a</mi>
      </mrow>
      <mi>,</mi>
      <mspace width="4em"/>
      <mrow>
        <msub>
          <mi>x</mi>
          <mn>2</mn>
        </msub>
        <mo stretchy="false">=</mo>
        <mi>t</mi>
      </mrow>
      <mi>,</mi>
      <mspace width="4em"/>
      <mrow>
        <msub>
          <mi>x</mi>
          <mn>1</mn>
        </msub>
        <mo stretchy="false">=</mo>
        <mrow>
          <mn>1</mn>
          <mo stretchy="false">−</mo>
          <mi mathvariant="italic">at</mi>
          <mo stretchy="false">−</mo>
          <mi>a</mi>
        </mrow>
      </mrow>
      <mrow>
        <mn>²</mn>
        <mo stretchy="false">=</mo>
        <mrow>
          <mrow>
            <mo stretchy="false">−</mo>
            <mn>3</mn>
          </mrow>
          <mo stretchy="false">−</mo>
          <mi mathvariant="italic">at</mi>
        </mrow>
      </mrow>
      <mi>;</mi>
    </mrow>
    <annotation encoding="StarMath 5.0">x_3 = a,~~x_2 = t ,~~ x_1 = 1 - at -a² = -3 -at;</annotation>
  </semantics>
</math>
</file>

<file path=Object 27/content.xml><?xml version="1.0" encoding="utf-8"?>
<math xmlns="http://www.w3.org/1998/Math/MathML" display="block">
  <semantics>
    <mrow>
      <mtable>
        <mtr>
          <mtd>
            <mrow>
              <mi>a</mi>
              <mstyle color="red">
                <mrow>
                  <mo stretchy="false">−</mo>
                  <mi mathvariant="normal">λ</mi>
                </mrow>
              </mstyle>
            </mrow>
          </mtd>
          <mtd>
            <mi>b</mi>
          </mtd>
          <mtd>
            <mi>c</mi>
          </mtd>
        </mtr>
        <mtr>
          <mtd>
            <mi>e</mi>
          </mtd>
          <mtd>
            <mrow>
              <mi>f</mi>
              <mstyle color="red">
                <mrow>
                  <mo stretchy="false">−</mo>
                  <mi mathvariant="normal">λ</mi>
                </mrow>
              </mstyle>
            </mrow>
          </mtd>
          <mtd>
            <mi>g</mi>
          </mtd>
        </mtr>
        <mtr>
          <mtd>
            <mi>h</mi>
          </mtd>
          <mtd>
            <mi>i</mi>
          </mtd>
          <mtd>
            <mrow>
              <mi>j</mi>
              <mstyle color="red">
                <mrow>
                  <mo stretchy="false">−</mo>
                  <mi mathvariant="normal">λ</mi>
                </mrow>
              </mstyle>
            </mrow>
          </mtd>
        </mtr>
      </mtable>
      <mtable>
        <mtr>
          <mtd>
            <mrow>
              <mtext> |</mtext>
              <mn>0</mn>
            </mrow>
          </mtd>
        </mtr>
        <mtr>
          <mtd>
            <mrow>
              <mtext> |</mtext>
              <mn>0</mn>
            </mrow>
          </mtd>
        </mtr>
        <mtr>
          <mtd>
            <mrow>
              <mtext> |</mtext>
              <mn>0</mn>
            </mrow>
          </mtd>
        </mtr>
      </mtable>
    </mrow>
    <annotation encoding="StarMath 5.0"> matrix {a color red { -%lambda}#b#c##e#f color red { -%lambda}#g##h#i#j color red { -%lambda}} stack{ " |"0 #" |"0#" |"0 }</annotation>
  </semantics>
</math>
</file>

<file path=Object 28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row>
          <mo stretchy="false">−</mo>
          <mn>1</mn>
        </mrow>
      </msup>
      <mi mathvariant="normal">:</mi>
      <mspace width="10em"/>
      <mrow>
        <mo fence="true" stretchy="true">(</mo>
        <mrow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  <mtable>
              <mtr>
                <mtd>
                  <mrow>
                    <mtext>|</mtext>
                    <mn>1</mn>
                  </mrow>
                </mtd>
                <mtd>
                  <mn>0</mn>
                </mtd>
              </mtr>
              <mtr>
                <mtd>
                  <mrow>
                    <mtext>|</mtext>
                    <mn>0</mn>
                  </mrow>
                </mtd>
                <mtd>
                  <mn>1</mn>
                </mtd>
              </mtr>
            </mtable>
          </mrow>
        </mrow>
        <mo fence="true" stretchy="true">)</mo>
      </mrow>
      <mi mathvariant="italic">nach</mi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row>
                    <mtext/>
                    <mn>0</mn>
                  </mrow>
                </mtd>
                <mtd>
                  <mn>1</mn>
                </mtd>
              </mtr>
            </mtable>
            <mtable>
              <mtr>
                <mtd>
                  <mrow>
                    <mtext>|</mtext>
                    <mn>.</mn>
                  </mrow>
                </mtd>
                <mtd>
                  <mn>.</mn>
                </mtd>
              </mtr>
              <mtr>
                <mtd>
                  <mrow>
                    <mtext>|</mtext>
                    <mn>.</mn>
                  </mrow>
                </mtd>
                <mtd>
                  <mn>.</mn>
                </mtd>
              </mtr>
            </mtable>
          </mrow>
        </mrow>
        <mo fence="true" stretchy="true">)</mo>
      </mrow>
      <mi mathvariant="italic">auflösen</mi>
      <mi>;</mi>
      <mspace width="4em"/>
      <mstyle mathvariant="bold">
        <mrow>
          <mo fence="true" stretchy="false">(</mo>
          <mrow>
            <mi mathvariant="italic">Gauß</mi>
          </mrow>
          <mo fence="true" stretchy="false">)</mo>
        </mrow>
      </mstyle>
    </mrow>
    <annotation encoding="StarMath 5.0">left (  matrix {a #b##c#d } right )^-1 :~~~~~ left(  matrix {a #b##c#d } matrix{ "|"1#0 ##"|"0#1 } right ) nach left(  matrix {1#0 ##""0#1  } matrix{ "|".#. ##"|".#. } right ) auflösen;~~ bold (Gauß)</annotation>
  </semantics>
</math>
</file>

<file path=Object 29/content.xml><?xml version="1.0" encoding="utf-8"?>
<math xmlns="http://www.w3.org/1998/Math/MathML" display="block">
  <semantics>
    <mrow>
      <mo fence="true" stretchy="true">|</mo>
      <mrow>
        <mtable>
          <mtr>
            <mtd>
              <mtext>+</mtext>
            </mtd>
            <mtd>
              <mtext>-</mtext>
            </mtd>
            <mtd>
              <mtext>+</mtext>
            </mtd>
          </mtr>
          <mtr>
            <mtd>
              <mtext>-</mtext>
            </mtd>
            <mtd>
              <mtext>+</mtext>
            </mtd>
            <mtd>
              <mtext>-</mtext>
            </mtd>
          </mtr>
          <mtr>
            <mtd>
              <mtext>+</mtext>
            </mtd>
            <mtd>
              <mtext>-</mtext>
            </mtd>
            <mtd>
              <mtext>+</mtext>
            </mtd>
          </mtr>
        </mtable>
      </mrow>
      <mo fence="true" stretchy="true">|</mo>
    </mrow>
    <annotation encoding="StarMath 5.0">abs { matrix { "+" #"-"#"+" ##"-"#"+" #"-"##"+" #"-"#"+"} } 
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tyle color="red">
                  <msub>
                    <mi>a</mi>
                    <mn>11</mn>
                  </msub>
                </mstyle>
              </mtd>
              <mtd>
                <mstyle color="red">
                  <msub>
                    <mi>a</mi>
                    <mn>12</mn>
                  </msub>
                </mstyle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tyle color="aqua">
                    <msub>
                      <mi>b</mi>
                      <mn>11</mn>
                    </msub>
                  </mstyle>
                </mtd>
                <mtd>
                  <msub>
                    <mi>b</mi>
                    <mn>12</mn>
                  </msub>
                </mtd>
              </mtr>
              <mtr>
                <mtd>
                  <mstyle color="aqua">
                    <msub>
                      <mi>b</mi>
                      <mn>21</mn>
                    </msub>
                  </mstyle>
                </mtd>
                <mtd>
                  <msub>
                    <mi>b</mi>
                    <mn>2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style color="red">
                      <msub>
                        <mi>a</mi>
                        <mn>11</mn>
                      </msub>
                    </mstyle>
                    <mrow>
                      <mstyle color="aqua">
                        <msub>
                          <mi>b</mi>
                          <mn>11</mn>
                        </msub>
                      </mstyle>
                      <mo stretchy="false">+</mo>
                      <mstyle color="red">
                        <msub>
                          <mi>a</mi>
                          <mn>12</mn>
                        </msub>
                      </mstyle>
                    </mrow>
                    <mstyle color="aqua">
                      <msub>
                        <mi>b</mi>
                        <mn>21</mn>
                      </msub>
                    </mstyle>
                  </mrow>
                </mtd>
                <mtd>
                  <mrow>
                    <msub>
                      <mi>a</mi>
                      <mn>11</mn>
                    </msub>
                    <mrow>
                      <msub>
                        <mi>b</mi>
                        <mn>12</mn>
                      </msub>
                      <mo stretchy="false">+</mo>
                      <msub>
                        <mi>a</mi>
                        <mn>12</mn>
                      </msub>
                    </mrow>
                    <msub>
                      <mi>b</mi>
                      <mn>22</mn>
                    </msub>
                  </mrow>
                </mtd>
              </mtr>
              <mtr>
                <mtd>
                  <mrow>
                    <msub>
                      <mi>a</mi>
                      <mn>21</mn>
                    </msub>
                    <mrow>
                      <msub>
                        <mi>b</mi>
                        <mn>11</mn>
                      </msub>
                      <mo stretchy="false">+</mo>
                      <msub>
                        <mi>a</mi>
                        <mn>22</mn>
                      </msub>
                    </mrow>
                    <msub>
                      <mi>b</mi>
                      <mn>21</mn>
                    </msub>
                  </mrow>
                </mtd>
                <mtd>
                  <mrow>
                    <msub>
                      <mi>a</mi>
                      <mn>21</mn>
                    </msub>
                    <mrow>
                      <msub>
                        <mi>b</mi>
                        <mn>12</mn>
                      </msub>
                      <mo stretchy="false">+</mo>
                      <msub>
                        <mi>a</mi>
                        <mn>22</mn>
                      </msub>
                    </mrow>
                    <msub>
                      <mi>b</mi>
                      <mn>22</mn>
                    </msub>
                  </mrow>
                </mtd>
              </mtr>
            </mtable>
          </mrow>
          <mo fence="true" stretchy="true">)</mo>
        </mrow>
      </mrow>
    </mrow>
    <annotation encoding="StarMath 5.0">left ( matrix { color red {a_11} # color red{a_12} ##a_21 # a_22} right )  left ( matrix { color cyan {b_11} # b_12 ##color cyan {b_21} # b_22}  right ) = left ( matrix {  color red{a_11} color cyan{ b_11} +color red{ a_12 } color cyan{b_21}    # a_11 b_12 +a_12 b_22 ## a_21 b_11 +a_22 b_21 #  a_21 b_12 +a_22 b_22}  right )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frac>
                  <mi>a</mi>
                  <mi>n</mi>
                </mfrac>
              </mrow>
            </mrow>
            <mo fence="true" stretchy="false">)</mo>
          </mrow>
          <mi>n</mi>
        </msup>
        <mo stretchy="false">→</mo>
        <msup>
          <mi>e</mi>
          <mi>n</mi>
        </msup>
      </mrow>
      <mspace width="10em"/>
      <mroot>
        <mi>n</mi>
        <mi>n</mi>
      </mroot>
      <mspace width="0.5em"/>
      <mi mathvariant="italic">bzw</mi>
      <mn>.</mn>
      <mrow>
        <mroot>
          <mi mathvariant="italic">Polynom</mi>
          <mi>n</mi>
        </mroot>
        <mo stretchy="false">→</mo>
        <mn>1</mn>
      </mrow>
      <mspace width="10em"/>
      <mrow>
        <mo stretchy="false">∑</mo>
        <mfrac>
          <mn>1</mn>
          <msup>
            <mi>n</mi>
            <mi>k</mi>
          </msup>
        </mfrac>
      </mrow>
      <mi mathvariant="italic">konvergent</mi>
      <mi mathvariant="italic">für</mi>
      <mrow>
        <mi>k</mi>
        <mo stretchy="false">≥</mo>
        <mn>2</mn>
      </mrow>
    </mrow>
    <annotation encoding="StarMath 5.0">( 1 + a over n )^n  toward   e ^n~~~~~ nroot{n}{n} `bzw. nroot { n }{ Polynom} toward 1 ~~~~~ sum {1 over n ^k } konvergent für k&gt;= 2</annotation>
  </semantics>
</math>
</file>

<file path=Object 31/content.xml><?xml version="1.0" encoding="utf-8"?>
<math xmlns="http://www.w3.org/1998/Math/MathML" display="block">
  <semantics>
    <mrow>
      <mi mathvariant="italic">Wenn</mi>
      <mrow>
        <mo stretchy="false">∑</mo>
        <msub>
          <mi>b</mi>
          <mi>n</mi>
        </msub>
      </mrow>
      <mi mathvariant="italic">konvergiert</mi>
      <mi mathvariant="italic">dann</mi>
      <mi mathvariant="italic">auch</mi>
      <mi mathvariant="italic">alle</mi>
      <mi mathvariant="italic">Summen</mi>
      <mi mathvariant="italic">kleinerer</mi>
      <mi mathvariant="italic">Terme</mi>
      <mi>.</mi>
    </mrow>
    <annotation encoding="StarMath 5.0">Wenn sum b_n konvergiert dann auch alle Summen kleinerer Terme.</annotation>
  </semantics>
</math>
</file>

<file path=Object 32/content.xml><?xml version="1.0" encoding="utf-8"?>
<math xmlns="http://www.w3.org/1998/Math/MathML" display="block">
  <semantics>
    <mrow>
      <mi mathvariant="italic">Wenn</mi>
      <mrow>
        <mo stretchy="false">∑</mo>
        <msub>
          <mi>b</mi>
          <mi>n</mi>
        </msub>
      </mrow>
      <mi mathvariant="italic">divergiert</mi>
      <mi mathvariant="italic">dann</mi>
      <mi mathvariant="italic">auch</mi>
      <mi mathvariant="italic">alle</mi>
      <mi mathvariant="italic">Summen</mi>
      <mi mathvariant="italic">größerer</mi>
      <mi mathvariant="italic">Terme</mi>
      <mi>.</mi>
    </mrow>
    <annotation encoding="StarMath 5.0">Wenn sum b_n divergiert dann auch alle Summen größerer Terme.</annotation>
  </semantics>
</math>
</file>

<file path=Object 3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o fence="true" stretchy="true">|</mo>
            <mrow>
              <msub>
                <mi>a</mi>
                <mrow>
                  <mi>n</mi>
                  <mo stretchy="false">+</mo>
                  <mn>1</mn>
                </mrow>
              </msub>
            </mrow>
            <mo fence="true" stretchy="true">|</mo>
          </mrow>
          <mrow>
            <mo fence="true" stretchy="true">|</mo>
            <mrow>
              <msub>
                <mi>a</mi>
                <mi>n</mi>
              </msub>
            </mrow>
            <mo fence="true" stretchy="true">|</mo>
          </mrow>
        </mfrac>
      </mrow>
      <mi mathvariant="normal">:</mi>
      <mspace/>
    </mrow>
    <annotation encoding="StarMath 5.0">lim from{n toward INFINITY} {  {abs { a_{n+1} }} over {abs { a_n}} }
: 	~~~~
</annotation>
  </semantics>
</math>
</file>

<file path=Object 3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ot>
          <mrow>
            <mo fence="true" stretchy="true">|</mo>
            <mrow>
              <msub>
                <mi>a</mi>
                <mi>n</mi>
              </msub>
            </mrow>
            <mo fence="true" stretchy="true">|</mo>
          </mrow>
          <mi>n</mi>
        </mroot>
      </mrow>
      <mi mathvariant="normal">:</mi>
      <mrow>
        <mspace width="8em"/>
        <mo stretchy="false">&lt;</mo>
        <mn>1</mn>
      </mrow>
      <mi mathvariant="normal">:</mi>
      <mi mathvariant="italic">konvergent</mi>
      <mi>;</mi>
      <mrow>
        <mspace width="4em"/>
        <mo stretchy="false">&gt;</mo>
        <mn>1</mn>
      </mrow>
      <mi mathvariant="italic">divergent</mi>
    </mrow>
    <annotation encoding="StarMath 5.0">lim from{n toward INFINITY} {  nroot {n}{abs { a_n}} }
: 	~~~~&lt;1: konvergent;~~ &gt;1 divergent
</annotation>
  </semantics>
</math>
</file>

<file path=Object 35/content.xml><?xml version="1.0" encoding="utf-8"?>
<math xmlns="http://www.w3.org/1998/Math/MathML" display="block">
  <semantics>
    <mrow>
      <mrow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row>
        <mo stretchy="false">&lt;</mo>
        <mn>0</mn>
      </mrow>
      <mo stretchy="false">⇔</mo>
      <mrow>
        <munderover>
          <mo stretchy="false">∫</mo>
          <mn>0</mn>
          <mi mathvariant="normal">∞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&lt;</mo>
        <mn>0</mn>
      </mrow>
      <mi mathvariant="italic">wenn</mi>
      <mi>f</mi>
      <mrow>
        <mo fence="true" stretchy="false">(</mo>
        <mrow>
          <mi>x</mi>
        </mrow>
        <mo fence="true" stretchy="false">)</mo>
      </mrow>
      <mtext>[</mtext>
      <mn>0</mn>
      <mi>;</mi>
      <mi mathvariant="normal">∞</mi>
      <mrow>
        <mtext>)</mtext>
        <mo stretchy="false">→</mo>
        <mtext>[</mtext>
      </mrow>
      <mn>0</mn>
      <mi>;</mi>
      <mi mathvariant="normal">∞</mi>
      <mtext>)</mtext>
      <mi mathvariant="italic">monoton</mi>
      <mi mathvariant="italic">fallend</mi>
    </mrow>
    <annotation encoding="StarMath 5.0">sum from{n=0} to{infinity} { f(n)  } &lt;0  dlrarrow  int from{0} to{infinity} f( x )dx &lt;0 wenn f( x )"[" 0; infinity")" toward "[" 0; infinity")"  monoton fallend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n</mi>
        </msup>
        <mo stretchy="false">∗</mo>
        <msub>
          <mi>a</mi>
          <mi>n</mi>
        </msub>
      </mrow>
      <mi mathvariant="normal">:</mi>
      <mi mathvariant="italic">konvergent</mi>
      <mi>,</mi>
      <mi mathvariant="italic">wenn</mi>
      <mrow>
        <msub>
          <mi>a</mi>
          <mi>n</mi>
        </msub>
        <mo stretchy="false">→</mo>
        <mn>0</mn>
      </mrow>
      <mspace width="8em"/>
      <mi>z</mi>
      <mn>.</mn>
      <mi>B</mi>
      <mn>.</mn>
      <mrow>
        <mo stretchy="false">∑</mo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  <mi>n</mi>
        </mfrac>
      </mrow>
    </mrow>
    <annotation encoding="StarMath 5.0">(-1)^n * a_n :  konvergent, 	wenn a_n toward 0~~~~z.B. sum {( -1 )^n over n}</annotation>
  </semantics>
</math>
</file>

<file path=Object 37/content.xml><?xml version="1.0" encoding="utf-8"?>
<math xmlns="http://www.w3.org/1998/Math/MathML" display="block">
  <semantics>
    <mrow>
      <mstyle color="green">
        <mi>g</mi>
      </mstyle>
      <mrow>
        <msub>
          <mi>x</mi>
          <mrow>
            <mi>n</mi>
            <mo stretchy="false">+</mo>
            <mn>2</mn>
          </mrow>
        </msub>
        <mo stretchy="false">+</mo>
        <mstyle color="green">
          <mi>h</mi>
        </mstyle>
      </mrow>
      <mrow>
        <msub>
          <mi>x</mi>
          <mrow>
            <mi>n</mi>
            <mo stretchy="false">+</mo>
            <mn>1</mn>
          </mrow>
        </msub>
        <mo stretchy="false">+</mo>
        <mstyle color="green">
          <mi>i</mi>
        </mstyle>
      </mrow>
      <mrow>
        <msub>
          <mi>x</mi>
          <mi>n</mi>
        </msub>
        <mo stretchy="false">=</mo>
        <mstyle color="aqua">
          <mrow>
            <mo fence="true" stretchy="false">(</mo>
            <mrow>
              <mrow>
                <mi>f</mi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</mrow>
            <mo fence="true" stretchy="false">)</mo>
          </mrow>
        </mstyle>
      </mrow>
    </mrow>
    <annotation encoding="StarMath 5.0">color green g x_{ n+2} +color green h x_{ n+1 } + color green i x_n 	 = color cyan (f(n))</annotation>
  </semantics>
</math>
</file>

<file path=Object 38/content.xml><?xml version="1.0" encoding="utf-8"?>
<math xmlns="http://www.w3.org/1998/Math/MathML" display="block">
  <semantics>
    <mrow>
      <mstyle color="green">
        <mi>g</mi>
      </mstyle>
      <mrow>
        <msup>
          <mi>λ</mi>
          <mn>2</mn>
        </msup>
        <mo stretchy="false">+</mo>
        <mstyle color="green">
          <mi>h</mi>
        </mstyle>
      </mrow>
      <mrow>
        <mrow>
          <mi>λ</mi>
          <mo stretchy="false">+</mo>
          <mstyle color="green">
            <mi>i</mi>
          </mstyle>
        </mrow>
        <mo stretchy="false">=</mo>
        <mn>0</mn>
      </mrow>
    </mrow>
    <annotation encoding="StarMath 5.0">color green g λ^2 +color green h λ +color green i = 0</annotation>
  </semantics>
</math>
</file>

<file path=Object 39/content.xml><?xml version="1.0" encoding="utf-8"?>
<math xmlns="http://www.w3.org/1998/Math/MathML" display="block">
  <semantics>
    <mrow>
      <mrow>
        <msubsup>
          <mi>x</mi>
          <mi>n</mi>
          <mrow>
            <mo fence="true" stretchy="false">(</mo>
            <mrow>
              <mi>h</mi>
            </mrow>
            <mo fence="true" stretchy="false">)</mo>
          </mrow>
        </msubsup>
        <mo stretchy="false">=</mo>
        <msub>
          <mi>c</mi>
          <mn>1</mn>
        </msub>
      </mrow>
      <mrow>
        <msubsup>
          <mi>λ</mi>
          <mn>1</mn>
          <mi>n</mi>
        </msubsup>
        <mo stretchy="false">+</mo>
        <msub>
          <mi>c</mi>
          <mn>2</mn>
        </msub>
      </mrow>
      <msubsup>
        <mi>λ</mi>
        <mn>2</mn>
        <mi>n</mi>
      </msubsup>
    </mrow>
    <annotation encoding="StarMath 5.0"> x_n ^(h)= c_1 λ_1^n +c_2 λ_2^n</annotation>
  </semantics>
</math>
</file>

<file path=Object 4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row>
        <mi mathvariant="normal">:</mi>
        <mo stretchy="false">=</mo>
        <mrow>
          <msub>
            <mi>x</mi>
            <mi>n</mi>
          </msub>
          <mo stretchy="false">−</mo>
          <mfrac>
            <mrow>
              <mi>p</mi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</mrow>
            <mrow>
              <mi>p</mi>
              <mi>'</mi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</mrow>
          </mfrac>
        </mrow>
      </mrow>
    </mrow>
    <annotation encoding="StarMath 5.0">x_{n+1} := x_n - {p(x_n)} over {p'(x_n)} </annotation>
  </semantics>
</math>
</file>

<file path=Object 40/content.xml><?xml version="1.0" encoding="utf-8"?>
<math xmlns="http://www.w3.org/1998/Math/MathML" display="block">
  <semantics>
    <mrow>
      <mrow>
        <msubsup>
          <mi>x</mi>
          <mi>n</mi>
          <mrow>
            <mo fence="true" stretchy="false">(</mo>
            <mrow>
              <mi>h</mi>
            </mrow>
            <mo fence="true" stretchy="false">)</mo>
          </mrow>
        </msubsup>
        <mo stretchy="false">=</mo>
        <msub>
          <mi>c</mi>
          <mn>1</mn>
        </msub>
      </mrow>
      <mrow>
        <msubsup>
          <mi>λ</mi>
          <mrow>
            <mn>1</mn>
            <mo stretchy="false">/</mo>
            <mn>2</mn>
          </mrow>
          <mi>n</mi>
        </msubsup>
        <mo stretchy="false">+</mo>
        <msub>
          <mi>c</mi>
          <mn>2</mn>
        </msub>
      </mrow>
      <mi>n</mi>
      <msubsup>
        <mi>λ</mi>
        <mrow>
          <mn>1</mn>
          <mo stretchy="false">/</mo>
          <mn>2</mn>
        </mrow>
        <mi>n</mi>
      </msubsup>
    </mrow>
    <annotation encoding="StarMath 5.0"> x_n  ^(h)= c_1 λ_{1/2}^n +c_2 n λ_{1/2}^n</annotation>
  </semantics>
</math>
</file>

<file path=Object 41/content.xml><?xml version="1.0" encoding="utf-8"?>
<math xmlns="http://www.w3.org/1998/Math/MathML" display="block">
  <semantics>
    <mrow>
      <mrow>
        <mstyle color="aqua">
          <mrow>
            <mi>f</mi>
            <mrow>
              <mo fence="true" stretchy="false">(</mo>
              <mrow>
                <mi>n</mi>
              </mrow>
              <mo fence="true" stretchy="false">)</mo>
            </mrow>
          </mrow>
        </mstyle>
        <mo stretchy="false">=</mo>
        <msup>
          <mi mathvariant="normal">α</mi>
          <mi>n</mi>
        </msup>
      </mrow>
      <mi>p</mi>
      <mrow>
        <mo fence="true" stretchy="false">(</mo>
        <mrow>
          <mi>n</mi>
        </mrow>
        <mo fence="true" stretchy="false">)</mo>
      </mrow>
      <mspace width="12em"/>
      <mrow>
        <mo fence="true" stretchy="false">[</mo>
        <mrow>
          <mrow>
            <mi mathvariant="normal">α</mi>
            <mi mathvariant="normal">:</mi>
            <mi mathvariant="italic">Das</mi>
            <mi mathvariant="italic">was</mi>
            <mi mathvariant="italic">hoch</mi>
            <mspace width="2em"/>
            <mi>n</mi>
            <mspace width="2em"/>
            <mi mathvariant="italic">ist</mi>
          </mrow>
        </mrow>
        <mo fence="true" stretchy="false">]</mo>
      </mrow>
    </mrow>
    <annotation encoding="StarMath 5.0">color cyan {f(n)} = %alpha^n p(n) ~~~~~~[ %alpha : Das was hoch ~n~ ist ]</annotation>
  </semantics>
</math>
</file>

<file path=Object 42/content.xml><?xml version="1.0" encoding="utf-8"?>
<math xmlns="http://www.w3.org/1998/Math/MathML" display="block">
  <semantics>
    <mrow>
      <mstyle color="red">
        <mi>f</mi>
      </mstyle>
      <mo stretchy="false">+</mo>
      <mrow>
        <mstyle color="red">
          <mi mathvariant="italic">fx</mi>
        </mstyle>
        <mo stretchy="false">∗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o stretchy="false">+</mo>
      <mrow>
        <mstyle color="red">
          <mi mathvariant="italic">fy</mi>
        </mstyle>
        <mo stretchy="false">∗</mo>
        <mrow>
          <mo fence="true" stretchy="false">(</mo>
          <mrow>
            <mrow>
              <mi>y</mi>
              <mo stretchy="false">−</mo>
              <msub>
                <mi>y</mi>
                <mn>0</mn>
              </msub>
            </mrow>
          </mrow>
          <mo fence="true" stretchy="false">)</mo>
        </mrow>
      </mrow>
    </mrow>
    <annotation encoding="StarMath 5.0">color red f + color red fx* ( x -x_0 ) + color red fy *( y-y_0 )</annotation>
  </semantics>
</math>
</file>

<file path=Object 43/content.xml><?xml version="1.0" encoding="utf-8"?>
<math xmlns="http://www.w3.org/1998/Math/MathML" display="block">
  <semantics>
    <mrow>
      <mfrac>
        <mn>1</mn>
        <msqrt>
          <mrow>
            <mn>1</mn>
            <mo stretchy="false">+</mo>
            <mstyle color="red">
              <mi mathvariant="italic">fx</mi>
            </mstyle>
            <mo stretchy="false">+</mo>
            <mstyle color="red">
              <mi mathvariant="italic">fy</mi>
            </mstyle>
          </mrow>
        </msqrt>
      </mfrac>
      <mo stretchy="false">∗</mo>
      <mrow>
        <mo fence="true" stretchy="true">(</mo>
        <mrow>
          <mtable>
            <mtr>
              <mtd>
                <mrow>
                  <mo stretchy="false">−</mo>
                  <mstyle color="red">
                    <mi mathvariant="italic">fx</mi>
                  </mstyle>
                </mrow>
              </mtd>
            </mtr>
            <mtr>
              <mtd>
                <mrow>
                  <mo stretchy="false">−</mo>
                  <mstyle color="red">
                    <mi mathvariant="italic">fy</mi>
                  </mstyle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1 over sqrt { 1 + color red fx + color red fy } * left ( matrix { -color red fx ## - color red fy ## 1 }  right )</annotation>
  </semantics>
</math>
</file>

<file path=Object 44/content.xml><?xml version="1.0" encoding="utf-8"?>
<math xmlns="http://www.w3.org/1998/Math/MathML" display="block">
  <semantics>
    <mrow>
      <mo stretchy="false">∇</mo>
      <mrow>
        <mi>f</mi>
        <mo stretchy="false">=</mo>
        <mrow>
          <mo fence="true" stretchy="true">(</mo>
          <mrow>
            <mtable>
              <mtr>
                <mtd>
                  <mi mathvariant="italic">fx</mi>
                </mtd>
              </mtr>
              <mtr>
                <mtd>
                  <mi mathvariant="italic">fy</mi>
                </mtd>
              </mtr>
            </mtable>
          </mrow>
          <mo fence="true" stretchy="true">)</mo>
        </mrow>
        <mover>
          <mo stretchy="false">=</mo>
          <mstyle color="red">
            <mi>!</mi>
          </mstyle>
        </mover>
        <mover accent="true">
          <mn>0</mn>
          <mo stretchy="false">⃗</mo>
        </mover>
      </mrow>
      <mi>;</mi>
      <mi mathvariant="italic">Lösungen</mi>
      <mi mathvariant="italic">bestimmen</mi>
    </mrow>
    <annotation encoding="StarMath 5.0">nabla f = left (  binom{fx}{fy}   right ) = csup{color red {!}} vec 0;  Lösungen bestimmen</annotation>
  </semantics>
</math>
</file>

<file path=Object 45/content.xml><?xml version="1.0" encoding="utf-8"?>
<math xmlns="http://www.w3.org/1998/Math/MathML" display="block">
  <semantics>
    <mrow>
      <mi>H</mi>
      <mo stretchy="false">=</mo>
      <mrow>
        <mo fence="true" stretchy="true">(</mo>
        <mrow>
          <mtable>
            <mtr>
              <mtd>
                <mi mathvariant="italic">fxx</mi>
              </mtd>
              <mtd>
                <mi mathvariant="italic">fxy</mi>
              </mtd>
            </mtr>
            <mtr>
              <mtd>
                <mi mathvariant="italic">fyx</mi>
              </mtd>
              <mtd>
                <mi mathvariant="italic">fyy</mi>
              </mtd>
            </mtr>
          </mtable>
        </mrow>
        <mo fence="true" stretchy="true">)</mo>
      </mrow>
    </mrow>
    <annotation encoding="StarMath 5.0">H = left ( matrix{ fxx # fxy ##fyx#fyy}  right )</annotation>
  </semantics>
</math>
</file>

<file path=Object 46/content.xml><?xml version="1.0" encoding="utf-8"?>
<math xmlns="http://www.w3.org/1998/Math/MathML" display="block">
  <semantics>
    <mrow>
      <msub>
        <mi>x</mi>
        <mrow>
          <mi>n</mi>
          <mo stretchy="false">+</mo>
          <mn>2</mn>
        </mrow>
      </msub>
      <mstyle color="green">
        <mrow>
          <mo stretchy="false">−</mo>
          <mn>6</mn>
        </mrow>
      </mstyle>
      <mrow>
        <msub>
          <mi>x</mi>
          <mrow>
            <mi>n</mi>
            <mo stretchy="false">+</mo>
            <mn>1</mn>
          </mrow>
        </msub>
        <mo stretchy="false">+</mo>
        <mstyle color="green">
          <mn>8</mn>
        </mstyle>
      </mrow>
      <mrow>
        <msub>
          <mi>x</mi>
          <mi>n</mi>
        </msub>
        <mo stretchy="false">=</mo>
        <mstyle color="aqua">
          <mrow>
            <mo fence="true" stretchy="false">(</mo>
            <mrow>
              <mrow>
                <msup>
                  <mn>3</mn>
                  <mi>n</mi>
                </msup>
                <mi>n</mi>
              </mrow>
            </mrow>
            <mo fence="true" stretchy="false">)</mo>
          </mrow>
        </mstyle>
      </mrow>
    </mrow>
    <annotation encoding="StarMath 5.0">x_{ n+2} color green{-6}  x_{ n+1 } + color green 8 x_n 	 = color cyan (3^n n)</annotation>
  </semantics>
</math>
</file>

<file path=Object 47/content.xml><?xml version="1.0" encoding="utf-8"?>
<math xmlns="http://www.w3.org/1998/Math/MathML" display="block">
  <semantics>
    <mrow>
      <msup>
        <mi mathvariant="normal">λ</mi>
        <mn>2</mn>
      </msup>
      <mstyle color="green">
        <mrow>
          <mo stretchy="false">−</mo>
          <mn>6</mn>
        </mrow>
      </mstyle>
      <mrow>
        <mrow>
          <mi mathvariant="normal">λ</mi>
          <mo stretchy="false">+</mo>
          <mstyle color="green">
            <mn>8</mn>
          </mstyle>
        </mrow>
        <mo stretchy="false">=</mo>
        <mn>0</mn>
      </mrow>
    </mrow>
    <annotation encoding="StarMath 5.0">%lambda ^2 color green{-6}  %lambda + color green 8  = 0</annotation>
  </semantics>
</math>
</file>

<file path=Object 48/content.xml><?xml version="1.0" encoding="utf-8"?>
<math xmlns="http://www.w3.org/1998/Math/MathML" display="block">
  <semantics>
    <mrow>
      <mrow>
        <msub>
          <mi mathvariant="normal">λ</mi>
          <mn>1</mn>
        </msub>
        <mo stretchy="false">=</mo>
        <mrow>
          <mo stretchy="false">−</mo>
          <mn>2</mn>
        </mrow>
      </mrow>
      <mi>;</mi>
      <mrow>
        <msub>
          <mi mathvariant="normal">λ</mi>
          <mn>2</mn>
        </msub>
        <mo stretchy="false">=</mo>
        <mrow>
          <mo stretchy="false">−</mo>
          <mn>4</mn>
        </mrow>
      </mrow>
    </mrow>
    <annotation encoding="StarMath 5.0">%lambda _1 = -2; %lambda _2 = -4</annotation>
  </semantics>
</math>
</file>

<file path=Object 49/content.xml><?xml version="1.0" encoding="utf-8"?>
<math xmlns="http://www.w3.org/1998/Math/MathML" display="block">
  <semantics>
    <mrow>
      <msubsup>
        <mi>x</mi>
        <mi>n</mi>
        <mrow>
          <mo fence="true" stretchy="false">(</mo>
          <mrow>
            <mi>p</mi>
          </mrow>
          <mo fence="true" stretchy="false">)</mo>
        </mrow>
      </msubsup>
      <mi>,</mi>
      <msubsup>
        <mi>x</mi>
        <mrow>
          <mi>n</mi>
          <mo stretchy="false">+</mo>
          <mn>1</mn>
        </mrow>
        <mrow>
          <mo fence="true" stretchy="false">(</mo>
          <mrow>
            <mi>p</mi>
          </mrow>
          <mo fence="true" stretchy="false">)</mo>
        </mrow>
      </msubsup>
      <mi>,</mi>
      <msubsup>
        <mi>x</mi>
        <mrow>
          <mi>n</mi>
          <mo stretchy="false">+</mo>
          <mn>2</mn>
        </mrow>
        <mrow>
          <mo fence="true" stretchy="false">(</mo>
          <mrow>
            <mi>p</mi>
          </mrow>
          <mo fence="true" stretchy="false">)</mo>
        </mrow>
      </msubsup>
    </mrow>
    <annotation encoding="StarMath 5.0">x_{n} ^(p), x_{n+1} ^(p) ,x_{n+2} ^(p)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i>f</mi>
            <mi>g</mi>
          </mrow>
        </mrow>
        <mo fence="true" stretchy="false">)</mo>
      </mrow>
      <mrow>
        <mi>'</mi>
        <mo stretchy="false">=</mo>
        <mstyle color="aqua">
          <mi>f</mi>
        </mstyle>
      </mrow>
      <mi>'</mi>
      <mrow>
        <mstyle color="red">
          <mi>g</mi>
        </mstyle>
        <mo stretchy="false">+</mo>
        <mstyle color="red">
          <mi>f</mi>
        </mstyle>
      </mrow>
      <mstyle color="aqua">
        <mi>g</mi>
      </mstyle>
      <mi>'</mi>
    </mrow>
    <annotation encoding="StarMath 5.0">( f g )' = color cyan f' color red g+ color red f color cyan g'</annotation>
  </semantics>
</math>
</file>

<file path=Object 50/content.xml><?xml version="1.0" encoding="utf-8"?>
<math xmlns="http://www.w3.org/1998/Math/MathML" display="block">
  <semantics>
    <mrow>
      <msub>
        <mi>x</mi>
        <mi>n</mi>
      </msub>
      <mi>,</mi>
      <msub>
        <mi>x</mi>
        <mrow>
          <mi>n</mi>
          <mo stretchy="false">+</mo>
          <mn>1</mn>
        </mrow>
      </msub>
      <mi>,</mi>
      <msub>
        <mi>x</mi>
        <mrow>
          <mi>n</mi>
          <mo stretchy="false">+</mo>
          <mn>2</mn>
        </mrow>
      </msub>
    </mrow>
    <annotation encoding="StarMath 5.0">x_{n} , x_{n+1}  ,x_{n+2}</annotation>
  </semantics>
</math>
</file>

<file path=Object 51/content.xml><?xml version="1.0" encoding="utf-8"?>
<math xmlns="http://www.w3.org/1998/Math/MathML" display="block">
  <semantics>
    <msubsup>
      <mi>x</mi>
      <mi>n</mi>
      <mrow>
        <mo fence="true" stretchy="false">(</mo>
        <mrow>
          <mi>h</mi>
        </mrow>
        <mo fence="true" stretchy="false">)</mo>
      </mrow>
    </msubsup>
    <annotation encoding="StarMath 5.0">x_n^( h )</annotation>
  </semantics>
</math>
</file>

<file path=Object 52/content.xml><?xml version="1.0" encoding="utf-8"?>
<math xmlns="http://www.w3.org/1998/Math/MathML" display="block">
  <semantics>
    <mrow>
      <msub>
        <mi>x</mi>
        <mi>n</mi>
      </msub>
      <mo stretchy="false">=</mo>
      <mrow>
        <msubsup>
          <mi>x</mi>
          <mi>n</mi>
          <mrow>
            <mo fence="true" stretchy="false">(</mo>
            <mrow>
              <mi>h</mi>
            </mrow>
            <mo fence="true" stretchy="false">)</mo>
          </mrow>
        </msubsup>
        <mo stretchy="false">+</mo>
        <msubsup>
          <mi>x</mi>
          <mi>n</mi>
          <mrow>
            <mo fence="true" stretchy="false">(</mo>
            <mrow>
              <mi>p</mi>
            </mrow>
            <mo fence="true" stretchy="false">)</mo>
          </mrow>
        </msubsup>
      </mrow>
    </mrow>
    <annotation encoding="StarMath 5.0">x_n = x_n^( h )+x_n^( p )</annotation>
  </semantics>
</math>
</file>

<file path=Object 53/content.xml><?xml version="1.0" encoding="utf-8"?>
<math xmlns="http://www.w3.org/1998/Math/MathML" display="block">
  <semantics>
    <mrow>
      <mrow>
        <mrow>
          <mo fence="true" stretchy="true">|</mo>
          <mrow>
            <mi mathvariant="italic">AB</mi>
          </mrow>
          <mo fence="true" stretchy="true">|</mo>
        </mrow>
        <mo stretchy="false">=</mo>
        <mrow>
          <mo fence="true" stretchy="true">|</mo>
          <mrow>
            <mi>A</mi>
          </mrow>
          <mo fence="true" stretchy="true">|</mo>
        </mrow>
      </mrow>
      <mrow>
        <mo fence="true" stretchy="true">|</mo>
        <mrow>
          <mi>B</mi>
        </mrow>
        <mo fence="true" stretchy="true">|</mo>
      </mrow>
    </mrow>
    <annotation encoding="StarMath 5.0">abs{ AB } = abs { A }abs{ B }</annotation>
  </semantics>
</math>
</file>

<file path=Object 54/content.xml><?xml version="1.0" encoding="utf-8"?>
<math xmlns="http://www.w3.org/1998/Math/MathML" display="block">
  <semantics>
    <mrow>
      <mo fence="true" stretchy="true">|</mo>
      <mrow>
        <mtable>
          <mtr>
            <mtd>
              <mrow>
                <mi>a</mi>
                <mstyle color="red">
                  <mrow>
                    <mo stretchy="false">−</mo>
                    <mi mathvariant="normal">λ</mi>
                  </mrow>
                </mstyle>
              </mrow>
            </mtd>
            <mtd>
              <mi>b</mi>
            </mtd>
            <mtd>
              <mi>c</mi>
            </mtd>
          </mtr>
          <mtr>
            <mtd>
              <mi>e</mi>
            </mtd>
            <mtd>
              <mrow>
                <mi>f</mi>
                <mstyle color="red">
                  <mrow>
                    <mo stretchy="false">−</mo>
                    <mi mathvariant="normal">λ</mi>
                  </mrow>
                </mstyle>
              </mrow>
            </mtd>
            <mtd>
              <mi>g</mi>
            </mtd>
          </mtr>
          <mtr>
            <mtd>
              <mi>h</mi>
            </mtd>
            <mtd>
              <mi>i</mi>
            </mtd>
            <mtd>
              <mrow>
                <mi>j</mi>
                <mstyle color="red">
                  <mrow>
                    <mo stretchy="false">−</mo>
                    <mi mathvariant="normal">λ</mi>
                  </mrow>
                </mstyle>
              </mrow>
            </mtd>
          </mtr>
        </mtable>
      </mrow>
      <mo fence="true" stretchy="true">|</mo>
    </mrow>
    <annotation encoding="StarMath 5.0">abs{ matrix {a color red { -%lambda}#b#c##e#f color red { -%lambda}#g##h#i#j color red { -%lambda}} }</annotation>
  </semantics>
</math>
</file>

<file path=Object 55/content.xml><?xml version="1.0" encoding="utf-8"?>
<math xmlns="http://www.w3.org/1998/Math/MathML" display="block">
  <semantics>
    <mrow>
      <mtable>
        <mtr>
          <mtd>
            <mn>1</mn>
          </mtd>
          <mtd>
            <mn>0</mn>
          </mtd>
          <mtd>
            <mrow>
              <mo stretchy="false">−</mo>
              <mn>4</mn>
            </mrow>
          </mtd>
        </mtr>
        <mtr>
          <mtd>
            <mn>1</mn>
          </mtd>
          <mtd>
            <mn>4</mn>
          </mtd>
          <mtd>
            <mn>0</mn>
          </mtd>
        </mtr>
        <mtr>
          <mtd>
            <mn>0</mn>
          </mtd>
          <mtd>
            <mn>1</mn>
          </mtd>
          <mtd>
            <mn>1</mn>
          </mtd>
        </mtr>
      </mtable>
      <mi>;</mi>
      <mrow>
        <mi mathvariant="italic">Eigenwerte</mi>
        <mo stretchy="false">=</mo>
        <mn>0</mn>
      </mrow>
      <mi>;</mi>
      <mn>3</mn>
      <mi>;</mi>
    </mrow>
    <annotation encoding="StarMath 5.0">matrix {1 #0#-4##1#4 #0##0#1#1 } ; Eigenwerte = 0;3;</annotation>
  </semantics>
</math>
</file>

<file path=Object 56/content.xml><?xml version="1.0" encoding="utf-8"?>
<math xmlns="http://www.w3.org/1998/Math/MathML" display="block">
  <semantics>
    <mrow>
      <mfrac>
        <mrow>
          <mo fence="true" stretchy="true">|</mo>
          <mrow>
            <mrow>
              <msub>
                <mi>x</mi>
                <mrow>
                  <mi>n</mi>
                  <mo stretchy="false">+</mo>
                  <mn>1</mn>
                </mrow>
              </msub>
              <mo stretchy="false">−</mo>
              <msub>
                <mi>x</mi>
                <mi>n</mi>
              </msub>
            </mrow>
          </mrow>
          <mo fence="true" stretchy="true">|</mo>
        </mrow>
        <mrow>
          <mo fence="true" stretchy="true">|</mo>
          <mrow>
            <mrow>
              <msub>
                <mi>x</mi>
                <mi>n</mi>
              </msub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true">|</mo>
        </mrow>
      </mfrac>
      <mo stretchy="false">&lt;</mo>
      <mn>1</mn>
    </mrow>
    <annotation encoding="StarMath 5.0">abs{ x_{n+1} -x_n } over abs { x_n -x_{n-1} } &lt;1</annotation>
  </semantics>
</math>
</file>

<file path=Object 57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g</mi>
        </mrow>
        <mo fence="true" stretchy="false">)</mo>
      </mrow>
      <mi>g</mi>
      <mi>'</mi>
      <mrow>
        <mi mathvariant="italic">dx</mi>
        <mo stretchy="false">=</mo>
        <mrow>
          <mo stretchy="false">∫</mo>
          <mi>f</mi>
        </mrow>
      </mrow>
      <mi mathvariant="italic">dt</mi>
    </mrow>
    <annotation encoding="StarMath 5.0">int f( g)g'  dx = int f dt</annotation>
  </semantics>
</math>
</file>

<file path=Object 58/content.xml><?xml version="1.0" encoding="utf-8"?>
<math xmlns="http://www.w3.org/1998/Math/MathML" display="block">
  <semantics>
    <mrow>
      <mrow>
        <mo stretchy="false">∫</mo>
        <mi>x</mi>
      </mrow>
      <msup>
        <mi>e</mi>
        <mstyle color="aqua">
          <mrow>
            <msup>
              <mi>x</mi>
              <mn>2</mn>
            </msup>
            <mo stretchy="false">+</mo>
            <mn>2</mn>
          </mrow>
        </mstyle>
      </msup>
      <mrow>
        <mi mathvariant="italic">dx</mi>
        <mo stretchy="false">=</mo>
        <mfrac>
          <mn>1</mn>
          <mn>2</mn>
        </mfrac>
      </mrow>
      <mrow>
        <mo stretchy="false">∫</mo>
        <msup>
          <mi>e</mi>
          <mi>t</mi>
        </msup>
      </mrow>
      <mrow>
        <mi mathvariant="italic">dt</mi>
        <mo stretchy="false">=</mo>
        <mfrac>
          <mn>1</mn>
          <mn>2</mn>
        </mfrac>
      </mrow>
      <mrow>
        <msup>
          <mi>e</mi>
          <mi>t</mi>
        </msup>
        <mo stretchy="false">=</mo>
        <mfrac>
          <mn>1</mn>
          <mn>2</mn>
        </mfrac>
      </mrow>
      <msup>
        <mi>e</mi>
        <mstyle color="aqua">
          <mrow>
            <msup>
              <mi>x</mi>
              <mn>2</mn>
            </msup>
            <mo stretchy="false">+</mo>
            <mn>2</mn>
          </mrow>
        </mstyle>
      </msup>
      <mi>;</mi>
      <mspace width="6em"/>
      <mstyle color="aqua">
        <mrow>
          <mi mathvariant="italic">Substitution</mi>
          <mi mathvariant="normal">:</mi>
          <mrow>
            <mo fence="true" stretchy="false">(</mo>
            <mrow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o stretchy="false">=</mo>
                  <mi>t</mi>
                </mrow>
                <mi>;</mi>
                <mn>2</mn>
                <mrow>
                  <mi mathvariant="italic">xdx</mi>
                  <mo stretchy="false">=</mo>
                  <mi mathvariant="italic">dt</mi>
                </mrow>
              </mrow>
            </mrow>
            <mo fence="true" stretchy="false">)</mo>
          </mrow>
        </mrow>
      </mstyle>
    </mrow>
    <annotation encoding="StarMath 5.0">int x e^{color cyan {x^2+2}}dx = 1 over 2 int e ^ t dt = 1 over 2 e^t = 1 over 2 e ^{color cyan{x^2+2}} ; ~ ~ ~  color cyan{ Substitution: ( x^2 +2 = t; 2xdx = dt  ) } </annotation>
  </semantics>
</math>
</file>

<file path=Object 59/content.xml><?xml version="1.0" encoding="utf-8"?>
<math xmlns="http://www.w3.org/1998/Math/MathML" display="block">
  <semantics>
    <mrow>
      <mrow>
        <munderover>
          <mo stretchy="false">∫</mo>
          <mn>1</mn>
          <mn>4</mn>
        </munderover>
        <mi>x</mi>
      </mrow>
      <msup>
        <mi>e</mi>
        <mstyle color="aqua">
          <mrow>
            <msup>
              <mi>x</mi>
              <mn>2</mn>
            </msup>
            <mo stretchy="false">+</mo>
            <mn>2</mn>
          </mrow>
        </mstyle>
      </msup>
      <mrow>
        <mi mathvariant="italic">dx</mi>
        <mo stretchy="false">=</mo>
        <mfrac>
          <mn>1</mn>
          <mn>2</mn>
        </mfrac>
      </mrow>
      <mrow>
        <munderover>
          <mo stretchy="false">∫</mo>
          <mstyle color="aqua">
            <mrow>
              <mrow>
                <msup>
                  <mn>1</mn>
                  <mn>2</mn>
                </msup>
                <mo stretchy="false">+</mo>
                <mn>2</mn>
              </mrow>
              <mo stretchy="false">=</mo>
              <mn>3</mn>
            </mrow>
          </mstyle>
          <mstyle color="aqua">
            <mrow>
              <mrow>
                <msup>
                  <mn>4</mn>
                  <mn>2</mn>
                </msup>
                <mo stretchy="false">+</mo>
                <mn>2</mn>
              </mrow>
              <mo stretchy="false">=</mo>
              <mn>18</mn>
            </mrow>
          </mstyle>
        </munderover>
        <msup>
          <mi>e</mi>
          <mi>t</mi>
        </msup>
      </mrow>
      <mrow>
        <mi mathvariant="italic">dt</mi>
        <mo stretchy="false">=</mo>
        <mfrac>
          <mn>1</mn>
          <mn>2</mn>
        </mfrac>
      </mrow>
      <mrow>
        <msup>
          <mi>e</mi>
          <mi>t</mi>
        </msup>
        <mo stretchy="false">=</mo>
        <mfrac>
          <mn>1</mn>
          <mn>2</mn>
        </mfrac>
      </mrow>
      <msup>
        <mi>e</mi>
        <mstyle color="aqua">
          <mrow>
            <msup>
              <mi>x</mi>
              <mn>2</mn>
            </msup>
            <mo stretchy="false">+</mo>
            <mn>2</mn>
          </mrow>
        </mstyle>
      </msup>
    </mrow>
    <annotation encoding="StarMath 5.0">int from 1 to 4 x e^{color cyan {x^2+2}}dx = 1 over 2 int from color cyan{ 1^2+2= 3} to color cyan {4^2+2=18} e ^ t dt = 1 over 2 e^t = 1 over 2 e ^{color cyan{x^2+2}} </annotation>
  </semantics>
</math>
</file>

<file path=Object 6/content.xml><?xml version="1.0" encoding="utf-8"?>
<math xmlns="http://www.w3.org/1998/Math/MathML" display="block">
  <semantics>
    <mrow>
      <mrow>
        <mfrac>
          <mi>Z</mi>
          <mi>N</mi>
        </mfrac>
        <mo stretchy="false">=</mo>
        <mfrac>
          <mrow>
            <mi mathvariant="italic">NZ</mi>
            <mrow>
              <mi>'</mi>
              <mo stretchy="false">−</mo>
              <mi mathvariant="italic">ZN</mi>
            </mrow>
            <mi>'</mi>
          </mrow>
          <msup>
            <mi>N</mi>
            <mn>2</mn>
          </msup>
        </mfrac>
      </mrow>
      <mspace width="32em"/>
      <mfrac>
        <mrow>
          <mi mathvariant="italic">NAZ</mi>
          <mo stretchy="false">−</mo>
          <mi mathvariant="italic">ZAN</mi>
        </mrow>
        <msup>
          <mi>N</mi>
          <mn>2</mn>
        </msup>
      </mfrac>
    </mrow>
    <annotation encoding="StarMath 5.0">{Z} over {N} =  {NZ' -ZN'} over N^2 ~~~~~~~~~~~~~~~~ { NAZ -ZAN }over { N ^{2} }</annotation>
  </semantics>
</math>
</file>

<file path=Object 60/Object 1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60/Object 10/content.xml><?xml version="1.0" encoding="utf-8"?>
<math xmlns="http://www.w3.org/1998/Math/MathML" display="block">
  <semantics>
    <mrow>
      <msup>
        <mi>a</mi>
        <mi>x</mi>
      </msup>
      <mi>ln</mi>
      <mi>a</mi>
    </mrow>
    <annotation encoding="StarMath 5.0">a^x ln a
</annotation>
  </semantics>
</math>
</file>

<file path=Object 60/Object 11/content.xml><?xml version="1.0" encoding="utf-8"?>
<math xmlns="http://www.w3.org/1998/Math/MathML" display="block">
  <semantics>
    <mfrac>
      <mn>1</mn>
      <mrow>
        <mi>x</mi>
        <mi>ln</mi>
        <mi>a</mi>
      </mrow>
    </mfrac>
    <annotation encoding="StarMath 5.0">1 over {  x ln a }</annotation>
  </semantics>
</math>
</file>

<file path=Object 60/Object 12/content.xml><?xml version="1.0" encoding="utf-8"?>
<math xmlns="http://www.w3.org/1998/Math/MathML" display="block">
  <semantics>
    <mrow>
      <mi>ln</mi>
      <mrow>
        <mo fence="true" stretchy="false">(</mo>
        <mrow>
          <mrow>
            <mi>x</mi>
            <mo stretchy="false">+</mo>
            <msqrt>
              <mrow>
                <mn>1</mn>
                <mo stretchy="false">+</mo>
                <msup>
                  <mi>x</mi>
                  <mn>2</mn>
                </msup>
              </mrow>
            </msqrt>
          </mrow>
        </mrow>
        <mo fence="true" stretchy="false">)</mo>
      </mrow>
    </mrow>
    <annotation encoding="StarMath 5.0">ln( x+sqrt {1+x^2} )</annotation>
  </semantics>
</math>
</file>

<file path=Object 60/Object 13/content.xml><?xml version="1.0" encoding="utf-8"?>
<math xmlns="http://www.w3.org/1998/Math/MathML" display="block">
  <semantics>
    <mfrac>
      <mn>1</mn>
      <msqrt>
        <mrow>
          <mn>1</mn>
          <mo stretchy="false">+</mo>
          <msup>
            <mi>x</mi>
            <mn>2</mn>
          </msup>
        </mrow>
      </msqrt>
    </mfrac>
    <annotation encoding="StarMath 5.0">1 over{sqrt {1+x^2}}</annotation>
  </semantics>
</math>
</file>

<file path=Object 60/Object 14/content.xml><?xml version="1.0" encoding="utf-8"?>
<math xmlns="http://www.w3.org/1998/Math/MathML" display="block">
  <semantics>
    <msup>
      <mi>x</mi>
      <mi>n</mi>
    </msup>
    <annotation encoding="StarMath 5.0">x^{n }</annotation>
  </semantics>
</math>
</file>

<file path=Object 60/Object 15/content.xml><?xml version="1.0" encoding="utf-8"?>
<math xmlns="http://www.w3.org/1998/Math/MathML" display="block">
  <semantics>
    <mfrac>
      <msup>
        <mi>x</mi>
        <mrow>
          <mi>n</mi>
          <mo stretchy="false">+</mo>
          <mn>1</mn>
        </mrow>
      </msup>
      <mrow>
        <mi>n</mi>
        <mo stretchy="false">+</mo>
        <mn>1</mn>
      </mrow>
    </mfrac>
    <annotation encoding="StarMath 5.0">x^{n+1} over { n+1 }</annotation>
  </semantics>
</math>
</file>

<file path=Object 60/Object 16/content.xml><?xml version="1.0" encoding="utf-8"?>
<math xmlns="http://www.w3.org/1998/Math/MathML" display="block">
  <semantics>
    <mfrac>
      <mn>1</mn>
      <mi>x</mi>
    </mfrac>
    <annotation encoding="StarMath 5.0">1 over x</annotation>
  </semantics>
</math>
</file>

<file path=Object 60/Object 17/content.xml><?xml version="1.0" encoding="utf-8"?>
<math xmlns="http://www.w3.org/1998/Math/MathML" display="block">
  <semantics>
    <mfrac>
      <mn>1</mn>
      <mrow>
        <msup>
          <mi>cos</mi>
          <mn>2</mn>
        </msup>
        <mi>x</mi>
      </mrow>
    </mfrac>
    <annotation encoding="StarMath 5.0">1 over {cos^2 x}</annotation>
  </semantics>
</math>
</file>

<file path=Object 60/Object 18/content.xml><?xml version="1.0" encoding="utf-8"?>
<math xmlns="http://www.w3.org/1998/Math/MathML" display="block">
  <semantics>
    <mfrac>
      <mn>1</mn>
      <msqrt>
        <mrow>
          <mn>1</mn>
          <mo stretchy="false">+</mo>
          <msup>
            <mi>x</mi>
            <mn>2</mn>
          </msup>
        </mrow>
      </msqrt>
    </mfrac>
    <annotation encoding="StarMath 5.0">1 over{sqrt {1+x^2}}</annotation>
  </semantics>
</math>
</file>

<file path=Object 60/Object 19/content.xml><?xml version="1.0" encoding="utf-8"?>
<math xmlns="http://www.w3.org/1998/Math/MathML" display="block">
  <semantics>
    <mrow>
      <mi>ln</mi>
      <mrow>
        <mo fence="true" stretchy="false">(</mo>
        <mrow>
          <mrow>
            <mi>x</mi>
            <mo stretchy="false">+</mo>
            <msqrt>
              <mrow>
                <mn>1</mn>
                <mo stretchy="false">+</mo>
                <msup>
                  <mi>x</mi>
                  <mn>2</mn>
                </msup>
              </mrow>
            </msqrt>
          </mrow>
        </mrow>
        <mo fence="true" stretchy="false">)</mo>
      </mrow>
    </mrow>
    <annotation encoding="StarMath 5.0">ln( x+sqrt {1+x^2} )</annotation>
  </semantics>
</math>
</file>

<file path=Object 60/Object 2/content.xml><?xml version="1.0" encoding="utf-8"?>
<math xmlns="http://www.w3.org/1998/Math/MathML" display="block">
  <semantics>
    <msup>
      <mi mathvariant="italic">nx</mi>
      <mrow>
        <mi>n</mi>
        <mo stretchy="false">−</mo>
        <mn>1</mn>
      </mrow>
    </msup>
    <annotation encoding="StarMath 5.0">nx^{ n-1 }</annotation>
  </semantics>
</math>
</file>

<file path=Object 60/Object 20/content.xml><?xml version="1.0" encoding="utf-8"?>
<math xmlns="http://www.w3.org/1998/Math/MathML" display="block">
  <semantics>
    <mfrac>
      <mn>1</mn>
      <msqrt>
        <mrow>
          <mn>1</mn>
          <mo stretchy="false">−</mo>
          <msup>
            <mi>x</mi>
            <mn>2</mn>
          </msup>
        </mrow>
      </msqrt>
    </mfrac>
    <annotation encoding="StarMath 5.0">1 over sqrt { 1-x^2 }</annotation>
  </semantics>
</math>
</file>

<file path=Object 60/Object 21/content.xml><?xml version="1.0" encoding="utf-8"?>
<math xmlns="http://www.w3.org/1998/Math/MathML" display="block">
  <semantics>
    <mfrac>
      <mn>1</mn>
      <mrow>
        <mn>1</mn>
        <mo stretchy="false">+</mo>
        <msup>
          <mi>x</mi>
          <mn>2</mn>
        </msup>
      </mrow>
    </mfrac>
    <annotation encoding="StarMath 5.0">1 over { 1+x^2 }</annotation>
  </semantics>
</math>
</file>

<file path=Object 60/Object 22/content.xml><?xml version="1.0" encoding="utf-8"?>
<math xmlns="http://www.w3.org/1998/Math/MathML" display="block">
  <semantics>
    <msup>
      <mi>e</mi>
      <mi mathvariant="italic">ax</mi>
    </msup>
    <annotation encoding="StarMath 5.0">e^ax
</annotation>
  </semantics>
</math>
</file>

<file path=Object 60/Object 23/content.xml><?xml version="1.0" encoding="utf-8"?>
<math xmlns="http://www.w3.org/1998/Math/MathML" display="block">
  <semantics>
    <mfrac>
      <msup>
        <mi>e</mi>
        <mi mathvariant="italic">ax</mi>
      </msup>
      <mi>a</mi>
    </mfrac>
    <annotation encoding="StarMath 5.0">e^ax
 over a</annotation>
  </semantics>
</math>
</file>

<file path=Object 60/Object 24/content.xml><?xml version="1.0" encoding="utf-8"?>
<math xmlns="http://www.w3.org/1998/Math/MathML" display="block">
  <semantics>
    <mfrac>
      <mn>1</mn>
      <mrow>
        <msup>
          <mi>x</mi>
          <mn>2</mn>
        </msup>
        <mo stretchy="false">+</mo>
        <msup>
          <mi>a</mi>
          <mn>2</mn>
        </msup>
      </mrow>
    </mfrac>
    <annotation encoding="StarMath 5.0">1 over { x^2 + a^2 }</annotation>
  </semantics>
</math>
</file>

<file path=Object 60/Object 25/content.xml><?xml version="1.0" encoding="utf-8"?>
<math xmlns="http://www.w3.org/1998/Math/MathML" display="block">
  <semantics>
    <mrow>
      <mfrac>
        <mn>1</mn>
        <mi>a</mi>
      </mfrac>
      <mi>arctan</mi>
      <mfrac>
        <mi>x</mi>
        <mi>a</mi>
      </mfrac>
    </mrow>
    <annotation encoding="StarMath 5.0">1 over a arctan{ x over  a }</annotation>
  </semantics>
</math>
</file>

<file path=Object 60/Object 26/content.xml><?xml version="1.0" encoding="utf-8"?>
<math xmlns="http://www.w3.org/1998/Math/MathML" display="block">
  <semantics>
    <mfrac>
      <mn>1</mn>
      <msqrt>
        <mrow>
          <msup>
            <mi>a</mi>
            <mn>2</mn>
          </msup>
          <mo stretchy="false">−</mo>
          <msup>
            <mi>x</mi>
            <mn>2</mn>
          </msup>
        </mrow>
      </msqrt>
    </mfrac>
    <annotation encoding="StarMath 5.0">1 over sqrt { a^2-x^2 }</annotation>
  </semantics>
</math>
</file>

<file path=Object 60/Object 27/content.xml><?xml version="1.0" encoding="utf-8"?>
<math xmlns="http://www.w3.org/1998/Math/MathML" display="block">
  <semantics>
    <mrow>
      <mi>arcsin</mi>
      <mfrac>
        <mi>x</mi>
        <mi>a</mi>
      </mfrac>
    </mrow>
    <annotation encoding="StarMath 5.0">arcsin{ x over  a }</annotation>
  </semantics>
</math>
</file>

<file path=Object 60/Object 3/content.xml><?xml version="1.0" encoding="utf-8"?>
<math xmlns="http://www.w3.org/1998/Math/MathML" display="block">
  <semantics>
    <mrow>
      <mrow>
        <mn>1</mn>
        <mo stretchy="false">+</mo>
        <msup>
          <mi>tan</mi>
          <mn>2</mn>
        </msup>
      </mrow>
      <mrow>
        <mi>x</mi>
        <mo stretchy="false">=</mo>
        <mfrac>
          <mn>1</mn>
          <mrow>
            <msup>
              <mi>cos</mi>
              <mn>2</mn>
            </msup>
            <mi>x</mi>
          </mrow>
        </mfrac>
      </mrow>
    </mrow>
    <annotation encoding="StarMath 5.0">1 +tan ^2 x = 1 over {cos^2 x}</annotation>
  </semantics>
</math>
</file>

<file path=Object 60/Object 4/content.xml><?xml version="1.0" encoding="utf-8"?>
<math xmlns="http://www.w3.org/1998/Math/MathML" display="block">
  <semantics>
    <mfrac>
      <mn>1</mn>
      <msqrt>
        <mrow>
          <mn>1</mn>
          <mo stretchy="false">−</mo>
          <msup>
            <mi>x</mi>
            <mn>2</mn>
          </msup>
        </mrow>
      </msqrt>
    </mfrac>
    <annotation encoding="StarMath 5.0">1 over sqrt { 1-x^2 }</annotation>
  </semantics>
</math>
</file>

<file path=Object 60/Object 5/content.xml><?xml version="1.0" encoding="utf-8"?>
<math xmlns="http://www.w3.org/1998/Math/MathML" display="block">
  <semantics>
    <mfrac>
      <mn>1</mn>
      <mrow>
        <mn>1</mn>
        <mo stretchy="false">+</mo>
        <msup>
          <mi>x</mi>
          <mn>2</mn>
        </msup>
      </mrow>
    </mfrac>
    <annotation encoding="StarMath 5.0">1 over { 1+x^2 }</annotation>
  </semantics>
</math>
</file>

<file path=Object 60/Object 6/content.xml><?xml version="1.0" encoding="utf-8"?>
<math xmlns="http://www.w3.org/1998/Math/MathML" display="block">
  <semantics>
    <msup>
      <mi>e</mi>
      <mi mathvariant="italic">ax</mi>
    </msup>
    <annotation encoding="StarMath 5.0">e^ax
</annotation>
  </semantics>
</math>
</file>

<file path=Object 60/Object 7/content.xml><?xml version="1.0" encoding="utf-8"?>
<math xmlns="http://www.w3.org/1998/Math/MathML" display="block">
  <semantics>
    <msup>
      <mi mathvariant="italic">ae</mi>
      <mi mathvariant="italic">ax</mi>
    </msup>
    <annotation encoding="StarMath 5.0">ae^ax
</annotation>
  </semantics>
</math>
</file>

<file path=Object 60/Object 8/content.xml><?xml version="1.0" encoding="utf-8"?>
<math xmlns="http://www.w3.org/1998/Math/MathML" display="block">
  <semantics>
    <mfrac>
      <mn>1</mn>
      <mi>x</mi>
    </mfrac>
    <annotation encoding="StarMath 5.0">1 over x</annotation>
  </semantics>
</math>
</file>

<file path=Object 60/Object 9/content.xml><?xml version="1.0" encoding="utf-8"?>
<math xmlns="http://www.w3.org/1998/Math/MathML" display="block">
  <semantics>
    <msup>
      <mi>a</mi>
      <mi>x</mi>
    </msup>
    <annotation encoding="StarMath 5.0">a^x
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192cm" fo:break-before="auto" style:use-optimal-row-height="false"/>
    </style:style>
    <style:style style:name="ro4" style:family="table-row">
      <style:table-row-properties style:row-height="1.228cm" fo:break-before="auto" style:use-optimal-row-height="false"/>
    </style:style>
    <style:style style:name="ro5" style:family="table-row">
      <style:table-row-properties style:row-height="1.334cm" fo:break-before="auto" style:use-optimal-row-height="false"/>
    </style:style>
    <style:style style:name="ro6" style:family="table-row">
      <style:table-row-properties style:row-height="1.175cm" fo:break-before="auto" style:use-optimal-row-height="false"/>
    </style:style>
    <style:style style:name="ro7" style:family="table-row">
      <style:table-row-properties style:row-height="1.157cm" fo:break-before="auto" style:use-optimal-row-height="false"/>
    </style:style>
    <style:style style:name="ro8" style:family="table-row">
      <style:table-row-properties style:row-height="1.2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0.562cm" svg:height="0.533cm" svg:x="0.074cm" svg:y="1.05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.094cm" svg:height="0.533cm" svg:x="2.676cm" svg:y="1.035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992cm" svg:height="1.071cm" svg:x="2.731cm" svg:y="3.009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.467cm" svg:height="1.085cm" svg:x="2.744cm" svg:y="4.137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.137cm" svg:height="1.043cm" svg:x="2.787cm" svg:y="5.406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0.659cm" svg:height="0.533cm" svg:x="0cm" svg:y="6.554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0.871cm" svg:height="0.534cm" svg:x="2.965cm" svg:y="6.544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0.514cm" svg:height="1.011cm" svg:x="3.094cm" svg:y="7.235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0.563cm" svg:height="0.534cm" svg:x="0.001cm" svg:y="8.386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.208cm" svg:height="0.534cm" svg:x="2.732cm" svg:y="8.334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.158cm" svg:height="1.011cm" svg:x="2.73cm" svg:y="9.075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2.527cm" svg:height="0.604cm" svg:x="0cm" svg:y="10.374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.405cm" svg:height="1.113cm" svg:x="2.733cm" svg:y="10.12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0.562cm" svg:height="0.596cm" svg:x="8.553cm" svg:y="9.26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0.996cm" svg:height="1.039cm" svg:x="10.747cm" svg:y="8.962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0.514cm" svg:height="1.011cm" svg:x="8.342cm" svg:y="7.192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.23cm" svg:height="1.073cm" svg:x="8.524cm" svg:y="2.923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.405cm" svg:height="1.113cm" svg:x="8.343cm" svg:y="10.11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2.527cm" svg:height="0.604cm" svg:x="10.601cm" svg:y="10.113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1.467cm" svg:height="1.085cm" svg:x="8.343cm" svg:y="4.039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1.137cm" svg:height="1.043cm" svg:x="8.343cm" svg:y="5.261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0.659cm" svg:height="0.533cm" svg:x="8.562cm" svg:y="11.637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0.742cm" svg:height="1.071cm" svg:x="10.766cm" svg:y="11.37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1.286cm" svg:height="1.07cm" svg:x="8.352cm" svg:y="12.555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1.963cm" svg:height="1.011cm" svg:x="10.6cm" svg:y="12.542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1.605cm" svg:height="1.085cm" svg:x="8.396cm" svg:y="15.497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1.56cm" svg:height="1.011cm" svg:x="10.969cm" svg:y="15.62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'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Sf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x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ln |x|</text:p>
          </table:table-cell>
          <table:table-cell office:value-type="string" calcext:value-type="string">
            <text:p>x ln|x| -x</text:p>
          </table:table-cell>
        </table:table-row>
        <table:table-row table:style-name="ro2">
          <table:table-cell office:value-type="string" calcext:value-type="string">
            <text:p>sin x</text:p>
          </table:table-cell>
          <table:table-cell office:value-type="string" calcext:value-type="string">
            <text:p>cos x</text:p>
          </table:table-cell>
          <table:table-cell/>
          <table:table-cell office:value-type="string" calcext:value-type="string">
            <text:p>sin x</text:p>
          </table:table-cell>
          <table:table-cell office:value-type="string" calcext:value-type="string">
            <text:p>-cos x</text:p>
          </table:table-cell>
        </table:table-row>
        <table:table-row table:style-name="ro2">
          <table:table-cell office:value-type="string" calcext:value-type="string">
            <text:p>cos x</text:p>
          </table:table-cell>
          <table:table-cell office:value-type="string" calcext:value-type="string">
            <text:p>-sin x</text:p>
          </table:table-cell>
          <table:table-cell/>
          <table:table-cell office:value-type="string" calcext:value-type="string">
            <text:p>cos x </text:p>
          </table:table-cell>
          <table:table-cell office:value-type="string" calcext:value-type="string">
            <text:p>sin x</text:p>
          </table:table-cell>
        </table:table-row>
        <table:table-row table:style-name="ro3">
          <table:table-cell office:value-type="string" calcext:value-type="string">
            <text:p>tan x</text:p>
          </table:table-cell>
          <table:table-cell table:number-columns-repeated="3"/>
          <table:table-cell office:value-type="string" calcext:value-type="string">
            <text:p>tan x</text:p>
          </table:table-cell>
        </table:table-row>
        <table:table-row table:style-name="ro4">
          <table:table-cell office:value-type="string" calcext:value-type="string">
            <text:p>arcsin x</text:p>
          </table:table-cell>
          <table:table-cell table:number-columns-repeated="3"/>
          <table:table-cell office:value-type="string" calcext:value-type="string">
            <text:p>arcsin x</text:p>
          </table:table-cell>
        </table:table-row>
        <table:table-row table:style-name="ro5">
          <table:table-cell office:value-type="string" calcext:value-type="string">
            <text:p>arctan x </text:p>
          </table:table-cell>
          <table:table-cell table:number-columns-repeated="3"/>
          <table:table-cell office:value-type="string" calcext:value-type="string">
            <text:p>arctan x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n|x|</text:p>
          </table:table-cell>
          <table:table-cell office:value-type="string" calcext:value-type="string">
            <text:p>-ln|cosx|</text:p>
          </table:table-cell>
        </table:table-row>
        <table:table-row table:style-name="ro6">
          <table:table-cell office:value-type="string" calcext:value-type="string">
            <text:p>ln|x|</text:p>
          </table:table-cell>
          <table:table-cell table:style-name="ce3"/>
          <table:table-cell table:number-columns-repeated="2"/>
          <table:table-cell office:value-type="string" calcext:value-type="string">
            <text:p>ln|x|</text:p>
          </table:table-cell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>
            <text:p>log a (x)</text:p>
          </table:table-cell>
          <table:table-cell table:number-columns-repeated="4"/>
        </table:table-row>
        <table:table-row table:style-name="ro8">
          <table:table-cell table:number-columns-repeated="5"/>
        </table:table-row>
        <table:table-row table:style-name="ro8">
          <table:table-cell table:style-name="ce2" table:number-columns-repeated="2"/>
          <table:table-cell table:number-columns-repeated="3"/>
        </table:table-row>
        <table:table-row table:style-name="ro7"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2"/>
          <table:table-cell/>
          <table:table-cell office:value-type="string" calcext:value-type="string">
            <text:p>Sin²x</text:p>
          </table:table-cell>
          <table:table-cell office:value-type="string" calcext:value-type="string">
            <text:p>0,5x-0,25sin(2x)</text:p>
          </table:table-cell>
        </table:table-row>
        <table:table-row table:style-name="ro2">
          <table:table-cell table:style-name="ce2" table:number-columns-repeated="2"/>
          <table:table-cell/>
          <table:table-cell office:value-type="string" calcext:value-type="string">
            <text:p>cos²x</text:p>
          </table:table-cell>
          <table:table-cell office:value-type="string" calcext:value-type="string">
            <text:p>0,5x-0,25cos(2x)</text:p>
          </table:table-cell>
        </table:table-row>
        <table:table-row table:style-name="ro2">
          <table:table-cell table:style-name="ce2" table:number-columns-repeated="2"/>
          <table:table-cell/>
          <table:table-cell office:value-type="string" calcext:value-type="string">
            <text:p>Tan²x </text:p>
          </table:table-cell>
          <table:table-cell office:value-type="string" calcext:value-type="string">
            <text:p>tanx -x</text:p>
          </table:table-cell>
        </table:table-row>
        <table:table-row table:style-name="ro4">
          <table:table-cell table:style-name="ce2" table:number-columns-repeated="2"/>
          <table:table-cell table:number-columns-repeated="3"/>
        </table:table-row>
      </table:table>
      <table:named-expressions/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.00.0000</text:date>, <text:time style:data-style-name="N2" text:time-value="19:26:07.2494713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math xmlns="http://www.w3.org/1998/Math/MathML" display="block">
  <semantics>
    <mrow>
      <mtable>
        <mtr>
          <mtd>
            <mrow>
              <mn>1</mn>
              <mrow>
                <mstyle color="red">
                  <mrow>
                    <mo stretchy="false">−</mo>
                    <mn>3</mn>
                  </mrow>
                </mstyle>
                <mo stretchy="false">=</mo>
                <mrow>
                  <mo stretchy="false">−</mo>
                  <mn>2</mn>
                </mrow>
              </mrow>
            </mrow>
          </mtd>
          <mtd>
            <mn>0</mn>
          </mtd>
          <mtd>
            <mrow>
              <mo stretchy="false">−</mo>
              <mn>4</mn>
            </mrow>
          </mtd>
        </mtr>
        <mtr>
          <mtd>
            <mn>1</mn>
          </mtd>
          <mtd>
            <mrow>
              <mn>4</mn>
              <mrow>
                <mstyle color="red">
                  <mrow>
                    <mo stretchy="false">−</mo>
                    <mn>3</mn>
                  </mrow>
                </mstyle>
                <mo stretchy="false">=</mo>
                <mn>1</mn>
              </mrow>
            </mrow>
          </mtd>
          <mtd>
            <mn>0</mn>
          </mtd>
        </mtr>
        <mtr>
          <mtd>
            <mn>0</mn>
          </mtd>
          <mtd>
            <mn>1</mn>
          </mtd>
          <mtd>
            <mrow>
              <mn>1</mn>
              <mrow>
                <mstyle color="red">
                  <mrow>
                    <mo stretchy="false">−</mo>
                    <mn>3</mn>
                  </mrow>
                </mstyle>
                <mo stretchy="false">=</mo>
                <mrow>
                  <mo stretchy="false">−</mo>
                  <mn>2</mn>
                </mrow>
              </mrow>
            </mrow>
          </mtd>
        </mtr>
      </mtable>
      <mtable>
        <mtr>
          <mtd>
            <mrow>
              <mtext> |</mtext>
              <mn>0</mn>
            </mrow>
          </mtd>
        </mtr>
        <mtr>
          <mtd>
            <mrow>
              <mtext> |</mtext>
              <mn>0</mn>
            </mrow>
          </mtd>
        </mtr>
        <mtr>
          <mtd>
            <mrow>
              <mtext> |</mtext>
              <mn>0</mn>
            </mrow>
          </mtd>
        </mtr>
      </mtable>
      <mspace width="10em"/>
      <mrow>
        <mi mathvariant="italic">III</mi>
        <mo stretchy="false">−</mo>
        <mi mathvariant="italic">II</mi>
      </mrow>
    </mrow>
    <annotation encoding="StarMath 5.0">matrix {1 color red{-3} =-2 #0#-4##1#4color red{-3} =1 #0##0#1#1color red{-3} =-2 } stack{ " |"0 #" |"0#" |"0 }  ~~~~~III-II</annotation>
  </semantics>
</math>
</file>

<file path=Object 62/content.xml><?xml version="1.0" encoding="utf-8"?>
<math xmlns="http://www.w3.org/1998/Math/MathML" display="block">
  <semantics>
    <mrow>
      <mtable>
        <mtr>
          <mtd>
            <mrow>
              <mrow>
                <mspace width="4em"/>
                <mo stretchy="false">−</mo>
                <mn>2</mn>
              </mrow>
              <mspace width="16em"/>
            </mrow>
          </mtd>
          <mtd>
            <mn>0</mn>
          </mtd>
          <mtd>
            <mrow>
              <mspace width="12em"/>
              <mo stretchy="false">−</mo>
              <mn>4</mn>
            </mrow>
          </mtd>
        </mtr>
        <mtr>
          <mtd>
            <mrow>
              <mrow>
                <mo stretchy="false">−</mo>
                <mn>1</mn>
              </mrow>
              <mspace width="10em"/>
            </mrow>
          </mtd>
          <mtd>
            <mn>0</mn>
          </mtd>
          <mtd>
            <mrow>
              <mspace width="12em"/>
              <mo stretchy="false">−</mo>
              <mn>2</mn>
            </mrow>
          </mtd>
        </mtr>
      </mtable>
      <mtable>
        <mtr>
          <mtd>
            <mrow>
              <mtext> |</mtext>
              <mn>0</mn>
            </mrow>
          </mtd>
        </mtr>
        <mtr>
          <mtd>
            <mrow>
              <mtext> |</mtext>
              <mn>0</mn>
            </mrow>
          </mtd>
        </mtr>
      </mtable>
      <mrow>
        <mspace width="4em"/>
        <mo stretchy="false">=</mo>
        <mtext>&gt;</mtext>
      </mrow>
      <mspace width="2em"/>
      <mrow>
        <msub>
          <mi>x</mi>
          <mn>3</mn>
        </msub>
        <mo stretchy="false">=</mo>
        <mi>t</mi>
      </mrow>
      <mspace width="2em"/>
      <mrow>
        <msub>
          <mi>x</mi>
          <mn>1</mn>
        </msub>
        <mo stretchy="false">=</mo>
        <mrow>
          <mo stretchy="false">−</mo>
          <mn>2</mn>
        </mrow>
      </mrow>
      <mi>t</mi>
      <mspace width="2em"/>
      <mrow>
        <msub>
          <mi>x</mi>
          <mn>2</mn>
        </msub>
        <mo stretchy="false">=</mo>
        <mn>2</mn>
      </mrow>
      <mi>t</mi>
      <mspace width="4em"/>
      <mi mathvariant="italic">wähle</mi>
      <mspace width="2em"/>
      <mrow>
        <mi>t</mi>
        <mo stretchy="false">≠</mo>
        <mn>0</mn>
        <mo stretchy="false">=</mo>
        <mtext>&gt;</mtext>
      </mrow>
      <mi>z</mi>
      <mn>.</mn>
      <mi>B</mi>
      <mn>.</mn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matrix {~~-2~~~~~~~~#0#~~~~~~-4##-1~~~~~#0 #~~~~~~-2} stack{ " |"0 #" |"0}  ~~="&gt;" ~x_3 =t~x_1 =-2t~ x_2 = 2t ~~wähle ~t &lt;&gt; 0 ="&gt;" z.B. left ( stack{ 2 # -2 #1 }  right )</annotation>
  </semantics>
</math>
</file>

<file path=Object 63/content.xml><?xml version="1.0" encoding="utf-8"?>
<math xmlns="http://www.w3.org/1998/Math/MathML" display="block">
  <semantics>
    <mrow>
      <mover>
        <mo stretchy="false">∑</mo>
        <mi mathvariant="normal">∞</mi>
      </mover>
      <msub>
        <mi>a</mi>
        <mi>n</mi>
      </msub>
    </mrow>
    <annotation encoding="StarMath 5.0">sum to infinity  a_n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row>
          <mi>f</mi>
          <mi>'</mi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n>2</mn>
            <mi>!</mi>
          </mrow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n>2</mn>
      </msup>
      <mn>...</mn>
      <mstyle color="fuchsia">
        <mrow>
          <mfrac>
            <mrow>
              <msup>
                <mi>f</mi>
                <mrow>
                  <mo fence="true" stretchy="false">(</mo>
                  <mrow>
                    <mi>k</mi>
                  </mrow>
                  <mo fence="true" stretchy="false">)</mo>
                </mrow>
              </msup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>k</mi>
              <mi>!</mi>
            </mrow>
          </mfrac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k</mi>
          </msup>
        </mrow>
      </mstyle>
    </mrow>
    <annotation encoding="StarMath 5.0">f( x_0 ) + {f'( x_0 )}( x-x_0 ) + {f''( x_0 )} over {2!}( x-x_0 )^2  ... color magenta{{f^( k )( x_0 )}over{ k! }( x-x_0 )^k}</annotation>
  </semantics>
</math>
</file>

<file path=Object 65/content.xml><?xml version="1.0" encoding="utf-8"?>
<math xmlns="http://www.w3.org/1998/Math/MathML" display="block">
  <semantics>
    <mrow>
      <msup>
        <mi>e</mi>
        <mi>x</mi>
      </msup>
      <mo stretchy="false">=</mo>
      <mrow>
        <mn>1</mn>
        <mo stretchy="false">+</mo>
        <mi>x</mi>
        <mo stretchy="false">+</mo>
        <mfrac>
          <msup>
            <mi>x</mi>
            <mn>2</mn>
          </msup>
          <mn>2</mn>
        </mfrac>
        <mo stretchy="false">+</mo>
        <mfrac>
          <msup>
            <mi>x</mi>
            <mn>3</mn>
          </msup>
          <mn>6</mn>
        </mfrac>
        <mo stretchy="false">+</mo>
        <mn>...</mn>
        <mo stretchy="false">+</mo>
        <mfrac>
          <msup>
            <mi>x</mi>
            <mi>k</mi>
          </msup>
          <mtext>k!</mtext>
        </mfrac>
      </mrow>
    </mrow>
    <annotation encoding="StarMath 5.0">e^x = 1 +x +x^2 over 2 +x^3 over 6 + ... + x^k over "k!"</annotation>
  </semantics>
</math>
</file>

<file path=Object 66/content.xml><?xml version="1.0" encoding="utf-8"?>
<math xmlns="http://www.w3.org/1998/Math/MathML" display="block">
  <semantics>
    <mrow>
      <mi>sin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frac>
            <msup>
              <mi>x</mi>
              <mn>3</mn>
            </msup>
            <mn>6</mn>
          </mfrac>
          <mo stretchy="false">+</mo>
          <mn>...</mn>
          <mo stretchy="false">±</mo>
          <mfrac>
            <msup>
              <mi>x</mi>
              <mrow>
                <mn>2</mn>
                <mrow>
                  <mi>k</mi>
                  <mo stretchy="false">+</mo>
                  <mn>1</mn>
                </mrow>
              </mrow>
            </msup>
            <mtext>(2k+1)!</mtext>
          </mfrac>
        </mrow>
      </mrow>
    </mrow>
    <annotation encoding="StarMath 5.0">sin(x) = x - x^3 over 6 + ... +- x^{2k+1} over "(2k+1)!"</annotation>
  </semantics>
</math>
</file>

<file path=Object 67/content.xml><?xml version="1.0" encoding="utf-8"?>
<math xmlns="http://www.w3.org/1998/Math/MathML" display="block">
  <semantics>
    <mrow>
      <mi mathvariant="italic">cosx</mi>
      <mo stretchy="false">=</mo>
      <mrow>
        <mn>1</mn>
        <mo stretchy="false">−</mo>
        <mfrac>
          <msup>
            <mi>x</mi>
            <mn>2</mn>
          </msup>
          <mn>2</mn>
        </mfrac>
        <mo stretchy="false">+</mo>
        <mn>...</mn>
        <mo stretchy="false">±</mo>
        <mfrac>
          <msup>
            <mi>x</mi>
            <mrow>
              <mn>2</mn>
              <mi>k</mi>
            </mrow>
          </msup>
          <mtext>2k!</mtext>
        </mfrac>
      </mrow>
    </mrow>
    <annotation encoding="StarMath 5.0">cosx = 1 -x^2 over 2 + ... +- x^2k over "2k!"</annotation>
  </semantics>
</math>
</file>

<file path=Object 68/content.xml><?xml version="1.0" encoding="utf-8"?>
<math xmlns="http://www.w3.org/1998/Math/MathML" display="block">
  <semantics>
    <mrow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  <mtext>hat</mtext>
      <mi mathvariant="italic">die</mi>
      <mi mathvariant="italic">Lösungen</mi>
      <mrow>
        <msub>
          <mi>x</mi>
          <mrow>
            <mn>1</mn>
            <mo stretchy="false">/</mo>
            <mn>2</mn>
          </mrow>
        </msub>
        <mo stretchy="false">=</mo>
        <mfrac>
          <mrow>
            <mrow>
              <mo stretchy="false">−</mo>
              <mi>b</mi>
            </mrow>
            <mo stretchy="false">±</mo>
            <msqrt>
              <mrow>
                <mrow>
                  <msup>
                    <mi>b</mi>
                    <mn>2</mn>
                  </msup>
                  <mo stretchy="false">−</mo>
                  <mn>4</mn>
                </mrow>
                <mi mathvariant="italic">ac</mi>
              </mrow>
            </msqrt>
          </mrow>
          <mrow>
            <mn>2</mn>
            <mi>a</mi>
          </mrow>
        </mfrac>
      </mrow>
    </mrow>
    <annotation encoding="StarMath 5.0">ax^2 +bx +c =0 "hat" die Lösungen x_{ 1/2 }= { -b +- sqrt {b^2 -4ac }} over {2a}</annotation>
  </semantics>
</math>
</file>

<file path=Object 69/content.xml><?xml version="1.0" encoding="utf-8"?>
<math xmlns="http://www.w3.org/1998/Math/MathML" display="block">
  <semantics>
    <mrow>
      <munder accentunder="true">
        <mstyle color="fuchsia">
          <mrow>
            <mi mathvariant="italic">Stelle</mi>
            <mrow>
              <mo fence="true" stretchy="false">(</mo>
              <mrow>
                <mn>1,2</mn>
              </mrow>
              <mo fence="true" stretchy="false">)</mo>
            </mrow>
          </mrow>
        </mstyle>
        <mo>̲</mo>
      </munder>
      <mi mathvariant="normal">:</mi>
      <mrow>
        <mi>f</mi>
        <mo stretchy="false">=</mo>
        <mn>3</mn>
      </mrow>
      <mrow>
        <msup>
          <mi>x</mi>
          <mn>3</mn>
        </msup>
        <mo stretchy="false">+</mo>
        <mn>5</mn>
      </mrow>
      <mrow>
        <mi mathvariant="italic">xy</mi>
        <mo stretchy="false">−</mo>
        <msup>
          <mi>y</mi>
          <mn>2</mn>
        </msup>
      </mrow>
      <munder accentunder="true">
        <mstyle color="fuchsia">
          <mrow>
            <mtext>=&gt;</mtext>
            <mn>6</mn>
          </mrow>
        </mstyle>
        <mo>̲</mo>
      </munder>
      <mspace width="4em"/>
      <mrow>
        <mi mathvariant="italic">fx</mi>
        <mo stretchy="false">=</mo>
        <mn>9</mn>
      </mrow>
      <mrow>
        <msup>
          <mi>x</mi>
          <mn>2</mn>
        </msup>
        <mo stretchy="false">+</mo>
        <mn>5</mn>
      </mrow>
      <mi>y</mi>
      <munder accentunder="true">
        <mstyle color="fuchsia">
          <mrow>
            <mtext>=&gt;</mtext>
            <mn>19</mn>
          </mrow>
        </mstyle>
        <mo>̲</mo>
      </munder>
      <mspace width="4em"/>
      <mrow>
        <mi mathvariant="italic">fy</mi>
        <mo stretchy="false">=</mo>
        <mn>5</mn>
      </mrow>
      <mrow>
        <mi>x</mi>
        <mo stretchy="false">−</mo>
        <mn>2</mn>
      </mrow>
      <mi>y</mi>
      <munder accentunder="true">
        <mstyle color="fuchsia">
          <mrow>
            <mtext>=&gt;</mtext>
            <mo stretchy="false">−</mo>
            <mn>5</mn>
          </mrow>
        </mstyle>
        <mo>̲</mo>
      </munder>
    </mrow>
    <annotation encoding="StarMath 5.0">underline { Color Magenta{Stelle (1,2)}}:f=3x^3 +5 xy -y^2 underline { color magenta{"=&gt;" 6}}~~fx=9x^2+5y underline {color magenta{"=&gt;" 19}} ~~ fy = 5x-2y underline {color magenta{"=&gt;" -5}}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i>g</mi>
        </mrow>
        <mo fence="true" stretchy="false">)</mo>
      </mrow>
      <mrow>
        <mi>'</mi>
        <mo stretchy="false">=</mo>
        <mstyle color="aqua">
          <mi>f</mi>
        </mstyle>
      </mrow>
      <mi>'</mi>
      <mrow>
        <mrow>
          <mo fence="true" stretchy="false">(</mo>
          <mrow>
            <mstyle color="red">
              <mi>g</mi>
            </mstyle>
          </mrow>
          <mo fence="true" stretchy="false">)</mo>
        </mrow>
        <mo stretchy="false">∗</mo>
        <mstyle color="aqua">
          <mi>g</mi>
        </mstyle>
      </mrow>
      <mi>'</mi>
      <mi>;</mi>
      <mi mathvariant="italic">Nachleiten</mi>
    </mrow>
    <annotation encoding="StarMath 5.0">f( g )' = color cyan f'( color red g )* color cyan g' ; Nachleiten </annotation>
  </semantics>
</math>
</file>

<file path=Object 70/content.xml><?xml version="1.0" encoding="utf-8"?>
<math xmlns="http://www.w3.org/1998/Math/MathML" display="block">
  <semantics>
    <mrow>
      <mi>T</mi>
      <mrow>
        <mrow>
          <mo fence="true" stretchy="false">(</mo>
          <mrow>
            <mn>1,2</mn>
          </mrow>
          <mo fence="true" stretchy="false">)</mo>
        </mrow>
        <mo stretchy="false">=</mo>
        <mrow>
          <mn>6</mn>
          <mo stretchy="false">+</mo>
          <mn>19</mn>
        </mrow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−</mo>
        <mn>5</mn>
      </mrow>
      <mrow>
        <mo fence="true" stretchy="false">(</mo>
        <mrow>
          <mrow>
            <mi>y</mi>
            <mo stretchy="false">−</mo>
            <mn>2</mn>
          </mrow>
        </mrow>
        <mo fence="true" stretchy="false">)</mo>
      </mrow>
    </mrow>
    <annotation encoding="StarMath 5.0">T( 1,2 ) = 6 + 19( x-1 ) -5( y-2 )</annotation>
  </semantics>
</math>
</file>

<file path=Object 71/content.xml><?xml version="1.0" encoding="utf-8"?>
<math xmlns="http://www.w3.org/1998/Math/MathML" display="block">
  <semantics>
    <mrow>
      <mrow>
        <mrow>
          <mfrac>
            <mn>1</mn>
            <msqrt>
              <mrow>
                <mn>1</mn>
                <mo stretchy="false">+</mo>
                <msup>
                  <mrow>
                    <mo fence="true" stretchy="false">(</mo>
                    <mrow>
                      <mn>19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n>5</mn>
                      </mrow>
                    </mrow>
                    <mo fence="true" stretchy="false">)</mo>
                  </mrow>
                  <mn>2</mn>
                </msup>
              </mrow>
            </msqrt>
          </mfrac>
          <mo stretchy="false">∗</mo>
          <mrow>
            <mo fence="true" stretchy="true">(</mo>
            <mrow>
              <mtable>
                <mtr>
                  <mtd>
                    <mrow>
                      <mo stretchy="false">−</mo>
                      <mn>19</mn>
                    </mrow>
                  </mtd>
                </mtr>
                <mtr>
                  <mtd>
                    <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5</mn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frac>
          <mn>1</mn>
          <msqrt>
            <mn>387</mn>
          </msqrt>
        </mfrac>
      </mrow>
      <mrow>
        <mo fence="true" stretchy="true">(</mo>
        <mrow>
          <mtable>
            <mtr>
              <mtd>
                <mrow>
                  <mo stretchy="false">−</mo>
                  <mn>19</mn>
                </mrow>
              </mtd>
            </mtr>
            <mtr>
              <mtd>
                <mn>5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1 over sqrt { 1 + (19)^2 + (-5)^2 } * left ( matrix { -19 ## - (-5) ## 1 }  right )= 1 over sqrt 387 left ( matrix { -19 ## 5 ## 1 }  right )</annotation>
  </semantics>
</math>
</file>

<file path=Object 72/content.xml><?xml version="1.0" encoding="utf-8"?>
<math xmlns="http://www.w3.org/1998/Math/MathML" display="block">
  <semantics>
    <mtable>
      <mtr>
        <mtd>
          <mrow>
            <mtext>aus fx: </mtext>
            <mn>9</mn>
            <mrow>
              <msup>
                <mi>x</mi>
                <mn>2</mn>
              </msup>
              <mo stretchy="false">+</mo>
              <mn>5</mn>
            </mrow>
            <mrow>
              <mi>y</mi>
              <mo stretchy="false">=</mo>
              <mn>0</mn>
            </mrow>
          </mrow>
        </mtd>
      </mtr>
      <mtr>
        <mtd>
          <mrow>
            <mtext>aus fy: </mtext>
            <mn>5</mn>
            <mrow>
              <mi>x</mi>
              <mo stretchy="false">−</mo>
              <mn>2</mn>
            </mrow>
            <mrow>
              <mi>y</mi>
              <mo stretchy="false">=</mo>
              <mn>0</mn>
            </mrow>
          </mrow>
        </mtd>
      </mtr>
    </mtable>
    <annotation encoding="StarMath 5.0">stack{ "aus fx: " 9x^2+5y =0 #"aus fy: " 5x -2y =0 }</annotation>
  </semantics>
</math>
</file>

<file path=Object 73/content.xml><?xml version="1.0" encoding="utf-8"?>
<math xmlns="http://www.w3.org/1998/Math/MathML" display="block">
  <semantics>
    <mstyle mathvariant="bold">
      <mrow>
        <msubsup>
          <mi>x</mi>
          <mi>n</mi>
          <mrow>
            <mo fence="true" stretchy="false">(</mo>
            <mrow>
              <mi>p</mi>
            </mrow>
            <mo fence="true" stretchy="false">)</mo>
          </mrow>
        </msubsup>
        <mo stretchy="false">=</mo>
        <mtext/>
      </mrow>
    </mstyle>
    <annotation encoding="StarMath 5.0">bold {x_{n} ^(p) = ""}</annotation>
  </semantics>
</math>
</file>

<file path=Object 74/content.xml><?xml version="1.0" encoding="utf-8"?>
<math xmlns="http://www.w3.org/1998/Math/MathML" display="block">
  <semantics>
    <mrow>
      <msup>
        <mi mathvariant="normal">α</mi>
        <mi>n</mi>
      </msup>
      <msup>
        <mi>n</mi>
        <mn>2</mn>
      </msup>
    </mrow>
    <annotation encoding="StarMath 5.0"> %alpha ^n n^2</annotation>
  </semantics>
</math>
</file>

<file path=Object 75/content.xml><?xml version="1.0" encoding="utf-8"?>
<math xmlns="http://www.w3.org/1998/Math/MathML" display="block">
  <semantics>
    <mrow>
      <msup>
        <mi mathvariant="normal">α</mi>
        <mi>n</mi>
      </msup>
      <mi>n</mi>
    </mrow>
    <annotation encoding="StarMath 5.0">%alpha ^n n </annotation>
  </semantics>
</math>
</file>

<file path=Object 76/content.xml><?xml version="1.0" encoding="utf-8"?>
<math xmlns="http://www.w3.org/1998/Math/MathML" display="block">
  <semantics>
    <msup>
      <mi mathvariant="normal">α</mi>
      <mi>n</mi>
    </msup>
    <annotation encoding="StarMath 5.0">%alpha ^n </annotation>
  </semantics>
</math>
</file>

<file path=Object 77/content.xml><?xml version="1.0" encoding="utf-8"?>
<math xmlns="http://www.w3.org/1998/Math/MathML" display="block">
  <semantics>
    <mrow>
      <msub>
        <mi mathvariant="normal">λ</mi>
        <mi>k</mi>
      </msub>
      <mo stretchy="false">=</mo>
      <mi mathvariant="normal">α</mi>
    </mrow>
    <annotation encoding="StarMath 5.0">%lambda _k = %alpha </annotation>
  </semantics>
</math>
</file>

<file path=Object 78/content.xml><?xml version="1.0" encoding="utf-8"?>
<math xmlns="http://www.w3.org/1998/Math/MathML" display="block">
  <semantics>
    <mrow>
      <mtable>
        <mtr>
          <mtd>
            <mrow>
              <mn>1.</mn>
              <mi mathvariant="italic">Richtungsvektoren</mi>
              <mi>m</mi>
              <mn>1,</mn>
              <mi>m</mi>
              <mn>2</mn>
              <mi mathvariant="italic">bestimmen</mi>
            </mrow>
          </mtd>
        </mtr>
        <mtr>
          <mtd>
            <mrow>
              <mo fence="true" stretchy="false">(</mo>
              <mrow>
                <mrow>
                  <mi mathvariant="italic">Differenz</mi>
                  <mi mathvariant="italic">zweier</mi>
                  <mi mathvariant="italic">Geradenpunkte</mi>
                </mrow>
              </mrow>
              <mo fence="true" stretchy="false">)</mo>
            </mrow>
          </mtd>
        </mtr>
      </mtable>
      <mspace width="38em"/>
      <mrow>
        <mover accent="true">
          <msub>
            <mi>m</mi>
            <mn>1</mn>
          </msub>
          <mo stretchy="false">⃗</mo>
        </mover>
        <mo stretchy="false">=</mo>
        <mrow>
          <mover accent="true">
            <mi>b</mi>
            <mo stretchy="false">⃗</mo>
          </mover>
          <mo stretchy="false">−</mo>
          <mover accent="true">
            <mi>a</mi>
            <mo stretchy="false">⃗</mo>
          </mover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i>;</mi>
      <mspace width="2em"/>
      <mrow>
        <mover accent="true">
          <msub>
            <mi>m</mi>
            <mn>2</mn>
          </msub>
          <mo stretchy="false">⃗</mo>
        </mover>
        <mo stretchy="false">=</mo>
        <mrow>
          <mover accent="true">
            <mi>c</mi>
            <mo stretchy="false">⃗</mo>
          </mover>
          <mo stretchy="false">−</mo>
          <mover accent="true">
            <mi>a</mi>
            <mo stretchy="false">⃗</mo>
          </mover>
        </mrow>
        <mo stretchy="false">=</mo>
        <mrow>
          <mo fence="true" stretchy="true">(</mo>
          <mrow>
            <mtable>
              <mtr>
                <mtd>
                  <mn>6</mn>
                </mtd>
              </mtr>
              <mtr>
                <mtd>
                  <mn>4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  <mi>;</mi>
    </mrow>
    <annotation encoding="StarMath 5.0">binom {1. Richtungsvektoren m1, m2 bestimmen} (Differenz zweier Geradenpunkte)~~~~~~~~~~~~~~~~~~~
vec m_1 = vec b -vec a= left (  stack {2#2#2}right  ); ~ vec m_2 = vec c -vec a= left (  stack {6#4#5}right  );</annotation>
  </semantics>
</math>
</file>

<file path=Object 79/content.xml><?xml version="1.0" encoding="utf-8"?>
<math xmlns="http://www.w3.org/1998/Math/MathML" display="block">
  <semantics>
    <mrow>
      <mrow>
        <mover accent="true">
          <mi>n</mi>
          <mo stretchy="false">⃗</mo>
        </mover>
        <mo stretchy="false">=</mo>
        <mrow>
          <mfrac>
            <mn>1</mn>
            <mrow>
              <mo fence="true" stretchy="true">|</mo>
              <mrow>
                <mrow>
                  <mover accent="true">
                    <msub>
                      <mi>m</mi>
                      <mn>1</mn>
                    </msub>
                    <mo stretchy="false">⃗</mo>
                  </mover>
                  <mi>x</mi>
                  <mover accent="true">
                    <msub>
                      <mi>m</mi>
                      <mn>2</mn>
                    </msub>
                    <mo stretchy="false">⃗</mo>
                  </mover>
                </mrow>
              </mrow>
              <mo fence="true" stretchy="true">|</mo>
            </mrow>
          </mfrac>
          <mo stretchy="false">∗</mo>
          <mrow>
            <mover accent="true">
              <msub>
                <mi>m</mi>
                <mn>1</mn>
              </msub>
              <mo stretchy="false">⃗</mo>
            </mover>
            <mi>x</mi>
            <mover accent="true">
              <msub>
                <mi>m</mi>
                <mn>2</mn>
              </msub>
              <mo stretchy="false">⃗</mo>
            </mover>
          </mrow>
        </mrow>
        <mo stretchy="false">=</mo>
        <mfrac>
          <mn>1</mn>
          <msqrt>
            <mn>24</mn>
          </msqrt>
        </mfrac>
      </mrow>
      <mrow>
        <mo fence="true" stretchy="true">(</mo>
        <mrow>
          <mtable>
            <mtr>
              <mtd>
                <mn>2</mn>
              </mtd>
            </mtr>
            <mtr>
              <mtd>
                <mn>2</mn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vec n = 1 over abs{ vec m_1 x vec m_2 } *{ vec m_1 x vec m_2  }= 1 over sqrt 24 left (  stack{ 2 #2#-4 } right )</annotation>
  </semantics>
</math>
</file>

<file path=Object 8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 AB )^T = B^T A^T</annotation>
  </semantics>
</math>
</file>

<file path=Object 80/content.xml><?xml version="1.0" encoding="utf-8"?>
<math xmlns="http://www.w3.org/1998/Math/MathML" display="block">
  <semantics>
    <mover accent="true">
      <mi>n</mi>
      <mo stretchy="false">⃗</mo>
    </mover>
    <annotation encoding="StarMath 5.0">vec n
</annotation>
  </semantics>
</math>
</file>

<file path=Object 81/content.xml><?xml version="1.0" encoding="utf-8"?>
<math xmlns="http://www.w3.org/1998/Math/MathML" display="block">
  <semantics>
    <mrow>
      <mrow>
        <mi>d</mi>
        <mo stretchy="false">=</mo>
        <mrow>
          <mover accent="true">
            <mi>n</mi>
            <mo stretchy="false">⃗</mo>
          </mover>
          <mo stretchy="false">⋅</mo>
          <mover accent="true">
            <mi>a</mi>
            <mo stretchy="false">⃗</mo>
          </mover>
        </mrow>
        <mo stretchy="false">=</mo>
        <mfrac>
          <mn>1</mn>
          <msqrt>
            <mn>24</mn>
          </msqrt>
        </mfrac>
      </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  <mtr>
                  <mtd>
                    <mrow>
                      <mo stretchy="false">−</mo>
                      <mn>4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)</mo>
          </mrow>
        </mrow>
        <mo stretchy="false">=</mo>
        <mrow>
          <mfrac>
            <mn>1</mn>
            <msqrt>
              <mn>24</mn>
            </msqrt>
          </mfrac>
          <mo stretchy="false">∗</mo>
          <mrow>
            <mo fence="true" stretchy="false">(</mo>
            <mrow>
              <mrow>
                <mo stretchy="false">−</mo>
                <mn>6</mn>
              </mrow>
            </mrow>
            <mo fence="true" stretchy="false">)</mo>
          </mrow>
        </mrow>
        <mo stretchy="false">=</mo>
        <mfrac>
          <mrow>
            <mo stretchy="false">−</mo>
            <msqrt>
              <mn>6</mn>
            </msqrt>
          </mrow>
          <mn>2</mn>
        </mfrac>
      </mrow>
    </mrow>
    <annotation encoding="StarMath 5.0">d = vec n cdot vec a = 1 over sqrt 24 left (  stack{ 2 #2#-4 } right ) cdot left (  stack{1 #2 #3} right ) = 1 over sqrt 24 * (-6)= -sqrt6 over2</annotation>
  </semantics>
</math>
</file>

<file path=Object 82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)</mo>
          </mrow>
          <mo stretchy="false">+</mo>
          <mi>t</mi>
        </mrow>
      </mrow>
      <mrow>
        <mo fence="true" stretchy="true">(</mo>
        <mrow>
          <mtable>
            <mtr>
              <mtd>
                <mn>2</mn>
              </mtd>
            </mtr>
            <mtr>
              <mtd>
                <mn>2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vec x = left (  stack{1 #2 #3} right ) +t left (  stack {2#2#2}right  )</annotation>
  </semantics>
</math>
</file>

<file path=Object 83/content.xml><?xml version="1.0" encoding="utf-8"?>
<math xmlns="http://www.w3.org/1998/Math/MathML" display="block">
  <semantics>
    <mrow>
      <mfrac>
        <mn>1</mn>
        <msqrt>
          <mn>24</mn>
        </msqrt>
      </mfrac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2</mn>
                  </mtd>
                </mtr>
                <mtr>
                  <mtd>
                    <mrow>
                      <mo stretchy="false">−</mo>
                      <mn>4</mn>
                    </mrow>
                  </mtd>
                </mtr>
              </mtable>
            </mrow>
            <mo fence="true" stretchy="true">)</mo>
          </mrow>
          <mo stretchy="false">⋅</mo>
          <mover accent="true">
            <mi>x</mi>
            <mo stretchy="false">⃗</mo>
          </mover>
        </mrow>
        <mo stretchy="false">=</mo>
        <mfrac>
          <mrow>
            <mo stretchy="false">−</mo>
            <msqrt>
              <mn>6</mn>
            </msqrt>
          </mrow>
          <mn>2</mn>
        </mfrac>
      </mrow>
    </mrow>
    <annotation encoding="StarMath 5.0">1 over sqrt 24 left (  stack{ 2 #2#-4 } right ) cdot vec x =  -sqrt6 over2</annotation>
  </semantics>
</math>
</file>

<file path=Object 84/content.xml><?xml version="1.0" encoding="utf-8"?>
<math xmlns="http://www.w3.org/1998/Math/MathML" display="block">
  <semantics>
    <mrow>
      <mover accent="true">
        <mi>n</mi>
        <mo stretchy="false">⃗</mo>
      </mover>
      <mo stretchy="false">=</mo>
      <mfrac>
        <mrow>
          <mi mathvariant="italic">senkrechter</mi>
          <mi mathvariant="italic">Vektor</mi>
          <mi mathvariant="italic">zur</mi>
          <mi mathvariant="italic">Ebene</mi>
        </mrow>
        <mrow>
          <mi mathvariant="italic">Länge</mi>
          <mi mathvariant="italic">dieses</mi>
          <mi mathvariant="italic">Vektors</mi>
        </mrow>
      </mfrac>
    </mrow>
    <annotation encoding="StarMath 5.0">vec n = {senkrechter Vektor zur Ebene }over{ Länge dieses Vektors	}
</annotation>
  </semantics>
</math>
</file>

<file path=Object 85/content.xml><?xml version="1.0" encoding="utf-8"?>
<math xmlns="http://www.w3.org/1998/Math/MathML" display="block">
  <semantics>
    <mrow>
      <mrow>
        <mover accent="true">
          <msub>
            <mi>m</mi>
            <mn>1</mn>
          </msub>
          <mo stretchy="false">⃗</mo>
        </mover>
        <mo stretchy="false">=</mo>
        <mrow>
          <mover accent="true">
            <mi>b</mi>
            <mo stretchy="false">⃗</mo>
          </mover>
          <mo stretchy="false">−</mo>
          <mover accent="true">
            <mi>a</mi>
            <mo stretchy="false">⃗</mo>
          </mover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i>;</mi>
      <mspace width="2em"/>
      <mrow>
        <mover accent="true">
          <msub>
            <mi>m</mi>
            <mn>2</mn>
          </msub>
          <mo stretchy="false">⃗</mo>
        </mover>
        <mo stretchy="false">=</mo>
        <mrow>
          <mover accent="true">
            <mi>c</mi>
            <mo stretchy="false">⃗</mo>
          </mover>
          <mo stretchy="false">−</mo>
          <mover accent="true">
            <mi>a</mi>
            <mo stretchy="false">⃗</mo>
          </mover>
        </mrow>
        <mo stretchy="false">=</mo>
        <mrow>
          <mo fence="true" stretchy="true">(</mo>
          <mrow>
            <mtable>
              <mtr>
                <mtd>
                  <mn>6</mn>
                </mtd>
              </mtr>
              <mtr>
                <mtd>
                  <mn>4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  <mi>;</mi>
    </mrow>
    <annotation encoding="StarMath 5.0">vec m_1 = vec b -vec a= left (  stack {2#2#2}right  ); ~ vec m_2 = vec c -vec a= left (  stack {6#4#5}right  );</annotation>
  </semantics>
</math>
</file>

<file path=Object 8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sup>
            <mrow>
              <mo fence="true" stretchy="false">(</mo>
              <mrow>
                <mrow>
                  <mn>3</mn>
                  <mrow>
                    <mi>x</mi>
                    <mo stretchy="false">−</mo>
                    <mn>11</mn>
                  </mrow>
                </mrow>
              </mrow>
              <mo fence="true" stretchy="false">)</mo>
            </mrow>
            <mi>n</mi>
          </msup>
          <mrow>
            <mn>11</mn>
            <mi>n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</mfrac>
      </mrow>
      <mi>;</mi>
      <mspace width="6em"/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over>
              <mover>
                <mrow>
                  <mo fence="true" stretchy="true">|</mo>
                  <mrow>
                    <mfrac>
                      <msup>
                        <mrow>
                          <mo fence="true" stretchy="false">(</mo>
                          <mrow>
                            <mrow>
                              <mn>3</mn>
                              <mrow>
                                <mi>x</mi>
                                <mo stretchy="false">−</mo>
                                <mn>11</mn>
                              </mrow>
                            </mrow>
                          </mrow>
                          <mo fence="true" stretchy="false">)</mo>
                        </mrow>
                        <mstyle color="aqua">
                          <mrow>
                            <mi>n</mi>
                            <mo stretchy="false">+</mo>
                            <mn>1</mn>
                          </mrow>
                        </mstyle>
                      </msup>
                      <mrow>
                        <mstyle color="red">
                          <mrow>
                            <mn>11</mn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style>
                        <mrow>
                          <mo fence="true" stretchy="false">(</mo>
                          <mrow>
                            <mrow>
                              <mi>n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true">⏞</mo>
              </mover>
              <msub>
                <mi>a</mi>
                <mrow>
                  <mi>n</mi>
                  <mo stretchy="false">+</mo>
                  <mn>1</mn>
                </mrow>
              </msub>
            </mover>
            <mover>
              <mover>
                <mrow>
                  <mo fence="true" stretchy="true">|</mo>
                  <mrow>
                    <mfrac>
                      <mrow>
                        <mstyle color="red">
                          <mn>11</mn>
                        </mstyle>
                        <mi>n</mi>
                        <mstyle color="red">
                          <mrow>
                            <mo fence="true" stretchy="fals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style>
                      </mrow>
                      <mstyle color="aqua">
                        <msup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1</mn>
                                </mrow>
                              </mrow>
                            </mrow>
                            <mo fence="true" stretchy="false">)</mo>
                          </mrow>
                          <mi>n</mi>
                        </msup>
                      </mstyle>
                    </mfrac>
                  </mrow>
                  <mo fence="true" stretchy="true">|</mo>
                </mrow>
                <mo stretchy="true">⏞</mo>
              </mover>
              <mfrac>
                <mn>1</mn>
                <msub>
                  <mi>a</mi>
                  <mi>n</mi>
                </msub>
              </mfrac>
            </mover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stretchy="true">|</mo>
            <mrow>
              <mfrac>
                <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1</mn>
                        </mrow>
                      </mrow>
                    </mrow>
                    <mo fence="true" stretchy="false">)</mo>
                  </mrow>
                  <mi>n</mi>
                </mrow>
                <mrow>
                  <mo fence="true" stretchy="false">(</mo>
                  <mrow>
                    <mrow>
                      <mi>n</mi>
                      <mo stretchy="false">+</mo>
                      <mn>2</mn>
                    </mrow>
                  </mrow>
                  <mo fence="true" stretchy="false">)</mo>
                </mrow>
              </mfrac>
            </mrow>
            <mo fence="true" stretchy="true">|</mo>
          </mrow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stretchy="true">|</mo>
            <mrow>
              <mfrac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+</mo>
                      <mfrac>
                        <mn>2</mn>
                        <mi>n</mi>
                      </mfrac>
                    </mrow>
                  </mrow>
                  <mo fence="true" stretchy="false">)</mo>
                </mrow>
              </mfrac>
            </mrow>
            <mo fence="true" stretchy="true">|</mo>
          </mrow>
        </mrow>
        <mo stretchy="false">=</mo>
        <mrow>
          <mo fence="true" stretchy="true">|</mo>
          <mrow>
            <mrow>
              <mn>3</mn>
              <mrow>
                <mi>x</mi>
                <mo stretchy="false">−</mo>
                <mn>11</mn>
              </mrow>
            </mrow>
          </mrow>
          <mo fence="true" stretchy="true">|</mo>
        </mrow>
      </mrow>
    </mrow>
    <annotation encoding="StarMath 5.0">sum from n =1 to infinity {(3x-11  )^n over {11n( n+1 )}};~~~

lim from {n toward infinity} 

{ abs{ (3x-11  )^color cyan {n+1} over {color red{11(n+1)}( n+2 )}} overbrace {a_{n+1}} {abs{{color red11 n color red( n+1 )} over color cyan{(3x-11  )^n}}}overbrace{1 over a_n}}

= lim from { n toward infinity } abs{ {(3x-11)n} over (n+2) } = lim from { n toward infinity } abs{ {(3x-11) } over (1+2 over n) } = abs{ 3x-11 }</annotation>
  </semantics>
</math>
</file>

<file path=Object 8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  <mtr>
                  <mtd>
                    <mn>3</mn>
                  </mtd>
                </mtr>
              </mtable>
            </mrow>
            <mo fence="true" stretchy="true">)</mo>
          </mrow>
          <mo stretchy="false">+</mo>
          <mi>s</mi>
        </mrow>
      </mrow>
      <mrow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2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i>t</mi>
      </mrow>
      <mrow>
        <mo fence="true" stretchy="true">(</mo>
        <mrow>
          <mtable>
            <mtr>
              <mtd>
                <mn>6</mn>
              </mtd>
            </mtr>
            <mtr>
              <mtd>
                <mn>4</mn>
              </mtd>
            </mtr>
            <mtr>
              <mtd>
                <mn>5</mn>
              </mtd>
            </mtr>
          </mtable>
        </mrow>
        <mo fence="true" stretchy="true">)</mo>
      </mrow>
      <mi>;</mi>
    </mrow>
    <annotation encoding="StarMath 5.0">vec x = left (  stack{1 #2 #3} right ) +s left (  stack {2#2#2}right  )+t left (  stack {6#4#5}right  );</annotation>
  </semantics>
</math>
</file>

<file path=Object 88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3</mn>
                </mtd>
              </mtr>
            </mtable>
          </mrow>
          <mo fence="true" stretchy="true">)</mo>
        </mrow>
      </mrow>
      <mrow>
        <mi>b</mi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4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  <mrow>
        <mi>c</mi>
        <mo stretchy="false">=</mo>
        <mrow>
          <mo fence="true" stretchy="true">(</mo>
          <mrow>
            <mtable>
              <mtr>
                <mtd>
                  <mn>7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</mtable>
          </mrow>
          <mo fence="true" stretchy="true">)</mo>
        </mrow>
      </mrow>
    </mrow>
    <annotation encoding="StarMath 5.0">a= left (  stack{1 #2 #3} right ) b= left (  stack{3 #4 #5} right ) c=  left (  stack{7 #6 #8} right )</annotation>
  </semantics>
</math>
</file>

<file path=Object 89/content.xml><?xml version="1.0" encoding="utf-8"?>
<math xmlns="http://www.w3.org/1998/Math/MathML" display="block">
  <semantics>
    <mtable>
      <mtr>
        <mtd>
          <mrow>
            <mspace width="4em"/>
            <mrow>
              <mrow>
                <mo fence="true" stretchy="true">|</mo>
                <mrow>
                  <mrow>
                    <mn>3</mn>
                    <mrow>
                      <mi>x</mi>
                      <mo stretchy="false">−</mo>
                      <mn>11</mn>
                    </mrow>
                  </mrow>
                </mrow>
                <mo fence="true" stretchy="true">|</mo>
              </mrow>
              <mo stretchy="false">&lt;</mo>
              <mn>1</mn>
            </mrow>
          </mrow>
        </mtd>
      </mtr>
      <mtr>
        <mtd>
          <mrow>
            <mrow>
              <mrow>
                <mo stretchy="false">⇔</mo>
                <mo stretchy="false">−</mo>
                <mn>1</mn>
              </mrow>
              <mo stretchy="false">&lt;</mo>
              <mn>3</mn>
            </mrow>
            <mrow>
              <mrow>
                <mi>x</mi>
                <mo stretchy="false">−</mo>
                <mn>11</mn>
              </mrow>
              <mo stretchy="false">&lt;</mo>
              <mn>1</mn>
            </mrow>
          </mrow>
        </mtd>
      </mtr>
      <mtr>
        <mtd>
          <mrow>
            <mo stretchy="false">⇔</mo>
            <mspace width="6em"/>
            <mrow>
              <mn>10</mn>
              <mo stretchy="false">&lt;</mo>
              <mn>3</mn>
            </mrow>
            <mrow>
              <mi>x</mi>
              <mo stretchy="false">&lt;</mo>
              <mn>12</mn>
            </mrow>
          </mrow>
        </mtd>
      </mtr>
      <mtr>
        <mtd>
          <mrow>
            <mo stretchy="false">⇔</mo>
            <mspace width="10em"/>
            <mrow>
              <mfrac>
                <mn>10</mn>
                <mn>3</mn>
              </mfrac>
              <mo stretchy="false">&lt;</mo>
              <mi>x</mi>
              <mo stretchy="false">&lt;</mo>
              <mn>4</mn>
            </mrow>
          </mrow>
        </mtd>
      </mtr>
    </mtable>
    <annotation encoding="StarMath 5.0">~~abs { 3x-11 } &lt;1  newline dlrarrow -1 &lt; 3x -11 &lt; 1 newline dlrarrow ~~~10 &lt; 3x &lt;12 newline dlrarrow~~~~~ 10 over 3 &lt; x &lt; 4 </annotation>
  </semantics>
</math>
</file>

<file path=Object 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a</mi>
            <mo stretchy="false">⃗</mo>
          </mover>
          <mo stretchy="false">+</mo>
          <mi>t</mi>
        </mrow>
      </mrow>
      <mover accent="true">
        <mi>m</mi>
        <mo stretchy="false">⃗</mo>
      </mover>
      <mspace width="8em"/>
      <mrow>
        <mover accent="true">
          <mi>a</mi>
          <mo stretchy="false">⃗</mo>
        </mover>
        <mo stretchy="false">=</mo>
        <mi mathvariant="italic">Punkt</mi>
      </mrow>
      <mi mathvariant="italic">der</mi>
      <mi mathvariant="italic">geraden</mi>
      <mi>,</mi>
      <mspace width="4em"/>
      <mrow>
        <mover accent="true">
          <mi>m</mi>
          <mo stretchy="false">⃗</mo>
        </mover>
        <mo stretchy="false">=</mo>
        <mi mathvariant="italic">Richtung</mi>
      </mrow>
      <mrow>
        <mo fence="true" stretchy="false">(</mo>
        <mrow>
          <mrow>
            <mi mathvariant="italic">differenz</mi>
            <mi mathvariant="italic">zweier</mi>
            <mi mathvariant="italic">Geradenpunkte</mi>
          </mrow>
        </mrow>
        <mo fence="true" stretchy="false">)</mo>
      </mrow>
    </mrow>
    <annotation encoding="StarMath 5.0">vec x = vec a + t vec m  ~~~~ vec a = Punkt der geraden, ~~vec m = Richtung( differenz zweier Geradenpunkte )</annotation>
  </semantics>
</math>
</file>

<file path=Object 90/content.xml><?xml version="1.0" encoding="utf-8"?>
<math xmlns="http://www.w3.org/1998/Math/MathML" display="block"/>
</file>

<file path=Object 91/content.xml><?xml version="1.0" encoding="utf-8"?>
<math xmlns="http://www.w3.org/1998/Math/MathML" display="block">
  <semantics>
    <mrow>
      <mrow>
        <msubsup>
          <mi>x</mi>
          <mi>n</mi>
          <mrow>
            <mo fence="true" stretchy="false">(</mo>
            <mrow>
              <mi>h</mi>
            </mrow>
            <mo fence="true" stretchy="false">)</mo>
          </mrow>
        </msubsup>
        <mo stretchy="false">=</mo>
        <msub>
          <mi>c</mi>
          <mn>1</mn>
        </msub>
      </mrow>
      <mrow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i>n</mi>
        </msup>
        <mo stretchy="false">+</mo>
        <msub>
          <mi>c</mi>
          <mn>2</mn>
        </msub>
      </mrow>
      <msup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  <mi>n</mi>
      </msup>
    </mrow>
    <annotation encoding="StarMath 5.0"> x_n ^(h)= c_1 (-2)^n +c_2 (-4)^n</annotation>
  </semantics>
</math>
</file>

<file path=Object 92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style color="aqua">
          <mrow>
            <mo fence="true" stretchy="false">(</mo>
            <mrow>
              <mrow>
                <msup>
                  <mn>3</mn>
                  <mi>n</mi>
                </msup>
                <mi>n</mi>
              </mrow>
            </mrow>
            <mo fence="true" stretchy="false">)</mo>
          </mrow>
        </mstyle>
      </mrow>
    </mrow>
    <annotation encoding="StarMath 5.0">f(n) = color cyan (3^n n)</annotation>
  </semantics>
</math>
</file>

<file path=Object 93/content.xml><?xml version="1.0" encoding="utf-8"?>
<math xmlns="http://www.w3.org/1998/Math/MathML" display="block">
  <semantics>
    <mrow>
      <msubsup>
        <mi>x</mi>
        <mi>n</mi>
        <mrow>
          <mo fence="true" stretchy="false">(</mo>
          <mrow>
            <mi>p</mi>
          </mrow>
          <mo fence="true" stretchy="false">)</mo>
        </mrow>
      </msubsup>
      <mo stretchy="false">=</mo>
      <mrow>
        <msup>
          <mn>3</mn>
          <mi>n</mi>
        </msup>
        <mo stretchy="false">∗</mo>
        <mrow>
          <mo fence="true" stretchy="false">(</mo>
          <mrow>
            <mrow>
              <mi mathvariant="italic">an</mi>
              <mo stretchy="false">+</mo>
              <mi>b</mi>
            </mrow>
          </mrow>
          <mo fence="true" stretchy="false">)</mo>
        </mrow>
      </mrow>
    </mrow>
    <annotation encoding="StarMath 5.0">x_n ^( p) = 3^n * ( an +b)</annotation>
  </semantics>
</math>
</file>

<file path=Object 94/content.xml><?xml version="1.0" encoding="utf-8"?>
<math xmlns="http://www.w3.org/1998/Math/MathML" display="block">
  <semantics>
    <mrow>
      <mi mathvariant="normal">α</mi>
      <mo stretchy="false">=</mo>
      <mn>3</mn>
      <mo stretchy="false">∉</mo>
      <mover>
        <mover>
          <mrow>
            <mo fence="true" stretchy="false">{</mo>
            <mrow>
              <mrow>
                <mrow>
                  <mo stretchy="false">−</mo>
                  <mn>2,</mn>
                </mrow>
                <mo stretchy="false">−</mo>
                <mn>4</mn>
              </mrow>
            </mrow>
            <mo fence="true" stretchy="false">}</mo>
          </mrow>
          <mo stretchy="true">⏞</mo>
        </mover>
        <mrow>
          <msub>
            <mi mathvariant="normal">λ</mi>
            <mn>1</mn>
          </msub>
          <mi>,</mi>
          <msub>
            <mi mathvariant="normal">λ</mi>
            <mn>2</mn>
          </msub>
          <mi mathvariant="italic">siehe</mi>
          <mn>1.</mn>
        </mrow>
      </mover>
    </mrow>
    <annotation encoding="StarMath 5.0">%alpha = 3 notin {  lbrace -2,-4 rbrace  } overbrace {%lambda_1 , %lambda_2  siehe 1.} </annotation>
  </semantics>
</math>
</file>

<file path=Object 95/content.xml><?xml version="1.0" encoding="utf-8"?>
<math xmlns="http://www.w3.org/1998/Math/MathML" display="block">
  <semantics>
    <mrow>
      <msubsup>
        <mi>x</mi>
        <mi>n</mi>
        <mrow>
          <mo fence="true" stretchy="false">(</mo>
          <mrow>
            <mi>p</mi>
          </mrow>
          <mo fence="true" stretchy="false">)</mo>
        </mrow>
      </msubsup>
      <mo stretchy="false">=</mo>
      <mrow>
        <msup>
          <mn>3</mn>
          <mi>n</mi>
        </msup>
        <mo stretchy="false">∗</mo>
        <mrow>
          <mo fence="true" stretchy="false">(</mo>
          <mrow>
            <mrow>
              <mi mathvariant="italic">an</mi>
              <mo stretchy="false">+</mo>
              <mi>b</mi>
            </mrow>
          </mrow>
          <mo fence="true" stretchy="false">)</mo>
        </mrow>
      </mrow>
    </mrow>
    <annotation encoding="StarMath 5.0">x_n ^( p) = 3^n * ( an +b)</annotation>
  </semantics>
</math>
</file>

<file path=Object 96/content.xml><?xml version="1.0" encoding="utf-8"?>
<math xmlns="http://www.w3.org/1998/Math/MathML" display="block">
  <semantics>
    <mrow>
      <mrow>
        <msubsup>
          <mi>x</mi>
          <mrow>
            <mi>n</mi>
            <mo stretchy="false">+</mo>
            <mn>1</mn>
          </mrow>
          <mrow>
            <mo fence="true" stretchy="false">(</mo>
            <mrow>
              <mi>p</mi>
            </mrow>
            <mo fence="true" stretchy="false">)</mo>
          </mrow>
        </msubsup>
        <mo stretchy="false">=</mo>
        <mrow>
          <msup>
            <mn>3</mn>
            <mi>n</mi>
          </msup>
          <mo stretchy="false">∗</mo>
          <mn>3</mn>
        </mrow>
      </mrow>
      <mrow>
        <mo fence="true" stretchy="false">(</mo>
        <mrow>
          <mrow>
            <mi mathvariant="italic">an</mi>
            <mo stretchy="false">+</mo>
            <mi>a</mi>
            <mo stretchy="false">+</mo>
            <mi>b</mi>
          </mrow>
        </mrow>
        <mo fence="true" stretchy="false">)</mo>
      </mrow>
    </mrow>
    <annotation encoding="StarMath 5.0">x_{n+1} ^( p) = 3^n * 3( an+ a +b)</annotation>
  </semantics>
</math>
</file>

<file path=Object 97/content.xml><?xml version="1.0" encoding="utf-8"?>
<math xmlns="http://www.w3.org/1998/Math/MathML" display="block">
  <semantics>
    <mrow>
      <mrow>
        <msubsup>
          <mi>x</mi>
          <mrow>
            <mi>n</mi>
            <mo stretchy="false">+</mo>
            <mn>2</mn>
          </mrow>
          <mrow>
            <mo fence="true" stretchy="false">(</mo>
            <mrow>
              <mi>p</mi>
            </mrow>
            <mo fence="true" stretchy="false">)</mo>
          </mrow>
        </msubsup>
        <mo stretchy="false">=</mo>
        <mrow>
          <msup>
            <mn>3</mn>
            <mi>n</mi>
          </msup>
          <mo stretchy="false">∗</mo>
          <msup>
            <mn>3</mn>
            <mn>2</mn>
          </msup>
        </mrow>
      </mrow>
      <mrow>
        <mo fence="true" stretchy="false">(</mo>
        <mrow>
          <mrow>
            <mrow>
              <mi mathvariant="italic">an</mi>
              <mo stretchy="false">+</mo>
              <mn>2</mn>
            </mrow>
            <mrow>
              <mi>a</mi>
              <mo stretchy="false">+</mo>
              <mi>b</mi>
            </mrow>
          </mrow>
        </mrow>
        <mo fence="true" stretchy="false">)</mo>
      </mrow>
    </mrow>
    <annotation encoding="StarMath 5.0">x_{n+2} ^( p) = 3^n * 3^2( an+ 2a +b)</annotation>
  </semantics>
</math>
</file>

<file path=Object 98/content.xml><?xml version="1.0" encoding="utf-8"?>
<math xmlns="http://www.w3.org/1998/Math/MathML" display="block">
  <semantics>
    <mrow>
      <mrow>
        <msup>
          <mn>3</mn>
          <mi>n</mi>
        </msup>
        <mo stretchy="false">∗</mo>
        <msup>
          <mn>3</mn>
          <mn>2</mn>
        </msup>
      </mrow>
      <mrow>
        <mo fence="true" stretchy="false">(</mo>
        <mrow>
          <mrow>
            <mrow>
              <mi mathvariant="italic">an</mi>
              <mo stretchy="false">+</mo>
              <mn>2</mn>
            </mrow>
            <mrow>
              <mi>a</mi>
              <mo stretchy="false">+</mo>
              <mi>b</mi>
            </mrow>
          </mrow>
        </mrow>
        <mo fence="true" stretchy="false">)</mo>
      </mrow>
      <mrow>
        <mstyle color="green">
          <mrow>
            <mo stretchy="false">−</mo>
            <mn>6</mn>
          </mrow>
        </mstyle>
        <mo stretchy="false">∗</mo>
        <msup>
          <mn>3</mn>
          <mi>n</mi>
        </msup>
        <mo stretchy="false">∗</mo>
        <mn>3</mn>
      </mrow>
      <mrow>
        <mrow>
          <mrow>
            <mo fence="true" stretchy="false">(</mo>
            <mrow>
              <mrow>
                <mi mathvariant="italic">an</mi>
                <mo stretchy="false">+</mo>
                <mi>a</mi>
                <mo stretchy="false">+</mo>
                <mi>b</mi>
              </mrow>
            </mrow>
            <mo fence="true" stretchy="false">)</mo>
          </mrow>
          <mo stretchy="false">+</mo>
          <mrow>
            <mstyle color="green">
              <mn>8</mn>
            </mstyle>
            <mo stretchy="false">∗</mo>
            <msup>
              <mn>3</mn>
              <mi>n</mi>
            </msup>
            <mo stretchy="false">∗</mo>
            <mrow>
              <mo fence="true" stretchy="false">(</mo>
              <mrow>
                <mrow>
                  <mi mathvariant="italic">an</mi>
                  <mo stretchy="false">+</mo>
                  <mi>b</mi>
                </mrow>
              </mrow>
              <mo fence="true" stretchy="false">)</mo>
            </mrow>
          </mrow>
        </mrow>
        <mo stretchy="false">=</mo>
        <mstyle color="aqua">
          <mrow>
            <mo fence="true" stretchy="false">(</mo>
            <mrow>
              <mrow>
                <msup>
                  <mn>3</mn>
                  <mi>n</mi>
                </msup>
                <mi>n</mi>
              </mrow>
            </mrow>
            <mo fence="true" stretchy="false">)</mo>
          </mrow>
        </mstyle>
      </mrow>
      <mspace width="4em"/>
      <mtext>|</mtext>
      <mi mathvariant="normal">:</mi>
      <msup>
        <mn>3</mn>
        <mi>n</mi>
      </msup>
    </mrow>
    <annotation encoding="StarMath 5.0">3^n * 3^2( an+ 2a +b) color green{-6} * 3^n * 3( an+ a +b) + color green 8 * 3^n * ( an +b) 	 = color cyan (3^n n)~~"|":3^n</annotation>
  </semantics>
</math>
</file>

<file path=Object 99/content.xml><?xml version="1.0" encoding="utf-8"?>
<math xmlns="http://www.w3.org/1998/Math/MathML" display="block">
  <semantics>
    <mrow>
      <mrow>
        <mrow>
          <munder accentunder="true">
            <mrow>
              <mo stretchy="false">−</mo>
              <mi mathvariant="italic">an</mi>
            </mrow>
            <mo>̲</mo>
          </munder>
          <mo stretchy="false">−</mo>
          <mi>b</mi>
        </mrow>
        <mo stretchy="false">=</mo>
        <munder accentunder="true">
          <mrow>
            <mstyle color="blue">
              <mn>1</mn>
            </mstyle>
            <mi>n</mi>
          </mrow>
          <mo>̲</mo>
        </munder>
      </mrow>
      <mstyle color="blue">
        <mrow>
          <mo stretchy="false">+</mo>
          <mn>0</mn>
        </mrow>
      </mstyle>
    </mrow>
    <annotation encoding="StarMath 5.0">underline {-an} - b = underline {color blue {1}  n} color blue +0</annotation>
  </semantics>
</math>
</file>